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5957in"/>
    </style:style>
    <style:style style:name="co4" style:family="table-column">
      <style:table-column-properties fo:break-before="auto" style:column-width="0.8402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0.3618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5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6">
      <style:table-cell-properties fo:padding="0.028in"/>
    </style:style>
    <style:style style:name="ce45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8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29"/>
        <table:table-column table:style-name="co5" table:default-cell-style-name="ce29"/>
        <table:table-column table:style-name="co6" table:default-cell-style-name="ce5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2"/>
        <table:table-column table:style-name="co13" table:default-cell-style-name="ce77"/>
        <table:table-column table:style-name="co14" table:default-cell-style-name="ce9"/>
        <table:table-column table:style-name="co15" table:default-cell-style-name="ce74"/>
        <table:table-column table:style-name="co16" table:default-cell-style-name="ce74"/>
        <table:table-column table:style-name="co17" table:default-cell-style-name="ce77"/>
        <table:table-column table:style-name="co18" table:default-cell-style-name="ce87"/>
        <table:table-column table:style-name="co19" table:default-cell-style-name="ce74"/>
        <table:table-column table:style-name="co20" table:default-cell-style-name="ce74"/>
        <table:table-column table:style-name="co21" table:default-cell-style-name="ce74"/>
        <table:table-column table:style-name="co22" table:number-columns-repeated="2" table:default-cell-style-name="ce74"/>
        <table:table-column table:style-name="co23" table:default-cell-style-name="ce77"/>
        <table:table-column table:style-name="co24" table:default-cell-style-name="ce52"/>
        <table:table-column table:style-name="co25" table:default-cell-style-name="ce96"/>
        <table:table-column table:style-name="co26" table:default-cell-style-name="ce94"/>
        <table:table-column table:style-name="co27" table:number-columns-repeated="230" table:default-cell-style-name="ce74"/>
        <table:table-column table:style-name="co27" table:number-columns-repeated="767" table:default-cell-style-name="Default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2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9" office:value-type="string" calcext:value-type="string">
            <text:p>the highest</text:p>
          </table:table-cell>
          <table:table-cell table:style-name="ce9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9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9" office:value-type="string" calcext:value-type="string">
            <text:p>in EIDA = 1</text:p>
          </table:table-cell>
          <table:table-cell table:style-name="ce9" office:value-type="string" calcext:value-type="string">
            <text:p>node / data</text:p>
          </table:table-cell>
          <table:table-cell table:style-name="ce9" office:value-type="string" calcext:value-type="string">
            <text:p>in StBook=1</text:p>
          </table:table-cell>
          <table:table-cell table:style-name="ce9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9"/>
          <table:table-cell table:style-name="ce90"/>
          <table:table-cell table:number-columns-repeated="998"/>
        </table:table-row>
        <table:table-row table:style-name="ro1">
          <table:table-cell table:style-name="ce2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9" office:value-type="string" calcext:value-type="string">
            <text:p>available if more</text:p>
          </table:table-cell>
          <table:table-cell table:style-name="ce9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9" office:value-type="string" calcext:value-type="string">
            <text:p>no=0</text:p>
          </table:table-cell>
          <table:table-cell table:style-name="ce9" office:value-type="string" calcext:value-type="string">
            <text:p>not in EIDA = 0</text:p>
          </table:table-cell>
          <table:table-cell table:style-name="ce9" office:value-type="string" calcext:value-type="string">
            <text:p>center</text:p>
          </table:table-cell>
          <table:table-cell table:style-name="ce9" office:value-type="string" calcext:value-type="string">
            <text:p>not in StBook=0</text:p>
          </table:table-cell>
          <table:table-cell table:style-name="ce9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9"/>
          <table:table-cell table:style-name="ce90"/>
          <table:table-cell table:number-columns-repeated="998"/>
        </table:table-row>
        <table:table-row table:style-name="ro1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01</text:p>
          </table:table-cell>
          <table:table-cell table:style-name="ce1" office:value-type="float" office:value="41.285234" calcext:value-type="float">
            <text:p>41.285234</text:p>
          </table:table-cell>
          <table:table-cell table:style-name="ce1" office:value-type="float" office:value="23.290622" calcext:value-type="float">
            <text:p>23.290622</text:p>
          </table:table-cell>
          <table:table-cell table:style-name="ce6" office:value-type="float" office:value="219" calcext:value-type="float">
            <text:p>219</text:p>
          </table:table-cell>
          <table:table-cell table:style-name="ce11" office:value-type="string" calcext:value-type="string">
            <text:p>Neo Petritsi, Serres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02</text:p>
          </table:table-cell>
          <table:table-cell table:style-name="ce1" office:value-type="float" office:value="41.159824" calcext:value-type="float">
            <text:p>41.159824</text:p>
          </table:table-cell>
          <table:table-cell table:style-name="ce1" office:value-type="float" office:value="24.159552" calcext:value-type="float">
            <text:p>24.159552</text:p>
          </table:table-cell>
          <table:table-cell table:style-name="ce6" office:value-type="float" office:value="238" calcext:value-type="float">
            <text:p>238</text:p>
          </table:table-cell>
          <table:table-cell table:style-name="ce11" office:value-type="string" calcext:value-type="string">
            <text:p>Dram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03</text:p>
          </table:table-cell>
          <table:table-cell table:style-name="ce1" office:value-type="float" office:value="41.149776" calcext:value-type="float">
            <text:p>41.149776</text:p>
          </table:table-cell>
          <table:table-cell table:style-name="ce1" office:value-type="float" office:value="24.882464" calcext:value-type="float">
            <text:p>24.882464</text:p>
          </table:table-cell>
          <table:table-cell table:style-name="ce6" office:value-type="float" office:value="296" calcext:value-type="float">
            <text:p>296</text:p>
          </table:table-cell>
          <table:table-cell table:style-name="ce11" office:value-type="string" calcext:value-type="string">
            <text:p>Xanthi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04</text:p>
          </table:table-cell>
          <table:table-cell table:style-name="ce1" office:value-type="float" office:value="40.980426" calcext:value-type="float">
            <text:p>40.980426</text:p>
          </table:table-cell>
          <table:table-cell table:style-name="ce1" office:value-type="float" office:value="24.96409" calcext:value-type="float">
            <text:p>24.96409</text:p>
          </table:table-cell>
          <table:table-cell table:style-name="ce6" office:value-type="float" office:value="143" calcext:value-type="float">
            <text:p>143</text:p>
          </table:table-cell>
          <table:table-cell table:style-name="ce11" office:value-type="string" calcext:value-type="string">
            <text:p>Abder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05</text:p>
          </table:table-cell>
          <table:table-cell table:style-name="ce1" office:value-type="float" office:value="40.868657" calcext:value-type="float">
            <text:p>40.868657</text:p>
          </table:table-cell>
          <table:table-cell table:style-name="ce1" office:value-type="float" office:value="25.598931" calcext:value-type="float">
            <text:p>25.598931</text:p>
          </table:table-cell>
          <table:table-cell table:style-name="ce6" office:value-type="float" office:value="69" calcext:value-type="float">
            <text:p>69</text:p>
          </table:table-cell>
          <table:table-cell table:style-name="ce11" office:value-type="string" calcext:value-type="string">
            <text:p>Maronia-Sapes, Petrot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06</text:p>
          </table:table-cell>
          <table:table-cell table:style-name="ce1" office:value-type="float" office:value="41.33885" calcext:value-type="float">
            <text:p>41.33885</text:p>
          </table:table-cell>
          <table:table-cell table:style-name="ce1" office:value-type="float" office:value="26.271823" calcext:value-type="float">
            <text:p>26.271823</text:p>
          </table:table-cell>
          <table:table-cell table:style-name="ce6" office:value-type="float" office:value="277" calcext:value-type="float">
            <text:p>277</text:p>
          </table:table-cell>
          <table:table-cell table:style-name="ce11" office:value-type="string" calcext:value-type="string">
            <text:p>Mavrokklisi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07</text:p>
          </table:table-cell>
          <table:table-cell table:style-name="ce1" office:value-type="float" office:value="40.784455" calcext:value-type="float">
            <text:p>40.784455</text:p>
          </table:table-cell>
          <table:table-cell table:style-name="ce1" office:value-type="float" office:value="22.020757" calcext:value-type="float">
            <text:p>22.020757</text:p>
          </table:table-cell>
          <table:table-cell table:style-name="ce6" office:value-type="float" office:value="506" calcext:value-type="float">
            <text:p>506</text:p>
          </table:table-cell>
          <table:table-cell table:style-name="ce11" office:value-type="string" calcext:value-type="string">
            <text:p>Mesimeri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09</text:p>
          </table:table-cell>
          <table:table-cell table:style-name="ce1" office:value-type="float" office:value="40.660191" calcext:value-type="float">
            <text:p>40.660191</text:p>
          </table:table-cell>
          <table:table-cell table:style-name="ce1" office:value-type="float" office:value="23.687219" calcext:value-type="float">
            <text:p>23.687219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string" calcext:value-type="string">
            <text:p>Rentin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10</text:p>
          </table:table-cell>
          <table:table-cell table:style-name="ce1" office:value-type="float" office:value="40.48323" calcext:value-type="float">
            <text:p>40.48323</text:p>
          </table:table-cell>
          <table:table-cell table:style-name="ce1" office:value-type="float" office:value="21.594281" calcext:value-type="float">
            <text:p>21.594281</text:p>
          </table:table-cell>
          <table:table-cell table:style-name="ce6" office:value-type="float" office:value="781" calcext:value-type="float">
            <text:p>781</text:p>
          </table:table-cell>
          <table:table-cell table:style-name="ce11" office:value-type="string" calcext:value-type="string">
            <text:p>Kriovrisi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11</text:p>
          </table:table-cell>
          <table:table-cell table:style-name="ce1" office:value-type="float" office:value="40.522773" calcext:value-type="float">
            <text:p>40.522773</text:p>
          </table:table-cell>
          <table:table-cell table:style-name="ce1" office:value-type="float" office:value="22.189651" calcext:value-type="float">
            <text:p>22.189651</text:p>
          </table:table-cell>
          <table:table-cell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Veroi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12</text:p>
          </table:table-cell>
          <table:table-cell table:style-name="ce1" office:value-type="float" office:value="40.470873" calcext:value-type="float">
            <text:p>40.470873</text:p>
          </table:table-cell>
          <table:table-cell table:style-name="ce1" office:value-type="float" office:value="22.541959" calcext:value-type="float">
            <text:p>22.541959</text:p>
          </table:table-cell>
          <table:table-cell table:style-name="ce6" office:value-type="float" office:value="130" calcext:value-type="float">
            <text:p>130</text:p>
          </table:table-cell>
          <table:table-cell table:style-name="ce11" office:value-type="string" calcext:value-type="string">
            <text:p>Katachas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13</text:p>
          </table:table-cell>
          <table:table-cell table:style-name="ce1" office:value-type="float" office:value="40.351632" calcext:value-type="float">
            <text:p>40.351632</text:p>
          </table:table-cell>
          <table:table-cell table:style-name="ce1" office:value-type="float" office:value="23.185904" calcext:value-type="float">
            <text:p>23.185904</text:p>
          </table:table-cell>
          <table:table-cell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Katsika, Petralon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14</text:p>
          </table:table-cell>
          <table:table-cell table:style-name="ce1" office:value-type="float" office:value="39.900044" calcext:value-type="float">
            <text:p>39.900044</text:p>
          </table:table-cell>
          <table:table-cell table:style-name="ce1" office:value-type="float" office:value="20.578799" calcext:value-type="float">
            <text:p>20.578799</text:p>
          </table:table-cell>
          <table:table-cell table:style-name="ce6" office:value-type="float" office:value="570" calcext:value-type="float">
            <text:p>570</text:p>
          </table:table-cell>
          <table:table-cell table:style-name="ce11" office:value-type="string" calcext:value-type="string">
            <text:p>Dolian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15</text:p>
          </table:table-cell>
          <table:table-cell table:style-name="ce1" office:value-type="float" office:value="39.940931" calcext:value-type="float">
            <text:p>39.940931</text:p>
          </table:table-cell>
          <table:table-cell table:style-name="ce1" office:value-type="float" office:value="21.047022" calcext:value-type="float">
            <text:p>21.047022</text:p>
          </table:table-cell>
          <table:table-cell table:style-name="ce6" office:value-type="float" office:value="1016" calcext:value-type="float">
            <text:p>1016</text:p>
          </table:table-cell>
          <table:table-cell table:style-name="ce11" office:value-type="string" calcext:value-type="string">
            <text:p>Vouvous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16</text:p>
          </table:table-cell>
          <table:table-cell table:style-name="ce1" office:value-type="float" office:value="40.041597" calcext:value-type="float">
            <text:p>40.041597</text:p>
          </table:table-cell>
          <table:table-cell table:style-name="ce1" office:value-type="float" office:value="21.938318" calcext:value-type="float">
            <text:p>21.938318</text:p>
          </table:table-cell>
          <table:table-cell table:style-name="ce6" office:value-type="float" office:value="1101" calcext:value-type="float">
            <text:p>1101</text:p>
          </table:table-cell>
          <table:table-cell table:style-name="ce11" office:value-type="string" calcext:value-type="string">
            <text:p>Livadero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17</text:p>
          </table:table-cell>
          <table:table-cell table:style-name="ce1" office:value-type="float" office:value="39.733743" calcext:value-type="float">
            <text:p>39.733743</text:p>
          </table:table-cell>
          <table:table-cell table:style-name="ce1" office:value-type="float" office:value="21.630671" calcext:value-type="float">
            <text:p>21.630671</text:p>
          </table:table-cell>
          <table:table-cell table:style-name="ce6" office:value-type="float" office:value="493" calcext:value-type="float">
            <text:p>493</text:p>
          </table:table-cell>
          <table:table-cell table:style-name="ce11" office:value-type="string" calcext:value-type="string">
            <text:p>Meteora, Kalambak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18</text:p>
          </table:table-cell>
          <table:table-cell table:style-name="ce1" office:value-type="float" office:value="39.728109" calcext:value-type="float">
            <text:p>39.728109</text:p>
          </table:table-cell>
          <table:table-cell table:style-name="ce1" office:value-type="float" office:value="22.668355" calcext:value-type="float">
            <text:p>22.668355</text:p>
          </table:table-cell>
          <table:table-cell table:style-name="ce6" office:value-type="float" office:value="1031" calcext:value-type="float">
            <text:p>1031</text:p>
          </table:table-cell>
          <table:table-cell table:style-name="ce11" office:value-type="string" calcext:value-type="string">
            <text:p>Lakeri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2" office:value-type="float" office:value="39.425709" calcext:value-type="float">
            <text:p>39.425709</text:p>
          </table:table-cell>
          <table:table-cell table:style-name="ce2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2" office:value-type="float" office:value="39.404692" calcext:value-type="float">
            <text:p>39.404692</text:p>
          </table:table-cell>
          <table:table-cell table:style-name="ce2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20</text:p>
          </table:table-cell>
          <table:table-cell table:style-name="ce1" office:value-type="float" office:value="39.235059" calcext:value-type="float">
            <text:p>39.235059</text:p>
          </table:table-cell>
          <table:table-cell table:style-name="ce1" office:value-type="float" office:value="21.746351" calcext:value-type="float">
            <text:p>21.746351</text:p>
          </table:table-cell>
          <table:table-cell table:style-name="ce6" office:value-type="float" office:value="836" calcext:value-type="float">
            <text:p>836</text:p>
          </table:table-cell>
          <table:table-cell table:style-name="ce11" office:value-type="string" calcext:value-type="string">
            <text:p>Itamos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21</text:p>
          </table:table-cell>
          <table:table-cell table:style-name="ce1" office:value-type="float" office:value="39.372623" calcext:value-type="float">
            <text:p>39.372623</text:p>
          </table:table-cell>
          <table:table-cell table:style-name="ce1" office:value-type="float" office:value="22.513179" calcext:value-type="float">
            <text:p>22.513179</text:p>
          </table:table-cell>
          <table:table-cell table:style-name="ce6" office:value-type="float" office:value="366" calcext:value-type="float">
            <text:p>366</text:p>
          </table:table-cell>
          <table:table-cell table:style-name="ce11" office:value-type="string" calcext:value-type="string">
            <text:p>Thetidio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22</text:p>
          </table:table-cell>
          <table:table-cell table:style-name="ce1" office:value-type="float" office:value="39.089484" calcext:value-type="float">
            <text:p>39.089484</text:p>
          </table:table-cell>
          <table:table-cell table:style-name="ce1" office:value-type="float" office:value="22.826363" calcext:value-type="float">
            <text:p>22.826363</text:p>
          </table:table-cell>
          <table:table-cell table:style-name="ce6" office:value-type="float" office:value="333" calcext:value-type="float">
            <text:p>333</text:p>
          </table:table-cell>
          <table:table-cell table:style-name="ce11" office:value-type="string" calcext:value-type="string">
            <text:p>Monastery Panagia Xenia, Sourpi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23</text:p>
          </table:table-cell>
          <table:table-cell table:style-name="ce1" office:value-type="float" office:value="38.807616" calcext:value-type="float">
            <text:p>38.807616</text:p>
          </table:table-cell>
          <table:table-cell table:style-name="ce1" office:value-type="float" office:value="23.229" calcext:value-type="float">
            <text:p>23.229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string" calcext:value-type="string">
            <text:p>Rovies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24</text:p>
          </table:table-cell>
          <table:table-cell table:style-name="ce1" office:value-type="float" office:value="38.688703" calcext:value-type="float">
            <text:p>38.688703</text:p>
          </table:table-cell>
          <table:table-cell table:style-name="ce1" office:value-type="float" office:value="22.194394" calcext:value-type="float">
            <text:p>22.194394</text:p>
          </table:table-cell>
          <table:table-cell table:style-name="ce6" office:value-type="float" office:value="893" calcext:value-type="float">
            <text:p>893</text:p>
          </table:table-cell>
          <table:table-cell table:style-name="ce11" office:value-type="string" calcext:value-type="string">
            <text:p>Mousounits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26</text:p>
          </table:table-cell>
          <table:table-cell table:style-name="ce1" office:value-type="float" office:value="38.399989" calcext:value-type="float">
            <text:p>38.399989</text:p>
          </table:table-cell>
          <table:table-cell table:style-name="ce1" office:value-type="float" office:value="23.410702" calcext:value-type="float">
            <text:p>23.410702</text:p>
          </table:table-cell>
          <table:table-cell table:style-name="ce6" office:value-type="float" office:value="782" calcext:value-type="float">
            <text:p>782</text:p>
          </table:table-cell>
          <table:table-cell table:style-name="ce11" office:value-type="string" calcext:value-type="string">
            <text:p>Sagmata Monastery, Thev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27</text:p>
          </table:table-cell>
          <table:table-cell table:style-name="ce1" office:value-type="float" office:value="38.182439" calcext:value-type="float">
            <text:p>38.182439</text:p>
          </table:table-cell>
          <table:table-cell table:style-name="ce1" office:value-type="float" office:value="24.233059" calcext:value-type="float">
            <text:p>24.233059</text:p>
          </table:table-cell>
          <table:table-cell table:style-name="ce6" office:value-type="float" office:value="105" calcext:value-type="float">
            <text:p>105</text:p>
          </table:table-cell>
          <table:table-cell table:style-name="ce11" office:value-type="string" calcext:value-type="string">
            <text:p>Kouvelles, Euboe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28</text:p>
          </table:table-cell>
          <table:table-cell table:style-name="ce1" office:value-type="float" office:value="37.889878" calcext:value-type="float">
            <text:p>37.889878</text:p>
          </table:table-cell>
          <table:table-cell table:style-name="ce1" office:value-type="float" office:value="21.14024" calcext:value-type="float">
            <text:p>21.14024</text:p>
          </table:table-cell>
          <table:table-cell table:style-name="ce6" office:value-type="float" office:value="236" calcext:value-type="float">
            <text:p>236</text:p>
          </table:table-cell>
          <table:table-cell table:style-name="ce11" office:value-type="string" calcext:value-type="string">
            <text:p>Kastro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4" office:value-type="string" calcext:value-type="string">
            <text:p>2022-12-22</text:p>
          </table:table-cell>
          <table:table-cell table:style-name="ce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29</text:p>
          </table:table-cell>
          <table:table-cell table:style-name="ce1" office:value-type="float" office:value="37.704209" calcext:value-type="float">
            <text:p>37.704209</text:p>
          </table:table-cell>
          <table:table-cell table:style-name="ce1" office:value-type="float" office:value="21.922542" calcext:value-type="float">
            <text:p>21.922542</text:p>
          </table:table-cell>
          <table:table-cell table:style-name="ce6" office:value-type="float" office:value="630" calcext:value-type="float">
            <text:p>630</text:p>
          </table:table-cell>
          <table:table-cell table:style-name="ce11" office:value-type="string" calcext:value-type="string">
            <text:p>Dox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30</text:p>
          </table:table-cell>
          <table:table-cell table:style-name="ce1" office:value-type="float" office:value="37.521743" calcext:value-type="float">
            <text:p>37.521743</text:p>
          </table:table-cell>
          <table:table-cell table:style-name="ce1" office:value-type="float" office:value="22.577381" calcext:value-type="float">
            <text:p>22.577381</text:p>
          </table:table-cell>
          <table:table-cell table:style-name="ce6" office:value-type="float" office:value="483" calcext:value-type="float">
            <text:p>483</text:p>
          </table:table-cell>
          <table:table-cell table:style-name="ce11" office:value-type="string" calcext:value-type="string">
            <text:p>Achladokambos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31</text:p>
          </table:table-cell>
          <table:table-cell table:style-name="ce1" office:value-type="float" office:value="37.033063" calcext:value-type="float">
            <text:p>37.033063</text:p>
          </table:table-cell>
          <table:table-cell table:style-name="ce1" office:value-type="float" office:value="22.521211" calcext:value-type="float">
            <text:p>22.521211</text:p>
          </table:table-cell>
          <table:table-cell table:style-name="ce6" office:value-type="float" office:value="379" calcext:value-type="float">
            <text:p>379</text:p>
          </table:table-cell>
          <table:table-cell table:style-name="ce11" office:value-type="string" calcext:value-type="string">
            <text:p>Kephalas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32</text:p>
          </table:table-cell>
          <table:table-cell table:style-name="ce1" office:value-type="float" office:value="36.967115" calcext:value-type="float">
            <text:p>36.967115</text:p>
          </table:table-cell>
          <table:table-cell table:style-name="ce1" office:value-type="float" office:value="22.987585" calcext:value-type="float">
            <text:p>22.987585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string" calcext:value-type="string">
            <text:p>Zarakas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GR33</text:p>
          </table:table-cell>
          <table:table-cell table:style-name="ce1" office:value-type="float" office:value="36.762178" calcext:value-type="float">
            <text:p>36.762178</text:p>
          </table:table-cell>
          <table:table-cell table:style-name="ce1" office:value-type="float" office:value="22.333655" calcext:value-type="float">
            <text:p>22.333655</text:p>
          </table:table-cell>
          <table:table-cell table:style-name="ce6" office:value-type="float" office:value="424" calcext:value-type="float">
            <text:p>424</text:p>
          </table:table-cell>
          <table:table-cell table:style-name="ce11" office:value-type="string" calcext:value-type="string">
            <text:p>Lefktro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MK01A</text:p>
          </table:table-cell>
          <table:table-cell table:style-name="ce1" office:value-type="float" office:value="42.278931" calcext:value-type="float">
            <text:p>42.278931</text:p>
          </table:table-cell>
          <table:table-cell table:style-name="ce1" office:value-type="float" office:value="21.851105" calcext:value-type="float">
            <text:p>21.851105</text:p>
          </table:table-cell>
          <table:table-cell table:style-name="ce6" office:value-type="float" office:value="436" calcext:value-type="float">
            <text:p>436</text:p>
          </table:table-cell>
          <table:table-cell table:style-name="ce11" office:value-type="string" calcext:value-type="string">
            <text:p>Pelince</text:p>
          </table:table-cell>
          <table:table-cell table:style-name="ce11" office:value-type="string" calcext:value-type="string">
            <text:p>N.Macedon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MK02A</text:p>
          </table:table-cell>
          <table:table-cell table:style-name="ce1" office:value-type="float" office:value="42.013111" calcext:value-type="float">
            <text:p>42.013111</text:p>
          </table:table-cell>
          <table:table-cell table:style-name="ce1" office:value-type="float" office:value="20.883877" calcext:value-type="float">
            <text:p>20.883877</text:p>
          </table:table-cell>
          <table:table-cell table:style-name="ce6" office:value-type="float" office:value="1742" calcext:value-type="float">
            <text:p>1742</text:p>
          </table:table-cell>
          <table:table-cell table:style-name="ce11" office:value-type="string" calcext:value-type="string">
            <text:p>Popova Sapka</text:p>
          </table:table-cell>
          <table:table-cell table:style-name="ce11" office:value-type="string" calcext:value-type="string">
            <text:p>N.Macedon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MK03A</text:p>
          </table:table-cell>
          <table:table-cell table:style-name="ce1" office:value-type="float" office:value="41.196094" calcext:value-type="float">
            <text:p>41.196094</text:p>
          </table:table-cell>
          <table:table-cell table:style-name="ce1" office:value-type="float" office:value="21.989772" calcext:value-type="float">
            <text:p>21.989772</text:p>
          </table:table-cell>
          <table:table-cell table:style-name="ce6" office:value-type="float" office:value="744" calcext:value-type="float">
            <text:p>744</text:p>
          </table:table-cell>
          <table:table-cell table:style-name="ce11" office:value-type="string" calcext:value-type="string">
            <text:p>Mokliski Manastir, Opstina Kavadarci, Mrezhichko</text:p>
          </table:table-cell>
          <table:table-cell table:style-name="ce11" office:value-type="string" calcext:value-type="string">
            <text:p>N.Macedon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MK04A</text:p>
          </table:table-cell>
          <table:table-cell table:style-name="ce1" office:value-type="float" office:value="41.419066" calcext:value-type="float">
            <text:p>41.419066</text:p>
          </table:table-cell>
          <table:table-cell table:style-name="ce1" office:value-type="float" office:value="22.88863" calcext:value-type="float">
            <text:p>22.88863</text:p>
          </table:table-cell>
          <table:table-cell table:style-name="ce6" office:value-type="float" office:value="316" calcext:value-type="float">
            <text:p>316</text:p>
          </table:table-cell>
          <table:table-cell table:style-name="ce11" office:value-type="string" calcext:value-type="string">
            <text:p>Novo Selo</text:p>
          </table:table-cell>
          <table:table-cell table:style-name="ce11" office:value-type="string" calcext:value-type="string">
            <text:p>N.Macedon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2" office:value-type="float" office:value="40.19588" calcext:value-type="float">
            <text:p>40.19588</text:p>
          </table:table-cell>
          <table:table-cell table:style-name="ce2" office:value-type="float" office:value="21.13842" calcext:value-type="float">
            <text:p>21.13842</text:p>
          </table:table-cell>
          <table:table-cell/>
          <table:table-cell office:value-type="string" calcext:value-type="string">
            <text:p>Pentalofos,Kozani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SP30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GS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GS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G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4" office:value-type="string" calcext:value-type="string">
            <text:p>2023-03-23</text:p>
          </table:table-cell>
          <table:table-cell table:style-name="ce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G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4" office:value-type="string" calcext:value-type="string">
            <text:p>2023-07-06</text:p>
          </table:table-cell>
          <table:table-cell table:style-name="ce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G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5"/>
          <table:table-cell table:style-name="ce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G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4" office:value-type="string" calcext:value-type="string">
            <text:p>2023-28-07</text:p>
          </table:table-cell>
          <table:table-cell table:style-name="ce8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4P</text:p>
          </table:table-cell>
          <table:table-cell table:style-name="ce13" office:value-type="string" calcext:value-type="string">
            <text:p>A308A</text:p>
          </table:table-cell>
          <table:table-cell table:style-name="ce33" office:value-type="float" office:value="44.582485" calcext:value-type="float">
            <text:p>44.582485</text:p>
          </table:table-cell>
          <table:table-cell table:style-name="ce33" office:value-type="float" office:value="12.005684" calcext:value-type="float">
            <text:p>12.005684</text:p>
          </table:table-cell>
          <table:table-cell table:style-name="ce56" office:value-type="float" office:value="-2" calcext:value-type="float">
            <text:p>-2</text:p>
          </table:table-cell>
          <table:table-cell table:style-name="ce15" office:value-type="string" calcext:value-type="string">
            <text:p>Longastrino (FE)</text:p>
          </table:table-cell>
          <table:table-cell table:style-name="ce11" office:value-type="string" calcext:value-type="string">
            <text:p>Italy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Twente</text:p>
          </table:table-cell>
          <table:table-cell table:style-name="ce84"/>
          <table:table-cell table:style-name="ce52" table:number-columns-repeated="5"/>
          <table:table-cell table:style-name="ce81" office:value-type="string" calcext:value-type="string">
            <text:p>former A308A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4P</text:p>
          </table:table-cell>
          <table:table-cell table:style-name="ce11" office:value-type="string" calcext:value-type="string">
            <text:p>APU01</text:p>
          </table:table-cell>
          <table:table-cell table:style-name="ce1" office:value-type="float" office:value="40.34035" calcext:value-type="float">
            <text:p>40.34035</text:p>
          </table:table-cell>
          <table:table-cell table:style-name="ce1" office:value-type="float" office:value="16.795743" calcext:value-type="float">
            <text:p>16.795743</text:p>
          </table:table-cell>
          <table:table-cell table:style-name="ce6"/>
          <table:table-cell table:style-name="ce11"/>
          <table:table-cell table:style-name="ce11" office:value-type="string" calcext:value-type="string">
            <text:p>Apul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arcelona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WE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4P</text:p>
          </table:table-cell>
          <table:table-cell table:style-name="ce11" office:value-type="string" calcext:value-type="string">
            <text:p>APU02</text:p>
          </table:table-cell>
          <table:table-cell table:style-name="ce1" office:value-type="float" office:value="40.288668" calcext:value-type="float">
            <text:p>40.288668</text:p>
          </table:table-cell>
          <table:table-cell table:style-name="ce1" office:value-type="float" office:value="17.82957" calcext:value-type="float">
            <text:p>17.82957</text:p>
          </table:table-cell>
          <table:table-cell table:style-name="ce6"/>
          <table:table-cell table:style-name="ce11"/>
          <table:table-cell table:style-name="ce11" office:value-type="string" calcext:value-type="string">
            <text:p>Apul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arcelona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WE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4P</text:p>
          </table:table-cell>
          <table:table-cell table:style-name="ce11" office:value-type="string" calcext:value-type="string">
            <text:p>APU03</text:p>
          </table:table-cell>
          <table:table-cell table:style-name="ce1" office:value-type="float" office:value="40.400216" calcext:value-type="float">
            <text:p>40.400216</text:p>
          </table:table-cell>
          <table:table-cell table:style-name="ce1" office:value-type="float" office:value="18.265048" calcext:value-type="float">
            <text:p>18.265048</text:p>
          </table:table-cell>
          <table:table-cell table:style-name="ce6"/>
          <table:table-cell table:style-name="ce11"/>
          <table:table-cell table:style-name="ce11" office:value-type="string" calcext:value-type="string">
            <text:p>Apul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arcelona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WE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2" office:value-type="float" office:value="39.880758" calcext:value-type="float">
            <text:p>39.880758</text:p>
          </table:table-cell>
          <table:table-cell table:style-name="ce2" office:value-type="float" office:value="18.159089" calcext:value-type="float">
            <text:p>18.159089</text:p>
          </table:table-cell>
          <table:table-cell/>
          <table:table-cell table:style-name="ce11"/>
          <table:table-cell table:style-name="ce11" office:value-type="string" calcext:value-type="string">
            <text:p>Apul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arcelona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74" office:value-type="string" calcext:value-type="string">
            <text:p>WE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52"/>
          <table:table-cell table:style-name="ce8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52" table:number-columns-repeated="2"/>
          <table:table-cell table:style-name="ce81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92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1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52"/>
          <table:table-cell table:style-name="ce8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52" table:number-columns-repeated="2"/>
          <table:table-cell table:style-name="ce81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92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52"/>
          <table:table-cell table:style-name="ce8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52" table:number-columns-repeated="2"/>
          <table:table-cell table:style-name="ce81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92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52"/>
          <table:table-cell table:style-name="ce8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52" table:number-columns-repeated="2"/>
          <table:table-cell table:style-name="ce81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92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1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52"/>
          <table:table-cell table:style-name="ce8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/>
          <table:table-cell table:style-name="ce52" table:number-columns-repeated="2"/>
          <table:table-cell table:style-name="ce81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92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52"/>
          <table:table-cell table:style-name="ce81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52" table:number-columns-repeated="2"/>
          <table:table-cell table:style-name="ce81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92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52"/>
          <table:table-cell table:style-name="ce81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52" table:number-columns-repeated="2"/>
          <table:table-cell table:style-name="ce81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92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1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52"/>
          <table:table-cell table:style-name="ce81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52" table:number-columns-repeated="2"/>
          <table:table-cell table:style-name="ce81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92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1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52"/>
          <table:table-cell table:style-name="ce81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52" table:number-columns-repeated="2"/>
          <table:table-cell table:style-name="ce81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92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1" office:value-type="string" calcext:value-type="string">
            <text:p>Sardinia</text:p>
          </table:table-cell>
          <table:table-cell table:style-name="ce52" table:number-columns-repeated="2"/>
          <table:table-cell table:style-name="ce11"/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1" office:value-type="string" calcext:value-type="string">
            <text:p>GIPP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/>
          <table:table-cell table:style-name="ce74" office:value-type="string" calcext:value-type="string">
            <text:p>WE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1" office:value-type="string" calcext:value-type="string">
            <text:p>Sardinia</text:p>
          </table:table-cell>
          <table:table-cell table:style-name="ce52" table:number-columns-repeated="2"/>
          <table:table-cell table:style-name="ce11"/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1" office:value-type="string" calcext:value-type="string">
            <text:p>GIPP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WE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2" office:value-type="float" office:value="38.98" calcext:value-type="float">
            <text:p>38.98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2"/>
          <table:table-cell table:style-name="ce11" office:value-type="string" calcext:value-type="string">
            <text:p>Sardin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/>
          <table:table-cell table:style-name="ce11"/>
          <table:table-cell table:style-name="ce52" table:number-columns-repeated="2"/>
          <table:table-cell table:style-name="ce81" office:value-type="string" calcext:value-type="string">
            <text:p>GIPP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WE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1" office:value-type="string" calcext:value-type="string">
            <text:p>Sardinia</text:p>
          </table:table-cell>
          <table:table-cell table:style-name="ce52" table:number-columns-repeated="2"/>
          <table:table-cell table:style-name="ce11"/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1" office:value-type="string" calcext:value-type="string">
            <text:p>GIPP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WE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1" office:value-type="string" calcext:value-type="string">
            <text:p>Sardinia</text:p>
          </table:table-cell>
          <table:table-cell table:style-name="ce52" table:number-columns-repeated="2"/>
          <table:table-cell table:style-name="ce11"/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1" office:value-type="string" calcext:value-type="string">
            <text:p>GIPP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WE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table:style-name="ce11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6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1" office:value-type="string" calcext:value-type="string">
            <text:p>Sardinia</text:p>
          </table:table-cell>
          <table:table-cell table:style-name="ce52" table:number-columns-repeated="2"/>
          <table:table-cell table:style-name="ce11"/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1" office:value-type="string" calcext:value-type="string">
            <text:p>GIPP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WE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1" office:value-type="string" calcext:value-type="string">
            <text:p>Sardinia</text:p>
          </table:table-cell>
          <table:table-cell table:style-name="ce52" table:number-columns-repeated="2"/>
          <table:table-cell table:style-name="ce11"/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1" office:value-type="string" calcext:value-type="string">
            <text:p>GIPP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WE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P</text:p>
          </table:table-cell>
          <table:table-cell table:style-name="ce11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6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1" office:value-type="string" calcext:value-type="string">
            <text:p>Sardinia</text:p>
          </table:table-cell>
          <table:table-cell table:style-name="ce52" table:number-columns-repeated="2"/>
          <table:table-cell table:style-name="ce11"/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1" office:value-type="string" calcext:value-type="string">
            <text:p>GIPP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WE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35" office:value-type="float" office:value="45.360854" calcext:value-type="float">
            <text:p>45.360854</text:p>
          </table:table-cell>
          <table:table-cell table:style-name="ce35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35" office:value-type="float" office:value="45.417427" calcext:value-type="float">
            <text:p>45.417427</text:p>
          </table:table-cell>
          <table:table-cell table:style-name="ce35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35" office:value-type="float" office:value="46.003868" calcext:value-type="float">
            <text:p>46.003868</text:p>
          </table:table-cell>
          <table:table-cell table:style-name="ce35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35" office:value-type="float" office:value="45.8698396" calcext:value-type="float">
            <text:p>45.8698396</text:p>
          </table:table-cell>
          <table:table-cell table:style-name="ce35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35" office:value-type="float" office:value="46.16748" calcext:value-type="float">
            <text:p>46.16748</text:p>
          </table:table-cell>
          <table:table-cell table:style-name="ce35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35" office:value-type="float" office:value="45.728763" calcext:value-type="float">
            <text:p>45.728763</text:p>
          </table:table-cell>
          <table:table-cell table:style-name="ce35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35" office:value-type="float" office:value="45.4075" calcext:value-type="float">
            <text:p>45.4075</text:p>
          </table:table-cell>
          <table:table-cell table:style-name="ce35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35" office:value-type="float" office:value="45.506551" calcext:value-type="float">
            <text:p>45.506551</text:p>
          </table:table-cell>
          <table:table-cell table:style-name="ce35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35" office:value-type="float" office:value="45.4075" calcext:value-type="float">
            <text:p>45.4075</text:p>
          </table:table-cell>
          <table:table-cell table:style-name="ce35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35" office:value-type="float" office:value="45.26954" calcext:value-type="float">
            <text:p>45.26954</text:p>
          </table:table-cell>
          <table:table-cell table:style-name="ce35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35" office:value-type="float" office:value="45.74821" calcext:value-type="float">
            <text:p>45.74821</text:p>
          </table:table-cell>
          <table:table-cell table:style-name="ce35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35" office:value-type="float" office:value="45.818786" calcext:value-type="float">
            <text:p>45.818786</text:p>
          </table:table-cell>
          <table:table-cell table:style-name="ce35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35" office:value-type="float" office:value="45.424458" calcext:value-type="float">
            <text:p>45.424458</text:p>
          </table:table-cell>
          <table:table-cell table:style-name="ce35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35" office:value-type="float" office:value="45.42706" calcext:value-type="float">
            <text:p>45.42706</text:p>
          </table:table-cell>
          <table:table-cell table:style-name="ce35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35" office:value-type="float" office:value="45.314612" calcext:value-type="float">
            <text:p>45.314612</text:p>
          </table:table-cell>
          <table:table-cell table:style-name="ce35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52" table:number-columns-repeated="2"/>
          <table:table-cell table:style-name="ce69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6" office:value-type="string" calcext:value-type="string">
            <text:p>CSS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01A</text:p>
          </table:table-cell>
          <table:table-cell table:style-name="ce36" office:value-type="float" office:value="48.728694" calcext:value-type="float">
            <text:p>48.728694</text:p>
          </table:table-cell>
          <table:table-cell table:style-name="ce36" office:value-type="float" office:value="16.590442" calcext:value-type="float">
            <text:p>16.590442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02B</text:p>
          </table:table-cell>
          <table:table-cell table:style-name="ce36" office:value-type="float" office:value="48.362882" calcext:value-type="float">
            <text:p>48.362882</text:p>
          </table:table-cell>
          <table:table-cell table:style-name="ce36" office:value-type="float" office:value="16.594215" calcext:value-type="float">
            <text:p>16.594215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03A</text:p>
          </table:table-cell>
          <table:table-cell table:style-name="ce36" office:value-type="float" office:value="47.758925" calcext:value-type="float">
            <text:p>47.758925</text:p>
          </table:table-cell>
          <table:table-cell table:style-name="ce36" office:value-type="float" office:value="17.053046" calcext:value-type="float">
            <text:p>17.053046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04A</text:p>
          </table:table-cell>
          <table:table-cell table:style-name="ce36" office:value-type="float" office:value="47.962882" calcext:value-type="float">
            <text:p>47.962882</text:p>
          </table:table-cell>
          <table:table-cell table:style-name="ce36" office:value-type="float" office:value="16.396784" calcext:value-type="float">
            <text:p>16.396784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05B</text:p>
          </table:table-cell>
          <table:table-cell table:style-name="ce36" office:value-type="float" office:value="48.37198" calcext:value-type="float">
            <text:p>48.37198</text:p>
          </table:table-cell>
          <table:table-cell table:style-name="ce36" office:value-type="float" office:value="16.205468" calcext:value-type="float">
            <text:p>16.205468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08A</text:p>
          </table:table-cell>
          <table:table-cell table:style-name="ce36" office:value-type="float" office:value="48.368663" calcext:value-type="float">
            <text:p>48.368663</text:p>
          </table:table-cell>
          <table:table-cell table:style-name="ce36" office:value-type="float" office:value="15.652187" calcext:value-type="float">
            <text:p>15.652187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11B</text:p>
          </table:table-cell>
          <table:table-cell table:style-name="ce36" office:value-type="float" office:value="47.40859" calcext:value-type="float">
            <text:p>47.40859</text:p>
          </table:table-cell>
          <table:table-cell table:style-name="ce36" office:value-type="float" office:value="15.958719" calcext:value-type="float">
            <text:p>15.958719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12A</text:p>
          </table:table-cell>
          <table:table-cell table:style-name="ce36" office:value-type="float" office:value="47.603986" calcext:value-type="float">
            <text:p>47.603986</text:p>
          </table:table-cell>
          <table:table-cell table:style-name="ce36" office:value-type="float" office:value="15.585996" calcext:value-type="float">
            <text:p>15.585996</text:p>
          </table:table-cell>
          <table:table-cell table:style-name="ce6"/>
          <table:table-cell table:style-name="ce11" office:value-type="string" calcext:value-type="string">
            <text:p>Langenwang</text:p>
          </table:table-cell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style-name="ce52" table:number-columns-repeated="5"/>
          <table:table-cell table:style-name="ce81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13A</text:p>
          </table:table-cell>
          <table:table-cell table:style-name="ce36" office:value-type="float" office:value="48.063503" calcext:value-type="float">
            <text:p>48.063503</text:p>
          </table:table-cell>
          <table:table-cell table:style-name="ce36" office:value-type="float" office:value="15.406258" calcext:value-type="float">
            <text:p>15.406258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14A</text:p>
          </table:table-cell>
          <table:table-cell table:style-name="ce36" office:value-type="float" office:value="48.348264" calcext:value-type="float">
            <text:p>48.348264</text:p>
          </table:table-cell>
          <table:table-cell table:style-name="ce36" office:value-type="float" office:value="15.161949" calcext:value-type="float">
            <text:p>15.161949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16A</text:p>
          </table:table-cell>
          <table:table-cell table:style-name="ce36" office:value-type="float" office:value="48.301372" calcext:value-type="float">
            <text:p>48.301372</text:p>
          </table:table-cell>
          <table:table-cell table:style-name="ce36" office:value-type="float" office:value="14.649613" calcext:value-type="float">
            <text:p>14.649613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17A</text:p>
          </table:table-cell>
          <table:table-cell table:style-name="ce36" office:value-type="float" office:value="47.947999" calcext:value-type="float">
            <text:p>47.947999</text:p>
          </table:table-cell>
          <table:table-cell table:style-name="ce36" office:value-type="float" office:value="14.758903" calcext:value-type="float">
            <text:p>14.758903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18A</text:p>
          </table:table-cell>
          <table:table-cell table:style-name="ce36" office:value-type="float" office:value="47.743667" calcext:value-type="float">
            <text:p>47.743667</text:p>
          </table:table-cell>
          <table:table-cell table:style-name="ce36" office:value-type="float" office:value="15.077621" calcext:value-type="float">
            <text:p>15.077621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19A</text:p>
          </table:table-cell>
          <table:table-cell table:style-name="ce36" office:value-type="float" office:value="47.445667" calcext:value-type="float">
            <text:p>47.445667</text:p>
          </table:table-cell>
          <table:table-cell table:style-name="ce36" office:value-type="float" office:value="15.085607" calcext:value-type="float">
            <text:p>15.085607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20B</text:p>
          </table:table-cell>
          <table:table-cell table:style-name="ce36" office:value-type="float" office:value="46.94884" calcext:value-type="float">
            <text:p>46.94884</text:p>
          </table:table-cell>
          <table:table-cell table:style-name="ce36" office:value-type="float" office:value="15.298745" calcext:value-type="float">
            <text:p>15.298745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21A</text:p>
          </table:table-cell>
          <table:table-cell table:style-name="ce36" office:value-type="float" office:value="46.756569" calcext:value-type="float">
            <text:p>46.756569</text:p>
          </table:table-cell>
          <table:table-cell table:style-name="ce36" office:value-type="float" office:value="15.825348" calcext:value-type="float">
            <text:p>15.825348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7" office:value-type="string" calcext:value-type="string">
            <text:p>A024B</text:p>
          </table:table-cell>
          <table:table-cell table:style-name="ce36" office:value-type="float" office:value="48.100292" calcext:value-type="float">
            <text:p>48.100292</text:p>
          </table:table-cell>
          <table:table-cell table:style-name="ce36" office:value-type="float" office:value="14.140075" calcext:value-type="float">
            <text:p>14.140075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7" office:value-type="string" calcext:value-type="string">
            <text:p>A331A</text:p>
          </table:table-cell>
          <table:table-cell table:style-name="ce36" office:value-type="float" office:value="49.150114" calcext:value-type="float">
            <text:p>49.150114</text:p>
          </table:table-cell>
          <table:table-cell table:style-name="ce36" office:value-type="float" office:value="18.220939" calcext:value-type="float">
            <text:p>18.220939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7" office:value-type="string" calcext:value-type="string">
            <text:p>A332A</text:p>
          </table:table-cell>
          <table:table-cell table:style-name="ce36" office:value-type="float" office:value="48.804489" calcext:value-type="float">
            <text:p>48.804489</text:p>
          </table:table-cell>
          <table:table-cell table:style-name="ce36" office:value-type="float" office:value="18.464488" calcext:value-type="float">
            <text:p>18.464488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7" office:value-type="string" calcext:value-type="string">
            <text:p>A333A</text:p>
          </table:table-cell>
          <table:table-cell table:style-name="ce36" office:value-type="float" office:value="48.715571" calcext:value-type="float">
            <text:p>48.715571</text:p>
          </table:table-cell>
          <table:table-cell table:style-name="ce36" office:value-type="float" office:value="17.104104" calcext:value-type="float">
            <text:p>17.104104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7" office:value-type="string" calcext:value-type="string">
            <text:p>A334A</text:p>
          </table:table-cell>
          <table:table-cell table:style-name="ce36" office:value-type="float" office:value="48.604392" calcext:value-type="float">
            <text:p>48.604392</text:p>
          </table:table-cell>
          <table:table-cell table:style-name="ce36" office:value-type="float" office:value="17.674728" calcext:value-type="float">
            <text:p>17.674728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7" office:value-type="string" calcext:value-type="string">
            <text:p>A335A</text:p>
          </table:table-cell>
          <table:table-cell table:style-name="ce36" office:value-type="float" office:value="48.446947" calcext:value-type="float">
            <text:p>48.446947</text:p>
          </table:table-cell>
          <table:table-cell table:style-name="ce36" office:value-type="float" office:value="18.335925" calcext:value-type="float">
            <text:p>18.335925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7" office:value-type="string" calcext:value-type="string">
            <text:p>A336A</text:p>
          </table:table-cell>
          <table:table-cell table:style-name="ce36" office:value-type="float" office:value="48.233339" calcext:value-type="float">
            <text:p>48.233339</text:p>
          </table:table-cell>
          <table:table-cell table:style-name="ce36" office:value-type="float" office:value="18.999038" calcext:value-type="float">
            <text:p>18.999038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7" office:value-type="string" calcext:value-type="string">
            <text:p>A337A</text:p>
          </table:table-cell>
          <table:table-cell table:style-name="ce36" office:value-type="float" office:value="48.244305" calcext:value-type="float">
            <text:p>48.244305</text:p>
          </table:table-cell>
          <table:table-cell table:style-name="ce36" office:value-type="float" office:value="17.789761" calcext:value-type="float">
            <text:p>17.789761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7" office:value-type="string" calcext:value-type="string">
            <text:p>A338A</text:p>
          </table:table-cell>
          <table:table-cell table:style-name="ce36" office:value-type="float" office:value="48.015155" calcext:value-type="float">
            <text:p>48.015155</text:p>
          </table:table-cell>
          <table:table-cell table:style-name="ce36" office:value-type="float" office:value="18.352506" calcext:value-type="float">
            <text:p>18.352506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B</text:p>
          </table:table-cell>
          <table:table-cell table:style-name="ce17" office:value-type="string" calcext:value-type="string">
            <text:p>A339A</text:p>
          </table:table-cell>
          <table:table-cell table:style-name="ce36" office:value-type="float" office:value="47.829403" calcext:value-type="float">
            <text:p>47.829403</text:p>
          </table:table-cell>
          <table:table-cell table:style-name="ce36" office:value-type="float" office:value="17.655876" calcext:value-type="float">
            <text:p>17.655876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/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ODC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HR16A</text:p>
          </table:table-cell>
          <table:table-cell table:style-name="ce1" office:value-type="float" office:value="45.196685" calcext:value-type="float">
            <text:p>45.196685</text:p>
          </table:table-cell>
          <table:table-cell table:style-name="ce1" office:value-type="float" office:value="18.404567" calcext:value-type="float">
            <text:p>18.404567</text:p>
          </table:table-cell>
          <table:table-cell table:style-name="ce6"/>
          <table:table-cell table:style-name="ce11"/>
          <table:table-cell table:style-name="ce11" office:value-type="string" calcext:value-type="string">
            <text:p>Croat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CSS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HR17A</text:p>
          </table:table-cell>
          <table:table-cell table:style-name="ce1" office:value-type="float" office:value="45.325987" calcext:value-type="float">
            <text:p>45.325987</text:p>
          </table:table-cell>
          <table:table-cell table:style-name="ce1" office:value-type="float" office:value="19.044115" calcext:value-type="float">
            <text:p>19.044115</text:p>
          </table:table-cell>
          <table:table-cell table:style-name="ce6"/>
          <table:table-cell table:style-name="ce11"/>
          <table:table-cell table:style-name="ce11" office:value-type="string" calcext:value-type="string">
            <text:p>Croat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CSS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1" office:value-type="string" calcext:value-type="string">
            <text:p>Croatia</text:p>
          </table:table-cell>
          <table:table-cell table:style-name="ce52" table:number-columns-repeated="2"/>
          <table:table-cell table:style-name="ce18" office:value-type="string" calcext:value-type="string">
            <text:p>STS2.5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UIB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1" office:value-type="string" calcext:value-type="string">
            <text:p>Croatia</text:p>
          </table:table-cell>
          <table:table-cell table:style-name="ce52" table:number-columns-repeated="2"/>
          <table:table-cell table:style-name="ce19" office:value-type="string" calcext:value-type="string">
            <text:p>Guralp 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UIB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1" office:value-type="string" calcext:value-type="string">
            <text:p>Croatia</text:p>
          </table:table-cell>
          <table:table-cell table:style-name="ce52" table:number-columns-repeated="2"/>
          <table:table-cell table:style-name="ce18" office:value-type="string" calcext:value-type="string">
            <text:p>STS2.5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UIB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1" office:value-type="string" calcext:value-type="string">
            <text:p>Croatia</text:p>
          </table:table-cell>
          <table:table-cell table:style-name="ce74"/>
          <table:table-cell table:style-name="ce52"/>
          <table:table-cell table:style-name="ce19" office:value-type="string" calcext:value-type="string">
            <text:p>Guralp 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UIB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1" office:value-type="string" calcext:value-type="string">
            <text:p>Croatia</text:p>
          </table:table-cell>
          <table:table-cell table:style-name="ce74"/>
          <table:table-cell table:style-name="ce52"/>
          <table:table-cell table:style-name="ce19" office:value-type="string" calcext:value-type="string">
            <text:p>Guralp 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UIB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1" office:value-type="string" calcext:value-type="string">
            <text:p>Croatia</text:p>
          </table:table-cell>
          <table:table-cell table:style-name="ce74"/>
          <table:table-cell table:style-name="ce52"/>
          <table:table-cell table:style-name="ce18" office:value-type="string" calcext:value-type="string">
            <text:p>STS2.5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UIB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1" office:value-type="string" calcext:value-type="string">
            <text:p>Croatia</text:p>
          </table:table-cell>
          <table:table-cell table:style-name="ce74"/>
          <table:table-cell table:style-name="ce52"/>
          <table:table-cell table:style-name="ce19" office:value-type="string" calcext:value-type="string">
            <text:p>STS2.5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UIB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1" office:value-type="string" calcext:value-type="string">
            <text:p>Croatia</text:p>
          </table:table-cell>
          <table:table-cell table:style-name="ce74"/>
          <table:table-cell table:style-name="ce52"/>
          <table:table-cell table:style-name="ce19" office:value-type="string" calcext:value-type="string">
            <text:p>Guralp 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UIB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1" office:value-type="string" calcext:value-type="string">
            <text:p>Croatia</text:p>
          </table:table-cell>
          <table:table-cell table:style-name="ce74"/>
          <table:table-cell table:style-name="ce52"/>
          <table:table-cell table:style-name="ce18" office:value-type="string" calcext:value-type="string">
            <text:p>STS2.5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UIB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1" office:value-type="string" calcext:value-type="string">
            <text:p>Croatia</text:p>
          </table:table-cell>
          <table:table-cell table:style-name="ce74"/>
          <table:table-cell table:style-name="ce52"/>
          <table:table-cell table:style-name="ce19" office:value-type="string" calcext:value-type="string">
            <text:p>Guralp 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UIB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1" office:value-type="string" calcext:value-type="string">
            <text:p>Croatia</text:p>
          </table:table-cell>
          <table:table-cell table:style-name="ce74"/>
          <table:table-cell table:style-name="ce52"/>
          <table:table-cell table:style-name="ce19" office:value-type="string" calcext:value-type="string">
            <text:p>Guralp 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UIB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1" office:value-type="string" calcext:value-type="string">
            <text:p>Croatia</text:p>
          </table:table-cell>
          <table:table-cell table:style-name="ce74"/>
          <table:table-cell table:style-name="ce52"/>
          <table:table-cell table:style-name="ce18" office:value-type="string" calcext:value-type="string">
            <text:p>STS2.5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UIB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9H</text:p>
          </table:table-cell>
          <table:table-cell table:style-name="ce20" office:value-type="string" calcext:value-type="string">
            <text:p>HR13A</text:p>
          </table:table-cell>
          <table:table-cell table:style-name="ce39" office:value-type="float" office:value="45.13512" calcext:value-type="float">
            <text:p>45.13512</text:p>
          </table:table-cell>
          <table:table-cell table:style-name="ce39" office:value-type="float" office:value="15.277457" calcext:value-type="float">
            <text:p>15.277457</text:p>
          </table:table-cell>
          <table:table-cell table:style-name="ce62"/>
          <table:table-cell table:style-name="ce20"/>
          <table:table-cell table:style-name="ce11" office:value-type="string" calcext:value-type="string">
            <text:p>Croatia</text:p>
          </table:table-cell>
          <table:table-cell table:style-name="ce74"/>
          <table:table-cell table:style-name="ce52"/>
          <table:table-cell table:style-name="ce18"/>
          <table:table-cell table:style-name="ce1"/>
          <table:table-cell table:style-name="ce81" office:value-type="string" calcext:value-type="string">
            <text:p>new</text:p>
          </table:table-cell>
          <table:table-cell table:style-name="ce53"/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C</text:p>
          </table:table-cell>
          <table:table-cell table:style-name="ce21" office:value-type="string" calcext:value-type="string">
            <text:p>BERA</text:p>
          </table:table-cell>
          <table:table-cell table:style-name="ce35" office:value-type="float" office:value="40.7082" calcext:value-type="float">
            <text:p>40.7082</text:p>
          </table:table-cell>
          <table:table-cell table:style-name="ce35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21" office:value-type="string" calcext:value-type="string">
            <text:p>Berati</text:p>
          </table:table-cell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52" office:value-type="string" calcext:value-type="string">
            <text:p>BB - malfunction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T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92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C</text:p>
          </table:table-cell>
          <table:table-cell table:style-name="ce21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21" office:value-type="string" calcext:value-type="string">
            <text:p>Laci</text:p>
          </table:table-cell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52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T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92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C</text:p>
          </table:table-cell>
          <table:table-cell table:style-name="ce11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6"/>
          <table:table-cell table:style-name="ce11" office:value-type="string" calcext:value-type="string">
            <text:p>Leskoviku</text:p>
          </table:table-cell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52" office:value-type="string" calcext:value-type="string">
            <text:p>BB - malfunction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T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C</text:p>
          </table:table-cell>
          <table:table-cell table:style-name="ce21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21"/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T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C</text:p>
          </table:table-cell>
          <table:table-cell table:style-name="ce21" office:value-type="string" calcext:value-type="string">
            <text:p>TPE</text:p>
          </table:table-cell>
          <table:table-cell table:style-name="ce35" office:value-type="float" office:value="40.2948" calcext:value-type="float">
            <text:p>40.2948</text:p>
          </table:table-cell>
          <table:table-cell table:style-name="ce35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21" office:value-type="string" calcext:value-type="string">
            <text:p>Tepelena</text:p>
          </table:table-cell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52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T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INGV</text:p>
          </table:table-cell>
          <table:table-cell table:style-name="ce52" table:number-columns-repeated="2"/>
          <table:table-cell table:style-name="ce81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2" office:value-type="float" office:value="37.8902" calcext:value-type="float">
            <text:p>37.8902</text:p>
          </table:table-cell>
          <table:table-cell table:style-name="ce2" office:value-type="float" office:value="22.8692" calcext:value-type="float">
            <text:p>22.8692</text:p>
          </table:table-cell>
          <table:table-cell table:style-name="ce6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30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2" office:value-type="float" office:value="38.7664" calcext:value-type="float">
            <text:p>38.7664</text:p>
          </table:table-cell>
          <table:table-cell table:style-name="ce2" office:value-type="float" office:value="22.659" calcext:value-type="float">
            <text:p>22.659</text:p>
          </table:table-cell>
          <table:table-cell table:style-name="ce6"/>
          <table:table-cell office:value-type="string" calcext:value-type="string">
            <text:p>AgiosHaralambos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30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6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30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2" office:value-type="float" office:value="38.7058" calcext:value-type="float">
            <text:p>38.7058</text:p>
          </table:table-cell>
          <table:table-cell table:style-name="ce2" office:value-type="float" office:value="23.5875" calcext:value-type="float">
            <text:p>23.5875</text:p>
          </table:table-cell>
          <table:table-cell table:style-name="ce6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2" office:value-type="float" office:value="38.1642" calcext:value-type="float">
            <text:p>38.1642</text:p>
          </table:table-cell>
          <table:table-cell table:style-name="ce2" office:value-type="float" office:value="23.3122" calcext:value-type="float">
            <text:p>23.3122</text:p>
          </table:table-cell>
          <table:table-cell table:style-name="ce6"/>
          <table:table-cell office:value-type="string" calcext:value-type="string">
            <text:p>Villia</text:p>
          </table:table-cell>
          <table:table-cell table:style-name="ce11" office:value-type="string" calcext:value-type="string">
            <text:p>Gree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30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OA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2" office:value-type="float" office:value="41.031993" calcext:value-type="float">
            <text:p>41.031993</text:p>
          </table:table-cell>
          <table:table-cell table:style-name="ce2" office:value-type="float" office:value="21.330448" calcext:value-type="float">
            <text:p>21.330448</text:p>
          </table:table-cell>
          <table:table-cell table:style-name="ce6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1" office:value-type="string" calcext:value-type="string">
            <text:p>N.Macedonia</text:p>
          </table:table-cell>
          <table:table-cell table:style-name="ce52" table:number-columns-repeated="2"/>
          <table:table-cell table:style-name="ce11" office:value-type="string" calcext:value-type="string">
            <text:p>STS-2, 12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2" office:value-type="float" office:value="42.109081" calcext:value-type="float">
            <text:p>42.109081</text:p>
          </table:table-cell>
          <table:table-cell table:style-name="ce2" office:value-type="float" office:value="22.306849" calcext:value-type="float">
            <text:p>22.306849</text:p>
          </table:table-cell>
          <table:table-cell table:style-name="ce6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1" office:value-type="string" calcext:value-type="string">
            <text:p>N.Macedonia</text:p>
          </table:table-cell>
          <table:table-cell table:style-name="ce52" table:number-columns-repeated="2"/>
          <table:table-cell table:style-name="ce11" office:value-type="string" calcext:value-type="string">
            <text:p>STS-2, 12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2" office:value-type="float" office:value="41.369637" calcext:value-type="float">
            <text:p>41.369637</text:p>
          </table:table-cell>
          <table:table-cell table:style-name="ce2" office:value-type="float" office:value="21.246682" calcext:value-type="float">
            <text:p>21.246682</text:p>
          </table:table-cell>
          <table:table-cell table:style-name="ce6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1" office:value-type="string" calcext:value-type="string">
            <text:p>N.Macedonia</text:p>
          </table:table-cell>
          <table:table-cell table:style-name="ce52" table:number-columns-repeated="2"/>
          <table:table-cell table:style-name="ce11" office:value-type="string" calcext:value-type="string">
            <text:p>STS-2, 12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2" office:value-type="float" office:value="41.111682" calcext:value-type="float">
            <text:p>41.111682</text:p>
          </table:table-cell>
          <table:table-cell table:style-name="ce2" office:value-type="float" office:value="20.792405" calcext:value-type="float">
            <text:p>20.792405</text:p>
          </table:table-cell>
          <table:table-cell table:style-name="ce6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1" office:value-type="string" calcext:value-type="string">
            <text:p>N.Macedonia</text:p>
          </table:table-cell>
          <table:table-cell table:style-name="ce52" table:number-columns-repeated="2"/>
          <table:table-cell table:style-name="ce11" office:value-type="string" calcext:value-type="string">
            <text:p>STS-2, 12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2" office:value-type="float" office:value="41.778615" calcext:value-type="float">
            <text:p>41.778615</text:p>
          </table:table-cell>
          <table:table-cell table:style-name="ce2" office:value-type="float" office:value="21.755845" calcext:value-type="float">
            <text:p>21.755845</text:p>
          </table:table-cell>
          <table:table-cell table:style-name="ce6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1" office:value-type="string" calcext:value-type="string">
            <text:p>N.Macedonia</text:p>
          </table:table-cell>
          <table:table-cell table:style-name="ce52" table:number-columns-repeated="2"/>
          <table:table-cell table:style-name="ce11" office:value-type="string" calcext:value-type="string">
            <text:p>STS-2, 120 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2" office:value-type="float" office:value="41.971467" calcext:value-type="float">
            <text:p>41.971467</text:p>
          </table:table-cell>
          <table:table-cell table:style-name="ce2" office:value-type="float" office:value="21.434422" calcext:value-type="float">
            <text:p>21.434422</text:p>
          </table:table-cell>
          <table:table-cell table:style-name="ce6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1" office:value-type="string" calcext:value-type="string">
            <text:p>N.Macedonia</text:p>
          </table:table-cell>
          <table:table-cell table:style-name="ce52" table:number-columns-repeated="2"/>
          <table:table-cell table:style-name="ce11" office:value-type="string" calcext:value-type="string">
            <text:p>CMG-3ESP, 120 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+Frankfurt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2" office:value-type="float" office:value="41.77559" calcext:value-type="float">
            <text:p>41.77559</text:p>
          </table:table-cell>
          <table:table-cell table:style-name="ce2" office:value-type="float" office:value="22.43792" calcext:value-type="float">
            <text:p>22.43792</text:p>
          </table:table-cell>
          <table:table-cell table:style-name="ce6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1" office:value-type="string" calcext:value-type="string">
            <text:p>N.Macedonia</text:p>
          </table:table-cell>
          <table:table-cell table:style-name="ce52" table:number-columns-repeated="2"/>
          <table:table-cell table:style-name="ce11" office:value-type="string" calcext:value-type="string">
            <text:p>CMG-3ESP, 120 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+Frankfurt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2" office:value-type="float" office:value="41.321616" calcext:value-type="float">
            <text:p>41.321616</text:p>
          </table:table-cell>
          <table:table-cell table:style-name="ce2" office:value-type="float" office:value="22.564576" calcext:value-type="float">
            <text:p>22.564576</text:p>
          </table:table-cell>
          <table:table-cell table:style-name="ce6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1" office:value-type="string" calcext:value-type="string">
            <text:p>N.Macedonia</text:p>
          </table:table-cell>
          <table:table-cell table:style-name="ce52" table:number-columns-repeated="2"/>
          <table:table-cell table:style-name="ce11" office:value-type="string" calcext:value-type="string">
            <text:p>CMG-3ESP, 12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+Frankfurt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2" office:value-type="float" office:value="41.479627" calcext:value-type="float">
            <text:p>41.479627</text:p>
          </table:table-cell>
          <table:table-cell table:style-name="ce2" office:value-type="float" office:value="20.558015" calcext:value-type="float">
            <text:p>20.558015</text:p>
          </table:table-cell>
          <table:table-cell table:style-name="ce6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1" office:value-type="string" calcext:value-type="string">
            <text:p>N.Macedonia</text:p>
          </table:table-cell>
          <table:table-cell table:style-name="ce52" table:number-columns-repeated="2"/>
          <table:table-cell table:style-name="ce11" office:value-type="string" calcext:value-type="string">
            <text:p>CMG-3ESP, 12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+Frankfurt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2" office:value-type="float" office:value="44.69595" calcext:value-type="float">
            <text:p>44.69595</text:p>
          </table:table-cell>
          <table:table-cell table:style-name="ce2" office:value-type="float" office:value="20.51315" calcext:value-type="float">
            <text:p>20.51315</text:p>
          </table:table-cell>
          <table:table-cell table:style-name="ce2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1" office:value-type="string" calcext:value-type="string">
            <text:p>SRB</text:p>
          </table:table-cell>
          <table:table-cell table:style-name="ce8" table:number-columns-repeated="2"/>
          <table:table-cell table:style-name="ce11"/>
          <table:table-cell table:style-name="ce4"/>
          <table:table-cell table:style-name="ce81" office:value-type="string" calcext:value-type="string">
            <text:p>SP</text:p>
          </table:table-cell>
          <table:table-cell table:style-name="ce8" table:number-columns-repeated="3"/>
          <table:table-cell table:style-name="ce81" office:value-type="string" calcext:value-type="string">
            <text:p>GIPP</text:p>
          </table:table-cell>
          <table:table-cell table:style-name="ce8" table:number-columns-repeated="7"/>
          <table:table-cell table:style-name="ce8"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2" office:value-type="float" office:value="42.816477" calcext:value-type="float">
            <text:p>42.816477</text:p>
          </table:table-cell>
          <table:table-cell table:style-name="ce2" office:value-type="float" office:value="21.81534" calcext:value-type="float">
            <text:p>21.81534</text:p>
          </table:table-cell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74" table:number-columns-repeated="2"/>
          <table:table-cell table:style-name="ce7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style-name="ce74" office:value-type="string" calcext:value-type="string">
            <text:p>Q330</text:p>
          </table:table-cell>
          <table:table-cell table:number-columns-repeated="2"/>
          <table:table-cell table:style-name="ce74" office:value-type="string" calcext:value-type="string">
            <text:p>SerbianPool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/>
          <table:table-cell office:value-type="string" calcext:value-type="string">
            <text:p>NORTH</text:p>
          </table:table-cell>
          <table:table-cell table:style-name="ce92"/>
          <table:table-cell table:number-columns-repeated="231"/>
          <table:table-cell table:style-name="ce74" table:number-columns-repeated="76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2" office:value-type="float" office:value="43.865157" calcext:value-type="float">
            <text:p>43.865157</text:p>
          </table:table-cell>
          <table:table-cell table:style-name="ce2" office:value-type="float" office:value="19.406053" calcext:value-type="float">
            <text:p>19.406053</text:p>
          </table:table-cell>
          <table:table-cell table:style-name="ce2" office:value-type="float" office:value="871" calcext:value-type="float">
            <text:p>871</text:p>
          </table:table-cell>
          <table:table-cell table:style-name="ce70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74" table:number-columns-repeated="2"/>
          <table:table-cell table:style-name="ce7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style-name="ce74" office:value-type="string" calcext:value-type="string">
            <text:p>Q330HR</text:p>
          </table:table-cell>
          <table:table-cell table:number-columns-repeated="2"/>
          <table:table-cell table:style-name="ce74" office:value-type="string" calcext:value-type="string">
            <text:p>SerbianPool</text:p>
          </table:table-cell>
          <table:table-cell table:style-name="ce7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NORTH</text:p>
          </table:table-cell>
          <table:table-cell table:style-name="ce92"/>
          <table:table-cell table:number-columns-repeated="231"/>
          <table:table-cell table:style-name="ce74" table:number-columns-repeated="76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2" office:value-type="float" office:value="44.09043" calcext:value-type="float">
            <text:p>44.09043</text:p>
          </table:table-cell>
          <table:table-cell table:style-name="ce2" office:value-type="float" office:value="22.01765" calcext:value-type="float">
            <text:p>22.01765</text:p>
          </table:table-cell>
          <table:table-cell table:style-name="ce2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8"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S</text:p>
          </table:table-cell>
          <table:table-cell office:value-type="string" calcext:value-type="string">
            <text:p>DIVS</text:p>
          </table:table-cell>
          <table:table-cell table:style-name="ce2" office:value-type="float" office:value="44.098236" calcext:value-type="float">
            <text:p>44.098236</text:p>
          </table:table-cell>
          <table:table-cell table:style-name="ce2" office:value-type="float" office:value="19.991711" calcext:value-type="float">
            <text:p>19.991711</text:p>
          </table:table-cell>
          <table:table-cell table:style-name="ce2" office:value-type="float" office:value="1000" calcext:value-type="float">
            <text:p>1000</text:p>
          </table:table-cell>
          <table:table-cell table:style-name="ce70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74" table:number-columns-repeated="2"/>
          <table:table-cell table:style-name="ce77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9"/>
          <table:table-cell table:style-name="ce74" office:value-type="string" calcext:value-type="string">
            <text:p>Q330</text:p>
          </table:table-cell>
          <table:table-cell table:number-columns-repeated="2"/>
          <table:table-cell table:style-name="ce74" office:value-type="string" calcext:value-type="string">
            <text:p>SerbianPool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NORTH</text:p>
          </table:table-cell>
          <table:table-cell table:style-name="ce52"/>
          <table:table-cell table:style-name="ce74"/>
          <table:table-cell table:number-columns-repeated="230"/>
          <table:table-cell table:style-name="ce74" table:number-columns-repeated="76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2" office:value-type="float" office:value="43.888764" calcext:value-type="float">
            <text:p>43.888764</text:p>
          </table:table-cell>
          <table:table-cell table:style-name="ce2" office:value-type="float" office:value="20.715084" calcext:value-type="float">
            <text:p>20.715084</text:p>
          </table:table-cell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74" table:number-columns-repeated="2"/>
          <table:table-cell table:style-name="ce7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style-name="ce74" office:value-type="string" calcext:value-type="string">
            <text:p>Q330HR</text:p>
          </table:table-cell>
          <table:table-cell table:number-columns-repeated="2"/>
          <table:table-cell table:style-name="ce74" office:value-type="string" calcext:value-type="string">
            <text:p>SerbianPool</text:p>
          </table:table-cell>
          <table:table-cell table:style-name="ce7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NORTH</text:p>
          </table:table-cell>
          <table:table-cell table:style-name="ce74" table:number-columns-repeated="2"/>
          <table:table-cell table:number-columns-repeated="230"/>
          <table:table-cell table:style-name="ce74" table:number-columns-repeated="76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2" office:value-type="float" office:value="43.576676" calcext:value-type="float">
            <text:p>43.576676</text:p>
          </table:table-cell>
          <table:table-cell table:style-name="ce2" office:value-type="float" office:value="20.152395" calcext:value-type="float">
            <text:p>20.152395</text:p>
          </table:table-cell>
          <table:table-cell table:style-name="ce2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8"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52" office:value-type="float" office:value="19.8" calcext:value-type="float">
            <text:p>19.8</text:p>
          </table:table-cell>
          <table:table-cell table:style-name="ce63"/>
          <table:table-cell table:style-name="ce11"/>
          <table:table-cell office:value-type="string" calcext:value-type="string">
            <text:p>SRB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8"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52" office:value-type="float" office:value="22.2" calcext:value-type="float">
            <text:p>22.2</text:p>
          </table:table-cell>
          <table:table-cell table:style-name="ce63"/>
          <table:table-cell table:style-name="ce11"/>
          <table:table-cell office:value-type="string" calcext:value-type="string">
            <text:p>SRB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8"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8" table:number-columns-repeated="2"/>
          <table:table-cell table:style-name="ce11"/>
          <table:table-cell table:style-name="ce4"/>
          <table:table-cell table:style-name="ce81" office:value-type="string" calcext:value-type="string">
            <text:p>SP</text:p>
          </table:table-cell>
          <table:table-cell table:style-name="ce8" table:number-columns-repeated="3"/>
          <table:table-cell table:style-name="ce81" office:value-type="string" calcext:value-type="string">
            <text:p>GIPP</text:p>
          </table:table-cell>
          <table:table-cell table:style-name="ce8" table:number-columns-repeated="7"/>
          <table:table-cell table:style-name="ce8"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2" office:value-type="float" office:value="43.214253" calcext:value-type="float">
            <text:p>43.214253</text:p>
          </table:table-cell>
          <table:table-cell table:style-name="ce2" office:value-type="float" office:value="21.120913" calcext:value-type="float">
            <text:p>21.120913</text:p>
          </table:table-cell>
          <table:table-cell table:style-name="ce2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8"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2" office:value-type="float" office:value="43.261405" calcext:value-type="float">
            <text:p>43.261405</text:p>
          </table:table-cell>
          <table:table-cell table:style-name="ce2" office:value-type="float" office:value="19.973146" calcext:value-type="float">
            <text:p>19.973146</text:p>
          </table:table-cell>
          <table:table-cell table:style-name="ce2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74" table:number-columns-repeated="2"/>
          <table:table-cell table:style-name="ce7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style-name="ce74" office:value-type="string" calcext:value-type="string">
            <text:p>Q330HR</text:p>
          </table:table-cell>
          <table:table-cell table:number-columns-repeated="2"/>
          <table:table-cell table:style-name="ce74" office:value-type="string" calcext:value-type="string">
            <text:p>SerbianPool</text:p>
          </table:table-cell>
          <table:table-cell table:style-name="ce7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NORTH</text:p>
          </table:table-cell>
          <table:table-cell table:style-name="ce74" table:number-columns-repeated="2"/>
          <table:table-cell table:number-columns-repeated="230"/>
          <table:table-cell table:style-name="ce74" table:number-columns-repeated="76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2" office:value-type="float" office:value="44.265486" calcext:value-type="float">
            <text:p>44.265486</text:p>
          </table:table-cell>
          <table:table-cell table:style-name="ce2" office:value-type="float" office:value="21.215175" calcext:value-type="float">
            <text:p>21.215175</text:p>
          </table:table-cell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8" table:number-columns-repeated="2"/>
          <table:table-cell table:style-name="ce11"/>
          <table:table-cell table:style-name="ce4"/>
          <table:table-cell table:style-name="ce81" office:value-type="string" calcext:value-type="string">
            <text:p>SP</text:p>
          </table:table-cell>
          <table:table-cell table:style-name="ce8" table:number-columns-repeated="3"/>
          <table:table-cell table:style-name="ce81" office:value-type="string" calcext:value-type="string">
            <text:p>GIPP</text:p>
          </table:table-cell>
          <table:table-cell table:style-name="ce8" table:number-columns-repeated="7"/>
          <table:table-cell table:style-name="ce8"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2" office:value-type="float" office:value="44.549344" calcext:value-type="float">
            <text:p>44.549344</text:p>
          </table:table-cell>
          <table:table-cell table:style-name="ce2" office:value-type="float" office:value="19.528069" calcext:value-type="float">
            <text:p>19.528069</text:p>
          </table:table-cell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8" table:number-columns-repeated="2"/>
          <table:table-cell table:style-name="ce11"/>
          <table:table-cell table:style-name="ce4"/>
          <table:table-cell table:style-name="ce81" office:value-type="string" calcext:value-type="string">
            <text:p>SP</text:p>
          </table:table-cell>
          <table:table-cell table:style-name="ce8" table:number-columns-repeated="3"/>
          <table:table-cell table:style-name="ce81" office:value-type="string" calcext:value-type="string">
            <text:p>GIPP</text:p>
          </table:table-cell>
          <table:table-cell table:style-name="ce8" table:number-columns-repeated="7"/>
          <table:table-cell table:style-name="ce8"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V</text:p>
          </table:table-cell>
          <table:table-cell table:style-name="ce11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1" office:value-type="string" calcext:value-type="string">
            <text:p>Italy</text:p>
          </table:table-cell>
          <table:table-cell table:style-name="ce52" table:number-columns-repeated="2"/>
          <table:table-cell table:style-name="ce22" office:value-type="string" calcext:value-type="string">
            <text:p>Trillium Horizon 120s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 office:value-type="string" calcext:value-type="string">
            <text:p>Centaur </text:p>
          </table:table-cell>
          <table:table-cell table:style-name="ce52" table:number-columns-repeated="2"/>
          <table:table-cell table:style-name="ce81" office:value-type="string" calcext:value-type="string">
            <text:p>Bologna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1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9" office:value-type="string" calcext:value-type="string">
            <text:p>existing</text:p>
          </table:table-cell>
          <table:table-cell table:style-name="ce74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4"/>
          <table:table-cell table:style-name="ce74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9" office:value-type="string" calcext:value-type="string">
            <text:p>existing</text:p>
          </table:table-cell>
          <table:table-cell table:style-name="ce74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4"/>
          <table:table-cell table:style-name="ce74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office:value-type="string" calcext:value-type="string">
            <text:p>DF03/NEVS/CA04A</text:p>
          </table:table-cell>
          <table:table-cell table:style-name="ce43" office:value-type="float" office:value="43.2966" calcext:value-type="float">
            <text:p>43.2966</text:p>
          </table:table-cell>
          <table:table-cell table:style-name="ce43" office:value-type="float" office:value="18.1037" calcext:value-type="float">
            <text:p>18.1037</text:p>
          </table:table-cell>
          <table:table-cell table:style-name="ce6" office:value-type="float" office:value="858" calcext:value-type="float">
            <text:p>858</text:p>
          </table:table-cell>
          <table:table-cell table:style-name="ce11" office:value-type="string" calcext:value-type="string">
            <text:p>Nevesinje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Guralp CMG-40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Guralp CMG-DM24</text:p>
          </table:table-cell>
          <table:table-cell table:style-name="ce52" table:number-columns-repeated="2"/>
          <table:table-cell table:style-name="ce81" office:value-type="string" calcext:value-type="string">
            <text:p>BerZag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style-name="ce81" office:value-type="string" calcext:value-type="string">
            <text:p>close to CA04A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 office:value-type="string" calcext:value-type="string">
            <text:p>close to former A166A</text:p>
          </table:table-cell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 office:value-type="string" calcext:value-type="string">
            <text:p>former A165A</text:p>
          </table:table-cell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Burzy, 71068, Saone-et-Loire, Bourgogne-Franche-Comte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 office:value-type="string" calcext:value-type="string">
            <text:p>former A169A</text:p>
          </table:table-cell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 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 office:value-type="string" calcext:value-type="string">
            <text:p>former A170A</text:p>
          </table:table-cell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10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 office:value-type="string" calcext:value-type="string">
            <text:p>former A171A</text:p>
          </table:table-cell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1" office:value-type="string" calcext:value-type="string">
            <text:p>Saint-Fargeol ,03231, Allier, Auvergne-Rhone-Alpes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STRECKEISEN 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Montrollet ,16231, Charente, Nouvelle-Aquitaine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396905384424" calcext:value-type="float">
            <text:p>45.83969</text:p>
          </table:table-cell>
          <table:table-cell table:style-name="ce44" office:value-type="float" office:value="4.10112560795882" calcext:value-type="float">
            <text:p>4.10113</text:p>
          </table:table-cell>
          <table:table-cell/>
          <table:table-cell table:style-name="ce11"/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style-name="ce52" table:number-columns-repeated="2"/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Solignac ,87192, Haute-Vienne, Nouvelle-Aquitaine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STRECKEISEN 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12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STRECKEISEN 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1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1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 office:value-type="string" calcext:value-type="string">
            <text:p>former A182A</text:p>
          </table:table-cell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1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1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1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1" office:value-type="string" calcext:value-type="string">
            <text:p>Saint-Michel-d'Aurance, 07276, Ardeche, Auvergne-Rhone-Alpes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 office:value-type="string" calcext:value-type="string">
            <text:p>former A184A</text:p>
          </table:table-cell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1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1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 office:value-type="string" calcext:value-type="string">
            <text:p>close to PY29A</text:p>
          </table:table-cell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1" office:value-type="string" calcext:value-type="string">
            <text:p>Valvigneres, 07332, Ardeche, Auvergne-Rhone-Alpes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 office:value-type="string" calcext:value-type="string">
            <text:p>former A192A</text:p>
          </table:table-cell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1" office:value-type="string" calcext:value-type="string">
            <text:p>Bruniquel, 82026, Tarn-et-Garonne, Occitanie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1" office:value-type="string" calcext:value-type="string">
            <text:p>La Capelle-et-Masmolene, 30067, Gard, Occitanie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 office:value-type="string" calcext:value-type="string">
            <text:p>former A196A</text:p>
          </table:table-cell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 office:value-type="string" calcext:value-type="string">
            <text:p>close to PY19</text:p>
          </table:table-cell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1" office:value-type="string" calcext:value-type="string">
            <text:p>Le Souli, 34305, Hrault, Occitanie</text:p>
          </table:table-cell>
          <table:table-cell table:style-name="ce11" office:value-type="string" calcext:value-type="string">
            <text:p>France</text:p>
          </table:table-cell>
          <table:table-cell table:style-name="ce52" table:number-columns-repeated="2"/>
          <table:table-cell table:style-name="ce11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3" office:value-type="string" calcext:value-type="string">
            <text:p>Resif-Sismob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RESIF</text:p>
          </table:table-cell>
          <table:table-cell table:style-name="ce52" table:number-columns-repeated="2"/>
          <table:table-cell table:style-name="ce8"/>
          <table:table-cell table:style-name="ce74" office:value-type="string" calcext:value-type="string">
            <text:p>WEST</text:p>
          </table:table-cell>
          <table:table-cell table:style-name="ce92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6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Taurus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 office:value-type="string" calcext:value-type="string">
            <text:p>Taurus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92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6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Taurus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 office:value-type="string" calcext:value-type="string">
            <text:p>Taurus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92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6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Taurus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6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 office:value-type="string" calcext:value-type="string">
            <text:p>Taurus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92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 office:value-type="string" calcext:value-type="string">
            <text:p>Taurus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6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 office:value-type="string" calcext:value-type="string">
            <text:p>Taurus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52" table:number-columns-repeated="2"/>
          <table:table-cell table:style-name="ce11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6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1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STS2_gen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STS2_gen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52" table:number-columns-repeated="2"/>
          <table:table-cell table:style-name="ce11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1" office:value-type="string" calcext:value-type="string">
            <text:p>BiHsrp</text:p>
          </table:table-cell>
          <table:table-cell table:style-name="ce52" table:number-columns-repeated="2"/>
          <table:table-cell table:style-name="ce11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T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ETH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CENTER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2" office:value-type="float" office:value="43.1195367" calcext:value-type="float">
            <text:p>43.1195367</text:p>
          </table:table-cell>
          <table:table-cell table:style-name="ce2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01A</text:p>
          </table:table-cell>
          <table:table-cell table:style-name="ce1" office:value-type="float" office:value="43.6885834" calcext:value-type="float">
            <text:p>43.6885834</text:p>
          </table:table-cell>
          <table:table-cell table:style-name="ce1" office:value-type="float" office:value="27.1932163" calcext:value-type="float">
            <text:p>27.1932163</text:p>
          </table:table-cell>
          <table:table-cell table:style-name="ce6" office:value-type="float" office:value="239" calcext:value-type="float">
            <text:p>239</text:p>
          </table:table-cell>
          <table:table-cell table:style-name="ce11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02A</text:p>
          </table:table-cell>
          <table:table-cell table:style-name="ce1" office:value-type="float" office:value="43.6287568" calcext:value-type="float">
            <text:p>43.6287568</text:p>
          </table:table-cell>
          <table:table-cell table:style-name="ce1" office:value-type="float" office:value="27.7089688" calcext:value-type="float">
            <text:p>27.7089688</text:p>
          </table:table-cell>
          <table:table-cell table:style-name="ce6" office:value-type="float" office:value="242" calcext:value-type="float">
            <text:p>242</text:p>
          </table:table-cell>
          <table:table-cell table:style-name="ce11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03A</text:p>
          </table:table-cell>
          <table:table-cell table:style-name="ce1" office:value-type="float" office:value="43.1321836" calcext:value-type="float">
            <text:p>43.1321836</text:p>
          </table:table-cell>
          <table:table-cell table:style-name="ce1" office:value-type="float" office:value="26.9381081" calcext:value-type="float">
            <text:p>26.9381081</text:p>
          </table:table-cell>
          <table:table-cell table:style-name="ce6" office:value-type="float" office:value="129" calcext:value-type="float">
            <text:p>129</text:p>
          </table:table-cell>
          <table:table-cell table:style-name="ce11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CMG-3ESPC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1" office:value-type="float" office:value="42.8336613" calcext:value-type="float">
            <text:p>42.8336613</text:p>
          </table:table-cell>
          <table:table-cell table:style-name="ce1" office:value-type="float" office:value="26.4608157" calcext:value-type="float">
            <text:p>26.4608157</text:p>
          </table:table-cell>
          <table:table-cell table:style-name="ce6" office:value-type="float" office:value="631" calcext:value-type="float">
            <text:p>631</text:p>
          </table:table-cell>
          <table:table-cell table:style-name="ce11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1" office:value-type="float" office:value="27.1993406" calcext:value-type="float">
            <text:p>27.1993406</text:p>
          </table:table-cell>
          <table:table-cell table:style-name="ce6" office:value-type="float" office:value="107" calcext:value-type="float">
            <text:p>107</text:p>
          </table:table-cell>
          <table:table-cell table:style-name="ce11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06A</text:p>
          </table:table-cell>
          <table:table-cell table:style-name="ce1" office:value-type="float" office:value="42.991448" calcext:value-type="float">
            <text:p>42.991448</text:p>
          </table:table-cell>
          <table:table-cell table:style-name="ce1" office:value-type="float" office:value="23.63689" calcext:value-type="float">
            <text:p>23.63689</text:p>
          </table:table-cell>
          <table:table-cell table:style-name="ce6"/>
          <table:table-cell table:style-name="ce11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6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6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09A</text:p>
          </table:table-cell>
          <table:table-cell table:style-name="ce1" office:value-type="float" office:value="42.531642" calcext:value-type="float">
            <text:p>42.531642</text:p>
          </table:table-cell>
          <table:table-cell table:style-name="ce1" office:value-type="float" office:value="25.331197" calcext:value-type="float">
            <text:p>25.331197</text:p>
          </table:table-cell>
          <table:table-cell table:style-name="ce6"/>
          <table:table-cell table:style-name="ce11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10A</text:p>
          </table:table-cell>
          <table:table-cell table:style-name="ce1" office:value-type="float" office:value="42.413133" calcext:value-type="float">
            <text:p>42.413133</text:p>
          </table:table-cell>
          <table:table-cell table:style-name="ce1" office:value-type="float" office:value="25.804958" calcext:value-type="float">
            <text:p>25.804958</text:p>
          </table:table-cell>
          <table:table-cell table:style-name="ce6"/>
          <table:table-cell table:style-name="ce11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11A</text:p>
          </table:table-cell>
          <table:table-cell table:style-name="ce1" office:value-type="float" office:value="42.0614521" calcext:value-type="float">
            <text:p>42.0614521</text:p>
          </table:table-cell>
          <table:table-cell table:style-name="ce1" office:value-type="float" office:value="26.2548328" calcext:value-type="float">
            <text:p>26.2548328</text:p>
          </table:table-cell>
          <table:table-cell table:style-name="ce6" office:value-type="float" office:value="346" calcext:value-type="float">
            <text:p>346</text:p>
          </table:table-cell>
          <table:table-cell table:style-name="ce11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12A</text:p>
          </table:table-cell>
          <table:table-cell table:style-name="ce1" office:value-type="float" office:value="42.1181898" calcext:value-type="float">
            <text:p>42.1181898</text:p>
          </table:table-cell>
          <table:table-cell table:style-name="ce1" office:value-type="float" office:value="26.7803679" calcext:value-type="float">
            <text:p>26.7803679</text:p>
          </table:table-cell>
          <table:table-cell table:style-name="ce6" office:value-type="float" office:value="254" calcext:value-type="float">
            <text:p>254</text:p>
          </table:table-cell>
          <table:table-cell table:style-name="ce11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CMG-3ESPC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13A</text:p>
          </table:table-cell>
          <table:table-cell table:style-name="ce1" office:value-type="float" office:value="42.0875621" calcext:value-type="float">
            <text:p>42.0875621</text:p>
          </table:table-cell>
          <table:table-cell table:style-name="ce1" office:value-type="float" office:value="27.72946" calcext:value-type="float">
            <text:p>27.72946</text:p>
          </table:table-cell>
          <table:table-cell table:style-name="ce6" office:value-type="float" office:value="299" calcext:value-type="float">
            <text:p>299</text:p>
          </table:table-cell>
          <table:table-cell table:style-name="ce11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14A</text:p>
          </table:table-cell>
          <table:table-cell table:style-name="ce1" office:value-type="float" office:value="42.288958" calcext:value-type="float">
            <text:p>42.288958</text:p>
          </table:table-cell>
          <table:table-cell table:style-name="ce1" office:value-type="float" office:value="22.831374" calcext:value-type="float">
            <text:p>22.831374</text:p>
          </table:table-cell>
          <table:table-cell table:style-name="ce6"/>
          <table:table-cell table:style-name="ce11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15A</text:p>
          </table:table-cell>
          <table:table-cell table:style-name="ce1" office:value-type="float" office:value="42.047733" calcext:value-type="float">
            <text:p>42.047733</text:p>
          </table:table-cell>
          <table:table-cell table:style-name="ce1" office:value-type="float" office:value="23.524965" calcext:value-type="float">
            <text:p>23.524965</text:p>
          </table:table-cell>
          <table:table-cell table:style-name="ce6"/>
          <table:table-cell table:style-name="ce11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16A</text:p>
          </table:table-cell>
          <table:table-cell table:style-name="ce1" office:value-type="float" office:value="42.192493" calcext:value-type="float">
            <text:p>42.192493</text:p>
          </table:table-cell>
          <table:table-cell table:style-name="ce1" office:value-type="float" office:value="23.988035" calcext:value-type="float">
            <text:p>23.988035</text:p>
          </table:table-cell>
          <table:table-cell table:style-name="ce6"/>
          <table:table-cell table:style-name="ce11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17A</text:p>
          </table:table-cell>
          <table:table-cell table:style-name="ce1" office:value-type="float" office:value="41.766003" calcext:value-type="float">
            <text:p>41.766003</text:p>
          </table:table-cell>
          <table:table-cell table:style-name="ce1" office:value-type="float" office:value="24.145215" calcext:value-type="float">
            <text:p>24.145215</text:p>
          </table:table-cell>
          <table:table-cell table:style-name="ce6"/>
          <table:table-cell table:style-name="ce11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18A</text:p>
          </table:table-cell>
          <table:table-cell table:style-name="ce1" office:value-type="float" office:value="41.520753" calcext:value-type="float">
            <text:p>41.520753</text:p>
          </table:table-cell>
          <table:table-cell table:style-name="ce1" office:value-type="float" office:value="25.807248" calcext:value-type="float">
            <text:p>25.807248</text:p>
          </table:table-cell>
          <table:table-cell table:style-name="ce6"/>
          <table:table-cell table:style-name="ce11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2" office:value-type="float" office:value="43.7176294" calcext:value-type="float">
            <text:p>43.7176294</text:p>
          </table:table-cell>
          <table:table-cell table:style-name="ce2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CMG-3ESPC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2" office:value-type="float" office:value="43.879918" calcext:value-type="float">
            <text:p>43.879918</text:p>
          </table:table-cell>
          <table:table-cell table:style-name="ce2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SP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BG21A</text:p>
          </table:table-cell>
          <table:table-cell table:style-name="ce2" office:value-type="float" office:value="43.405501" calcext:value-type="float">
            <text:p>43.405501</text:p>
          </table:table-cell>
          <table:table-cell table:style-name="ce2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SP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BRIU</text:p>
          </table:table-cell>
          <table:table-cell table:style-name="ce2" office:value-type="float" office:value="48.338" calcext:value-type="float">
            <text:p>48.338</text:p>
          </table:table-cell>
          <table:table-cell table:style-name="ce2" office:value-type="float" office:value="23.0203" calcext:value-type="float">
            <text:p>23.0203</text:p>
          </table:table-cell>
          <table:table-cell table:style-name="ce2" office:value-type="float" office:value="160" calcext:value-type="float">
            <text:p>160</text:p>
          </table:table-cell>
          <table:table-cell table:style-name="ce70" office:value-type="string" calcext:value-type="string">
            <text:p>Brid </text:p>
          </table:table-cell>
          <table:table-cell office:value-type="string" calcext:value-type="string">
            <text:p>UkraineCarp</text:p>
          </table:table-cell>
          <table:table-cell table:number-columns-repeated="4"/>
          <table:table-cell table:style-name="ce8" office:value-type="string" calcext:value-type="string">
            <text:p>SP</text:p>
          </table:table-cell>
          <table:table-cell table:style-name="ce8" table:number-columns-repeated="3"/>
          <table:table-cell table:style-name="ce81" office:value-type="string" calcext:value-type="string">
            <text:p>GIPP+GeoAz</text:p>
          </table:table-cell>
          <table:table-cell table:style-name="ce8" table:number-columns-repeated="7"/>
          <table:table-cell office:value-type="string" calcext:value-type="string">
            <text:p>EAST</text:p>
          </table:table-cell>
          <table:table-cell table:style-name="ce8" table:number-columns-repeated="3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2" office:value-type="float" office:value="42.0457" calcext:value-type="float">
            <text:p>42.0457</text:p>
          </table:table-cell>
          <table:table-cell table:style-name="ce2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SP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6"/>
          <table:table-cell table:style-name="ce11"/>
          <table:table-cell table:style-name="ce11" office:value-type="string" calcext:value-type="string">
            <text:p>Moldav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IEP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6"/>
          <table:table-cell table:style-name="ce11"/>
          <table:table-cell table:style-name="ce11" office:value-type="string" calcext:value-type="string">
            <text:p>Moldav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IEP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6"/>
          <table:table-cell table:style-name="ce11"/>
          <table:table-cell table:style-name="ce11" office:value-type="string" calcext:value-type="string">
            <text:p>Moldav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IEP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2" office:value-type="float" office:value="48.512" calcext:value-type="float">
            <text:p>48.512</text:p>
          </table:table-cell>
          <table:table-cell table:style-name="ce2" office:value-type="float" office:value="23.5121" calcext:value-type="float">
            <text:p>23.5121</text:p>
          </table:table-cell>
          <table:table-cell office:value-type="float" office:value="470" calcext:value-type="float">
            <text:p>470</text:p>
          </table:table-cell>
          <table:table-cell table:style-name="ce70" office:value-type="string" calcext:value-type="string">
            <text:p>Mizhgirya 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+GeoAz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EFTEK_Colt_LP60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1" office:value-type="string" calcext:value-type="string">
            <text:p>Poland</text:p>
          </table:table-cell>
          <table:table-cell table:style-name="ce52" table:number-columns-repeated="2"/>
          <table:table-cell table:style-name="ce11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81"/>
          <table:table-cell table:style-name="ce11"/>
          <table:table-cell table:style-name="ce52" table:number-columns-repeated="2"/>
          <table:table-cell table:style-name="ce81" office:value-type="string" calcext:value-type="string">
            <text:p>P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AKU</text:p>
          </table:table-cell>
          <table:table-cell table:style-name="ce2" office:value-type="float" office:value="48.0259" calcext:value-type="float">
            <text:p>48.0259</text:p>
          </table:table-cell>
          <table:table-cell table:style-name="ce2" office:value-type="float" office:value="24.1663" calcext:value-type="float">
            <text:p>24.1663</text:p>
          </table:table-cell>
          <table:table-cell office:value-type="float" office:value="440" calcext:value-type="float">
            <text:p>440</text:p>
          </table:table-cell>
          <table:table-cell table:style-name="ce70" office:value-type="string" calcext:value-type="string">
            <text:p>Rahiv 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+GeoAz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6"/>
          <table:table-cell table:style-name="ce24" office:value-type="string" calcext:value-type="string">
            <text:p>Beldiu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92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6"/>
          <table:table-cell table:style-name="ce11" office:value-type="string" calcext:value-type="string">
            <text:p>Toplita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CMG3ESP w/attenuator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RO03A</text:p>
          </table:table-cell>
          <table:table-cell table:style-name="ce1" office:value-type="float" office:value="44.7765142" calcext:value-type="float">
            <text:p>44.7765142</text:p>
          </table:table-cell>
          <table:table-cell table:style-name="ce1" office:value-type="float" office:value="23.8756133" calcext:value-type="float">
            <text:p>23.8756133</text:p>
          </table:table-cell>
          <table:table-cell table:style-name="ce6" office:value-type="float" office:value="261" calcext:value-type="float">
            <text:p>261</text:p>
          </table:table-cell>
          <table:table-cell table:style-name="ce11" office:value-type="string" calcext:value-type="string">
            <text:p>Zatreni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6"/>
          <table:table-cell table:style-name="ce24" office:value-type="string" calcext:value-type="string">
            <text:p>Berlesti/Ianca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52" table:number-columns-repeated="2"/>
          <table:table-cell table:style-name="ce81" office:value-type="string" calcext:value-type="string">
            <text:p>Helsinki+IRS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92" office:value-type="string" calcext:value-type="string">
            <text:p>120.9.2022</text:p>
          </table:table-cell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1" office:value-type="string" calcext:value-type="string">
            <text:p>Cremenari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6"/>
          <table:table-cell table:style-name="ce24" office:value-type="string" calcext:value-type="string">
            <text:p>Chiribis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ulu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4" office:value-type="string" calcext:value-type="string">
            <text:p>2022-11-02</text:p>
          </table:table-cell>
          <table:table-cell table:style-name="ce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2" office:value-type="float" office:value="46.35" calcext:value-type="float">
            <text:p>46.35</text:p>
          </table:table-cell>
          <table:table-cell table:style-name="ce2" office:value-type="float" office:value="27.123" calcext:value-type="float">
            <text:p>27.123</text:p>
          </table:table-cell>
          <table:table-cell table:style-name="ce6"/>
          <table:table-cell table:style-name="ce11" office:value-type="string" calcext:value-type="string">
            <text:p>Fulgeris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CMG3ESP w/attenuator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Helsinki+IRS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2" office:value-type="float" office:value="47.841" calcext:value-type="float">
            <text:p>47.841</text:p>
          </table:table-cell>
          <table:table-cell table:style-name="ce2" office:value-type="float" office:value="24.545" calcext:value-type="float">
            <text:p>24.545</text:p>
          </table:table-cell>
          <table:table-cell table:style-name="ce6"/>
          <table:table-cell table:style-name="ce11"/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ulu</text:p>
          </table:table-cell>
          <table:table-cell table:style-name="ce84"/>
          <table:table-cell table:style-name="ce52" table:number-columns-repeated="5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6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22" office:value-type="string" calcext:value-type="string">
            <text:p>CMG3ESPC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6"/>
          <table:table-cell table:style-name="ce11"/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8" office:value-type="float" office:value="44.9836" calcext:value-type="float">
            <text:p>44.9836</text:p>
          </table:table-cell>
          <table:table-cell table:style-name="ce8" office:value-type="float" office:value="22.8129" calcext:value-type="float">
            <text:p>22.8129</text:p>
          </table:table-cell>
          <table:table-cell table:style-name="ce6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22" office:value-type="string" calcext:value-type="string">
            <text:p>Nanometrics Trillium 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2" office:value-type="float" office:value="44.5828828" calcext:value-type="float">
            <text:p>44.5828828</text:p>
          </table:table-cell>
          <table:table-cell table:style-name="ce2" office:value-type="float" office:value="25.599565" calcext:value-type="float">
            <text:p>25.599565</text:p>
          </table:table-cell>
          <table:table-cell table:style-name="ce6" office:value-type="float" office:value="142" calcext:value-type="float">
            <text:p>142</text:p>
          </table:table-cell>
          <table:table-cell table:style-name="ce11" office:value-type="string" calcext:value-type="string">
            <text:p>Vlasceni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2" office:value-type="float" office:value="43.8298535" calcext:value-type="float">
            <text:p>43.8298535</text:p>
          </table:table-cell>
          <table:table-cell table:style-name="ce2" office:value-type="float" office:value="24.7919302" calcext:value-type="float">
            <text:p>24.7919302</text:p>
          </table:table-cell>
          <table:table-cell table:style-name="ce6" office:value-type="float" office:value="58" calcext:value-type="float">
            <text:p>58</text:p>
          </table:table-cell>
          <table:table-cell table:style-name="ce11" office:value-type="string" calcext:value-type="string">
            <text:p>Segarcea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6"/>
          <table:table-cell table:style-name="ce22" office:value-type="string" calcext:value-type="string">
            <text:p>Dezna 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ulu+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4"/>
          <table:table-cell table:style-name="ce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Ipotesti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2" office:value-type="float" office:value="44.1142259" calcext:value-type="float">
            <text:p>44.1142259</text:p>
          </table:table-cell>
          <table:table-cell table:style-name="ce2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Chirnogi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6"/>
          <table:table-cell table:style-name="ce24" office:value-type="string" calcext:value-type="string">
            <text:p>Schela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52" table:number-columns-repeated="2"/>
          <table:table-cell table:style-name="ce81" office:value-type="string" calcext:value-type="string">
            <text:p>Helsinki+IRS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92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6"/>
          <table:table-cell table:style-name="ce24" office:value-type="string" calcext:value-type="string">
            <text:p>Gradistea de Munte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ulu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4" office:value-type="string" calcext:value-type="string">
            <text:p>2022-11-02</text:p>
          </table:table-cell>
          <table:table-cell table:style-name="ce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2" office:value-type="float" office:value="45.15239" calcext:value-type="float">
            <text:p>45.15239</text:p>
          </table:table-cell>
          <table:table-cell table:style-name="ce2" office:value-type="float" office:value="23.31579" calcext:value-type="float">
            <text:p>23.31579</text:p>
          </table:table-cell>
          <table:table-cell table:style-name="ce6"/>
          <table:table-cell table:style-name="ce11"/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6"/>
          <table:table-cell table:style-name="ce11"/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6"/>
          <table:table-cell table:style-name="ce22" office:value-type="string" calcext:value-type="string">
            <text:p>Motiori 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ulu+UniWien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94"/>
          <table:table-cell table:style-name="ce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2" office:value-type="float" office:value="45.7651" calcext:value-type="float">
            <text:p>45.7651</text:p>
          </table:table-cell>
          <table:table-cell table:style-name="ce2" office:value-type="float" office:value="24.8165" calcext:value-type="float">
            <text:p>24.8165</text:p>
          </table:table-cell>
          <table:table-cell table:style-name="ce6"/>
          <table:table-cell table:style-name="ce11" office:value-type="string" calcext:value-type="string">
            <text:p>Sambata_de_Sus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CMG3ESP w/attenuator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6"/>
          <table:table-cell table:style-name="ce24" office:value-type="string" calcext:value-type="string">
            <text:p>Garbova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92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6"/>
          <table:table-cell table:style-name="ce22" office:value-type="string" calcext:value-type="string">
            <text:p>Comlosu Mare 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ulu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4" office:value-type="string" calcext:value-type="string">
            <text:p>2023-03-25</text:p>
          </table:table-cell>
          <table:table-cell table:style-name="ce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6"/>
          <table:table-cell table:style-name="ce22" office:value-type="string" calcext:value-type="string">
            <text:p>Bogda 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ulu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94" office:value-type="string" calcext:value-type="string">
            <text:p>2023-03-25</text:p>
          </table:table-cell>
          <table:table-cell table:style-name="ce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6"/>
          <table:table-cell table:style-name="ce22" office:value-type="string" calcext:value-type="string">
            <text:p>Godinesti 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ulu+UniWien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4"/>
          <table:table-cell table:style-name="ce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1" office:value-type="float" office:value="46.8187" calcext:value-type="float">
            <text:p>46.8187</text:p>
          </table:table-cell>
          <table:table-cell table:style-name="ce1" office:value-type="float" office:value="27.1065" calcext:value-type="float">
            <text:p>27.1065</text:p>
          </table:table-cell>
          <table:table-cell table:style-name="ce6"/>
          <table:table-cell table:style-name="ce11" office:value-type="string" calcext:value-type="string">
            <text:p>Giurgeni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CMG3ESP w/attenuator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6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/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6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/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6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/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6"/>
          <table:table-cell table:style-name="ce11" office:value-type="string" calcext:value-type="string">
            <text:p>Sofronea 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Oulu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4" office:value-type="string" calcext:value-type="string">
            <text:p>2022-11-02</text:p>
          </table:table-cell>
          <table:table-cell table:style-name="ce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6"/>
          <table:table-cell table:style-name="ce24" office:value-type="string" calcext:value-type="string">
            <text:p>Salisca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92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1" office:value-type="float" office:value="47.2784" calcext:value-type="float">
            <text:p>47.2784</text:p>
          </table:table-cell>
          <table:table-cell table:style-name="ce1" office:value-type="float" office:value="26.6592" calcext:value-type="float">
            <text:p>26.6592</text:p>
          </table:table-cell>
          <table:table-cell table:style-name="ce6"/>
          <table:table-cell table:style-name="ce11" office:value-type="string" calcext:value-type="string">
            <text:p>Valea_Seaca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CMG3ESP w/attenuator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6"/>
          <table:table-cell table:style-name="ce24" office:value-type="string" calcext:value-type="string">
            <text:p>Borlesti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92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6"/>
          <table:table-cell table:style-name="ce24" office:value-type="string" calcext:value-type="string">
            <text:p>Soimeni, Hargita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Guralp 3ESPC 120s 100Hz 2x1000 V/m/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84" office:value-type="string" calcext:value-type="string">
            <text:p>Guralp minimus (4-channel)</text:p>
          </table:table-cell>
          <table:table-cell table:style-name="ce52" table:number-columns-repeated="2"/>
          <table:table-cell table:style-name="ce81" office:value-type="string" calcext:value-type="string">
            <text:p>Helsinki+IRS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6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/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6"/>
          <table:table-cell table:style-name="ce24" office:value-type="string" calcext:value-type="string">
            <text:p>Telcisor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92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6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/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1" office:value-type="float" office:value="47.7358" calcext:value-type="float">
            <text:p>47.7358</text:p>
          </table:table-cell>
          <table:table-cell table:style-name="ce1" office:value-type="float" office:value="26.646" calcext:value-type="float">
            <text:p>26.646</text:p>
          </table:table-cell>
          <table:table-cell table:style-name="ce6"/>
          <table:table-cell table:style-name="ce11" office:value-type="string" calcext:value-type="string">
            <text:p>Botosani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CMG3ESP w/attenuator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unequipped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Helsinki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6"/>
          <table:table-cell table:style-name="ce24" office:value-type="string" calcext:value-type="string">
            <text:p>Bolovăniș, Ghimes, Bacau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52" table:number-columns-repeated="2"/>
          <table:table-cell table:style-name="ce81" office:value-type="string" calcext:value-type="string">
            <text:p>GIPP+IRS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1" office:value-type="string" calcext:value-type="string">
            <text:p>Plaiu Cornului, Prahova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52" table:number-columns-repeated="2"/>
          <table:table-cell table:style-name="ce81" office:value-type="string" calcext:value-type="string">
            <text:p>GIPP+IRS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1" office:value-type="string" calcext:value-type="string">
            <text:p>Stupina, Măicănești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52" table:number-columns-repeated="2"/>
          <table:table-cell table:style-name="ce81" office:value-type="string" calcext:value-type="string">
            <text:p>GIPP+IRS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1" office:value-type="string" calcext:value-type="string">
            <text:p>Valea Mare, Colonesti, Bacau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52" table:number-columns-repeated="2"/>
          <table:table-cell table:style-name="ce81" office:value-type="string" calcext:value-type="string">
            <text:p>GIPP+IRSM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string" calcext:value-type="string">
            <text:p>Singureni</text:p>
          </table:table-cell>
          <table:table-cell table:style-name="ce11" office:value-type="string" calcext:value-type="string">
            <text:p>Romania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2" office:value-type="float" office:value="43.6898" calcext:value-type="float">
            <text:p>43.6898</text:p>
          </table:table-cell>
          <table:table-cell table:style-name="ce2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52" table:number-columns-repeated="2"/>
          <table:table-cell table:style-name="ce11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81" office:value-type="string" calcext:value-type="string">
            <text:p>SP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Denmark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NIEP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36" office:value-type="float" office:value="48.934141" calcext:value-type="float">
            <text:p>48.934141</text:p>
          </table:table-cell>
          <table:table-cell table:style-name="ce36" office:value-type="float" office:value="14.993574" calcext:value-type="float">
            <text:p>14.993574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7" office:value-type="string" calcext:value-type="string">
            <text:p>A022A</text:p>
          </table:table-cell>
          <table:table-cell table:style-name="ce36" office:value-type="float" office:value="48.634316" calcext:value-type="float">
            <text:p>48.634316</text:p>
          </table:table-cell>
          <table:table-cell table:style-name="ce36" office:value-type="float" office:value="14.732612" calcext:value-type="float">
            <text:p>14.732612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36" office:value-type="float" office:value="48.460861" calcext:value-type="float">
            <text:p>48.460861</text:p>
          </table:table-cell>
          <table:table-cell table:style-name="ce36" office:value-type="float" office:value="14.070468" calcext:value-type="float">
            <text:p>14.070468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36" office:value-type="float" office:value="47.520995" calcext:value-type="float">
            <text:p>47.520995</text:p>
          </table:table-cell>
          <table:table-cell table:style-name="ce36" office:value-type="float" office:value="14.416341" calcext:value-type="float">
            <text:p>14.416341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36" office:value-type="float" office:value="46.933264" calcext:value-type="float">
            <text:p>46.933264</text:p>
          </table:table-cell>
          <table:table-cell table:style-name="ce36" office:value-type="float" office:value="14.551274" calcext:value-type="float">
            <text:p>14.551274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36" office:value-type="float" office:value="46.815741" calcext:value-type="float">
            <text:p>46.815741</text:p>
          </table:table-cell>
          <table:table-cell table:style-name="ce36" office:value-type="float" office:value="14.007304" calcext:value-type="float">
            <text:p>14.007304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36" office:value-type="float" office:value="47.094808" calcext:value-type="float">
            <text:p>47.094808</text:p>
          </table:table-cell>
          <table:table-cell table:style-name="ce36" office:value-type="float" office:value="13.949906" calcext:value-type="float">
            <text:p>13.949906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36" office:value-type="float" office:value="47.430144" calcext:value-type="float">
            <text:p>47.430144</text:p>
          </table:table-cell>
          <table:table-cell table:style-name="ce36" office:value-type="float" office:value="13.761081" calcext:value-type="float">
            <text:p>13.761081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36" office:value-type="float" office:value="47.82783" calcext:value-type="float">
            <text:p>47.82783</text:p>
          </table:table-cell>
          <table:table-cell table:style-name="ce36" office:value-type="float" office:value="13.561024" calcext:value-type="float">
            <text:p>13.561024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36" office:value-type="float" office:value="48.427019" calcext:value-type="float">
            <text:p>48.427019</text:p>
          </table:table-cell>
          <table:table-cell table:style-name="ce36" office:value-type="float" office:value="13.497524" calcext:value-type="float">
            <text:p>13.497524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36" office:value-type="float" office:value="48.122971" calcext:value-type="float">
            <text:p>48.122971</text:p>
          </table:table-cell>
          <table:table-cell table:style-name="ce36" office:value-type="float" office:value="13.306443" calcext:value-type="float">
            <text:p>13.306443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36" office:value-type="float" office:value="47.479792" calcext:value-type="float">
            <text:p>47.479792</text:p>
          </table:table-cell>
          <table:table-cell table:style-name="ce36" office:value-type="float" office:value="13.125995" calcext:value-type="float">
            <text:p>13.125995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36" office:value-type="float" office:value="46.911289" calcext:value-type="float">
            <text:p>46.911289</text:p>
          </table:table-cell>
          <table:table-cell table:style-name="ce36" office:value-type="float" office:value="13.078006" calcext:value-type="float">
            <text:p>13.078006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A035B</text:p>
          </table:table-cell>
          <table:table-cell table:style-name="ce36" office:value-type="float" office:value="47.160486" calcext:value-type="float">
            <text:p>47.160486</text:p>
          </table:table-cell>
          <table:table-cell table:style-name="ce36" office:value-type="float" office:value="12.64199" calcext:value-type="float">
            <text:p>12.64199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A036A</text:p>
          </table:table-cell>
          <table:table-cell table:style-name="ce36" office:value-type="float" office:value="47.37898" calcext:value-type="float">
            <text:p>47.37898</text:p>
          </table:table-cell>
          <table:table-cell table:style-name="ce36" office:value-type="float" office:value="12.30854" calcext:value-type="float">
            <text:p>12.30854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1" office:value-type="string" calcext:value-type="string">
            <text:p>CZ</text:p>
          </table:table-cell>
          <table:table-cell table:style-name="ce52" table:number-columns-repeated="2"/>
          <table:table-cell table:style-name="ce11" office:value-type="string" calcext:value-type="string">
            <text:p>CMG-3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1" office:value-type="string" calcext:value-type="string">
            <text:p>CZ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079A</text:p>
          </table:table-cell>
          <table:table-cell table:style-name="ce36" office:value-type="float" office:value="49.2288" calcext:value-type="float">
            <text:p>49.2288</text:p>
          </table:table-cell>
          <table:table-cell table:style-name="ce36" office:value-type="float" office:value="14.7074" calcext:value-type="float">
            <text:p>14.7074</text:p>
          </table:table-cell>
          <table:table-cell table:style-name="ce6"/>
          <table:table-cell table:style-name="ce11"/>
          <table:table-cell table:style-name="ce11" office:value-type="string" calcext:value-type="string">
            <text:p>CZ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1"/>
          <table:table-cell table:style-name="ce11" office:value-type="string" calcext:value-type="string">
            <text:p>CZ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1" office:value-type="string" calcext:value-type="string">
            <text:p>CZ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1"/>
          <table:table-cell table:style-name="ce11" office:value-type="string" calcext:value-type="string">
            <text:p>CZ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083A</text:p>
          </table:table-cell>
          <table:table-cell table:style-name="ce36" office:value-type="float" office:value="49.6959" calcext:value-type="float">
            <text:p>49.6959</text:p>
          </table:table-cell>
          <table:table-cell table:style-name="ce36" office:value-type="float" office:value="15.6077" calcext:value-type="float">
            <text:p>15.6077</text:p>
          </table:table-cell>
          <table:table-cell table:style-name="ce6"/>
          <table:table-cell table:style-name="ce11"/>
          <table:table-cell table:style-name="ce11" office:value-type="string" calcext:value-type="string">
            <text:p>CZ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084A</text:p>
          </table:table-cell>
          <table:table-cell table:style-name="ce36" office:value-type="float" office:value="48.9434" calcext:value-type="float">
            <text:p>48.9434</text:p>
          </table:table-cell>
          <table:table-cell table:style-name="ce36" office:value-type="float" office:value="15.7007" calcext:value-type="float">
            <text:p>15.7007</text:p>
          </table:table-cell>
          <table:table-cell table:style-name="ce6"/>
          <table:table-cell table:style-name="ce11"/>
          <table:table-cell table:style-name="ce11" office:value-type="string" calcext:value-type="string">
            <text:p>CZ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085A</text:p>
          </table:table-cell>
          <table:table-cell table:style-name="ce36" office:value-type="float" office:value="49.4392" calcext:value-type="float">
            <text:p>49.4392</text:p>
          </table:table-cell>
          <table:table-cell table:style-name="ce36" office:value-type="float" office:value="16.1962" calcext:value-type="float">
            <text:p>16.1962</text:p>
          </table:table-cell>
          <table:table-cell table:style-name="ce6"/>
          <table:table-cell table:style-name="ce11"/>
          <table:table-cell table:style-name="ce11" office:value-type="string" calcext:value-type="string">
            <text:p>CZ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086A</text:p>
          </table:table-cell>
          <table:table-cell table:style-name="ce36" office:value-type="float" office:value="49.8528" calcext:value-type="float">
            <text:p>49.8528</text:p>
          </table:table-cell>
          <table:table-cell table:style-name="ce36" office:value-type="float" office:value="16.1457" calcext:value-type="float">
            <text:p>16.1457</text:p>
          </table:table-cell>
          <table:table-cell table:style-name="ce6"/>
          <table:table-cell table:style-name="ce11"/>
          <table:table-cell table:style-name="ce11" office:value-type="string" calcext:value-type="string">
            <text:p>CZ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087A</text:p>
          </table:table-cell>
          <table:table-cell table:style-name="ce36" office:value-type="float" office:value="49.7049" calcext:value-type="float">
            <text:p>49.7049</text:p>
          </table:table-cell>
          <table:table-cell table:style-name="ce36" office:value-type="float" office:value="16.8893" calcext:value-type="float">
            <text:p>16.8893</text:p>
          </table:table-cell>
          <table:table-cell table:style-name="ce6"/>
          <table:table-cell table:style-name="ce11"/>
          <table:table-cell table:style-name="ce11" office:value-type="string" calcext:value-type="string">
            <text:p>CZ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088B</text:p>
          </table:table-cell>
          <table:table-cell table:style-name="ce36" office:value-type="float" office:value="49.43025" calcext:value-type="float">
            <text:p>49.43025</text:p>
          </table:table-cell>
          <table:table-cell table:style-name="ce36" office:value-type="float" office:value="17.29109" calcext:value-type="float">
            <text:p>17.29109</text:p>
          </table:table-cell>
          <table:table-cell table:style-name="ce6"/>
          <table:table-cell table:style-name="ce11"/>
          <table:table-cell table:style-name="ce11" office:value-type="string" calcext:value-type="string">
            <text:p>CZ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089A</text:p>
          </table:table-cell>
          <table:table-cell table:style-name="ce36" office:value-type="float" office:value="49.1521" calcext:value-type="float">
            <text:p>49.1521</text:p>
          </table:table-cell>
          <table:table-cell table:style-name="ce36" office:value-type="float" office:value="17.092" calcext:value-type="float">
            <text:p>17.092</text:p>
          </table:table-cell>
          <table:table-cell table:style-name="ce6"/>
          <table:table-cell table:style-name="ce11"/>
          <table:table-cell table:style-name="ce11" office:value-type="string" calcext:value-type="string">
            <text:p>CZ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104C</text:p>
          </table:table-cell>
          <table:table-cell table:style-name="ce1" office:value-type="float" office:value="48.126633" calcext:value-type="float">
            <text:p>48.126633</text:p>
          </table:table-cell>
          <table:table-cell table:style-name="ce1" office:value-type="float" office:value="9.656586" calcext:value-type="float">
            <text:p>9.656586</text:p>
          </table:table-cell>
          <table:table-cell table:style-name="ce6"/>
          <table:table-cell table:style-name="ce11"/>
          <table:table-cell table:style-name="ce11" office:value-type="string" calcext:value-type="string">
            <text:p>German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141A</text:p>
          </table:table-cell>
          <table:table-cell table:style-name="ce1" office:value-type="float" office:value="47.7528" calcext:value-type="float">
            <text:p>47.7528</text:p>
          </table:table-cell>
          <table:table-cell table:style-name="ce1" office:value-type="float" office:value="11.849" calcext:value-type="float">
            <text:p>11.849</text:p>
          </table:table-cell>
          <table:table-cell table:style-name="ce6"/>
          <table:table-cell table:style-name="ce11"/>
          <table:table-cell table:style-name="ce11" office:value-type="string" calcext:value-type="string">
            <text:p>German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143A</text:p>
          </table:table-cell>
          <table:table-cell table:style-name="ce1" office:value-type="float" office:value="47.6836" calcext:value-type="float">
            <text:p>47.6836</text:p>
          </table:table-cell>
          <table:table-cell table:style-name="ce1" office:value-type="float" office:value="11.0032" calcext:value-type="float">
            <text:p>11.0032</text:p>
          </table:table-cell>
          <table:table-cell table:style-name="ce6"/>
          <table:table-cell table:style-name="ce11"/>
          <table:table-cell table:style-name="ce11" office:value-type="string" calcext:value-type="string">
            <text:p>German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145A</text:p>
          </table:table-cell>
          <table:table-cell table:style-name="ce1" office:value-type="float" office:value="47.8673" calcext:value-type="float">
            <text:p>47.8673</text:p>
          </table:table-cell>
          <table:table-cell table:style-name="ce1" office:value-type="float" office:value="12.396" calcext:value-type="float">
            <text:p>12.396</text:p>
          </table:table-cell>
          <table:table-cell table:style-name="ce6"/>
          <table:table-cell table:style-name="ce11"/>
          <table:table-cell table:style-name="ce11" office:value-type="string" calcext:value-type="string">
            <text:p>German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146A</text:p>
          </table:table-cell>
          <table:table-cell table:style-name="ce1" office:value-type="float" office:value="48.2928" calcext:value-type="float">
            <text:p>48.2928</text:p>
          </table:table-cell>
          <table:table-cell table:style-name="ce1" office:value-type="float" office:value="12.975" calcext:value-type="float">
            <text:p>12.975</text:p>
          </table:table-cell>
          <table:table-cell table:style-name="ce6"/>
          <table:table-cell table:style-name="ce11"/>
          <table:table-cell table:style-name="ce11" office:value-type="string" calcext:value-type="string">
            <text:p>German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148B</text:p>
          </table:table-cell>
          <table:table-cell table:style-name="ce1" office:value-type="float" office:value="48.478" calcext:value-type="float">
            <text:p>48.478</text:p>
          </table:table-cell>
          <table:table-cell table:style-name="ce1" office:value-type="float" office:value="12.4605" calcext:value-type="float">
            <text:p>12.4605</text:p>
          </table:table-cell>
          <table:table-cell table:style-name="ce6"/>
          <table:table-cell table:style-name="ce11"/>
          <table:table-cell table:style-name="ce11" office:value-type="string" calcext:value-type="string">
            <text:p>German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A260A</text:p>
          </table:table-cell>
          <table:table-cell table:style-name="ce36" office:value-type="float" office:value="47.28327" calcext:value-type="float">
            <text:p>47.28327</text:p>
          </table:table-cell>
          <table:table-cell table:style-name="ce36" office:value-type="float" office:value="16.70589" calcext:value-type="float">
            <text:p>16.70589</text:p>
          </table:table-cell>
          <table:table-cell table:style-name="ce6" office:value-type="float" office:value="243" calcext:value-type="float">
            <text:p>243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A261A</text:p>
          </table:table-cell>
          <table:table-cell table:style-name="ce36" office:value-type="float" office:value="46.952098" calcext:value-type="float">
            <text:p>46.952098</text:p>
          </table:table-cell>
          <table:table-cell table:style-name="ce36" office:value-type="float" office:value="17.148597" calcext:value-type="float">
            <text:p>17.148597</text:p>
          </table:table-cell>
          <table:table-cell table:style-name="ce6" office:value-type="float" office:value="171" calcext:value-type="float">
            <text:p>171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A262A</text:p>
          </table:table-cell>
          <table:table-cell table:style-name="ce36" office:value-type="float" office:value="46.864238" calcext:value-type="float">
            <text:p>46.864238</text:p>
          </table:table-cell>
          <table:table-cell table:style-name="ce36" office:value-type="float" office:value="16.527617" calcext:value-type="float">
            <text:p>16.527617</text:p>
          </table:table-cell>
          <table:table-cell table:style-name="ce6" office:value-type="float" office:value="240" calcext:value-type="float">
            <text:p>240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263A</text:p>
          </table:table-cell>
          <table:table-cell table:style-name="ce1" office:value-type="float" office:value="46.640763" calcext:value-type="float">
            <text:p>46.640763</text:p>
          </table:table-cell>
          <table:table-cell table:style-name="ce1" office:value-type="float" office:value="17.314765" calcext:value-type="float">
            <text:p>17.314765</text:p>
          </table:table-cell>
          <table:table-cell table:style-name="ce6" office:value-type="float" office:value="165" calcext:value-type="float">
            <text:p>165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264A</text:p>
          </table:table-cell>
          <table:table-cell table:style-name="ce1" office:value-type="float" office:value="46.159675" calcext:value-type="float">
            <text:p>46.159675</text:p>
          </table:table-cell>
          <table:table-cell table:style-name="ce1" office:value-type="float" office:value="17.289686" calcext:value-type="float">
            <text:p>17.289686</text:p>
          </table:table-cell>
          <table:table-cell table:style-name="ce6" office:value-type="float" office:value="143" calcext:value-type="float">
            <text:p>143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265A</text:p>
          </table:table-cell>
          <table:table-cell table:style-name="ce1" office:value-type="float" office:value="46.424445" calcext:value-type="float">
            <text:p>46.424445</text:p>
          </table:table-cell>
          <table:table-cell table:style-name="ce1" office:value-type="float" office:value="17.795495" calcext:value-type="float">
            <text:p>17.795495</text:p>
          </table:table-cell>
          <table:table-cell table:style-name="ce6" office:value-type="float" office:value="151" calcext:value-type="float">
            <text:p>151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266A</text:p>
          </table:table-cell>
          <table:table-cell table:style-name="ce1" office:value-type="float" office:value="46.525589" calcext:value-type="float">
            <text:p>46.525589</text:p>
          </table:table-cell>
          <table:table-cell table:style-name="ce1" office:value-type="float" office:value="18.264761" calcext:value-type="float">
            <text:p>18.264761</text:p>
          </table:table-cell>
          <table:table-cell table:style-name="ce6" office:value-type="float" office:value="219" calcext:value-type="float">
            <text:p>219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267A</text:p>
          </table:table-cell>
          <table:table-cell table:style-name="ce1" office:value-type="float" office:value="46.946341" calcext:value-type="float">
            <text:p>46.946341</text:p>
          </table:table-cell>
          <table:table-cell table:style-name="ce1" office:value-type="float" office:value="18.481994" calcext:value-type="float">
            <text:p>18.481994</text:p>
          </table:table-cell>
          <table:table-cell table:style-name="ce6" office:value-type="float" office:value="116" calcext:value-type="float">
            <text:p>116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271A</text:p>
          </table:table-cell>
          <table:table-cell table:style-name="ce1" office:value-type="float" office:value="47.154749" calcext:value-type="float">
            <text:p>47.154749</text:p>
          </table:table-cell>
          <table:table-cell table:style-name="ce1" office:value-type="float" office:value="18.834197" calcext:value-type="float">
            <text:p>18.834197</text:p>
          </table:table-cell>
          <table:table-cell table:style-name="ce6" office:value-type="float" office:value="165" calcext:value-type="float">
            <text:p>165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272A</text:p>
          </table:table-cell>
          <table:table-cell table:style-name="ce1" office:value-type="float" office:value="46.744449" calcext:value-type="float">
            <text:p>46.744449</text:p>
          </table:table-cell>
          <table:table-cell table:style-name="ce1" office:value-type="float" office:value="18.965496" calcext:value-type="float">
            <text:p>18.965496</text:p>
          </table:table-cell>
          <table:table-cell table:style-name="ce6" office:value-type="float" office:value="170" calcext:value-type="float">
            <text:p>170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273A</text:p>
          </table:table-cell>
          <table:table-cell table:style-name="ce1" office:value-type="float" office:value="45.916386" calcext:value-type="float">
            <text:p>45.916386</text:p>
          </table:table-cell>
          <table:table-cell table:style-name="ce1" office:value-type="float" office:value="17.81597" calcext:value-type="float">
            <text:p>17.81597</text:p>
          </table:table-cell>
          <table:table-cell table:style-name="ce6" office:value-type="float" office:value="100" calcext:value-type="float">
            <text:p>100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365A</text:p>
          </table:table-cell>
          <table:table-cell table:style-name="ce1" office:value-type="float" office:value="48.1651" calcext:value-type="float">
            <text:p>48.1651</text:p>
          </table:table-cell>
          <table:table-cell table:style-name="ce1" office:value-type="float" office:value="10.7334" calcext:value-type="float">
            <text:p>10.7334</text:p>
          </table:table-cell>
          <table:table-cell table:style-name="ce6"/>
          <table:table-cell table:style-name="ce11"/>
          <table:table-cell table:style-name="ce11" office:value-type="string" calcext:value-type="string">
            <text:p>German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367A</text:p>
          </table:table-cell>
          <table:table-cell table:style-name="ce1" office:value-type="float" office:value="48.3067" calcext:value-type="float">
            <text:p>48.3067</text:p>
          </table:table-cell>
          <table:table-cell table:style-name="ce1" office:value-type="float" office:value="11.9233" calcext:value-type="float">
            <text:p>11.9233</text:p>
          </table:table-cell>
          <table:table-cell table:style-name="ce6"/>
          <table:table-cell table:style-name="ce11"/>
          <table:table-cell table:style-name="ce11" office:value-type="string" calcext:value-type="string">
            <text:p>German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6"/>
          <table:table-cell table:style-name="ce11"/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92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6"/>
          <table:table-cell table:style-name="ce11"/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92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6"/>
          <table:table-cell table:style-name="ce11"/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92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6"/>
          <table:table-cell table:style-name="ce11"/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92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6"/>
          <table:table-cell table:style-name="ce11"/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92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6"/>
          <table:table-cell table:style-name="ce11"/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92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1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21"/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92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1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21"/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92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2" office:value-type="float" office:value="42.90072" calcext:value-type="float">
            <text:p>42.90072</text:p>
          </table:table-cell>
          <table:table-cell table:style-name="ce2" office:value-type="float" office:value="18.54394" calcext:value-type="float">
            <text:p>18.54394</text:p>
          </table:table-cell>
          <table:table-cell table:style-name="ce6"/>
          <table:table-cell table:style-name="ce11"/>
          <table:table-cell table:style-name="ce11" office:value-type="string" calcext:value-type="string">
            <text:p>Montenegro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existing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1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52" office:value-type="string" calcext:value-type="string">
            <text:p>Jakub's basement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52" table:number-columns-repeated="3"/>
          <table:table-cell table:style-name="ce81" office:value-type="string" calcext:value-type="string">
            <text:p>GIPP+CarP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3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1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52" office:value-type="string" calcext:value-type="string">
            <text:p>school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52" table:number-columns-repeated="3"/>
          <table:table-cell table:style-name="ce81" office:value-type="string" calcext:value-type="string">
            <text:p>GIPP+CarP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3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1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52" office:value-type="string" calcext:value-type="string">
            <text:p>school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52" table:number-columns-repeated="3"/>
          <table:table-cell table:style-name="ce81" office:value-type="string" calcext:value-type="string">
            <text:p>GIPP+CarP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52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1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52" office:value-type="string" calcext:value-type="string">
            <text:p>school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52" table:number-columns-repeated="3"/>
          <table:table-cell table:style-name="ce81" office:value-type="string" calcext:value-type="string">
            <text:p>GIPP+CarP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3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1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52" office:value-type="string" calcext:value-type="string">
            <text:p>school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52" table:number-columns-repeated="3"/>
          <table:table-cell table:style-name="ce81" office:value-type="string" calcext:value-type="string">
            <text:p>GIPP+CarP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52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6" office:value-type="float" office:value="605" calcext:value-type="float">
            <text:p>605</text:p>
          </table:table-cell>
          <table:table-cell table:style-name="ce11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52" office:value-type="string" calcext:value-type="string">
            <text:p>School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+CarP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6" office:value-type="float" office:value="581" calcext:value-type="float">
            <text:p>581</text:p>
          </table:table-cell>
          <table:table-cell table:style-name="ce11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52" office:value-type="string" calcext:value-type="string">
            <text:p>school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+CarP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6" office:value-type="float" office:value="663" calcext:value-type="float">
            <text:p>663</text:p>
          </table:table-cell>
          <table:table-cell table:style-name="ce11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52" office:value-type="string" calcext:value-type="string">
            <text:p>School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+CarP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6" office:value-type="float" office:value="876" calcext:value-type="float">
            <text:p>876</text:p>
          </table:table-cell>
          <table:table-cell table:style-name="ce11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52" office:value-type="string" calcext:value-type="string">
            <text:p>old municipal building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52" office:value-type="string" calcext:value-type="string">
            <text:p>Jena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6" office:value-type="float" office:value="839" calcext:value-type="float">
            <text:p>839</text:p>
          </table:table-cell>
          <table:table-cell table:style-name="ce11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52" office:value-type="string" calcext:value-type="string">
            <text:p>School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+CarP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6" office:value-type="float" office:value="697" calcext:value-type="float">
            <text:p>697</text:p>
          </table:table-cell>
          <table:table-cell table:style-name="ce11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52" office:value-type="string" calcext:value-type="string">
            <text:p>Hydrometeoroligal institute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52" office:value-type="string" calcext:value-type="string">
            <text:p>Jena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6" office:value-type="float" office:value="780" calcext:value-type="float">
            <text:p>780</text:p>
          </table:table-cell>
          <table:table-cell table:style-name="ce11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52" office:value-type="string" calcext:value-type="string">
            <text:p>Abandoned school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+CarP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6" office:value-type="float" office:value="581" calcext:value-type="float">
            <text:p>581</text:p>
          </table:table-cell>
          <table:table-cell table:style-name="ce11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52" office:value-type="string" calcext:value-type="string">
            <text:p>basement of hostel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52" office:value-type="string" calcext:value-type="string">
            <text:p>Jena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6" office:value-type="float" office:value="365" calcext:value-type="float">
            <text:p>365</text:p>
          </table:table-cell>
          <table:table-cell table:style-name="ce11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52" office:value-type="string" calcext:value-type="string">
            <text:p>cemetery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+CarP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6" office:value-type="float" office:value="322" calcext:value-type="float">
            <text:p>322</text:p>
          </table:table-cell>
          <table:table-cell table:style-name="ce11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52" office:value-type="string" calcext:value-type="string">
            <text:p>Church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GIPP+CarP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6" office:value-type="float" office:value="536" calcext:value-type="float">
            <text:p>536</text:p>
          </table:table-cell>
          <table:table-cell table:style-name="ce11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52" office:value-type="string" calcext:value-type="string">
            <text:p>basement of former municipal building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52" office:value-type="string" calcext:value-type="string">
            <text:p>Jena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6" office:value-type="float" office:value="205" calcext:value-type="float">
            <text:p>205</text:p>
          </table:table-cell>
          <table:table-cell table:style-name="ce11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52" office:value-type="string" calcext:value-type="string">
            <text:p>chapel on graveyard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52" office:value-type="string" calcext:value-type="string">
            <text:p>Jena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6" office:value-type="float" office:value="201" calcext:value-type="float">
            <text:p>201</text:p>
          </table:table-cell>
          <table:table-cell table:style-name="ce11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52" office:value-type="string" calcext:value-type="string">
            <text:p>chapel on graveyard</text:p>
          </table:table-cell>
          <table:table-cell table:style-name="ce52"/>
          <table:table-cell table:style-name="ce11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52" office:value-type="string" calcext:value-type="string">
            <text:p>Jena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2" office:value-type="float" office:value="42.1866" calcext:value-type="float">
            <text:p>42.1866</text:p>
          </table:table-cell>
          <table:table-cell table:style-name="ce2" office:value-type="float" office:value="19.1844" calcext:value-type="float">
            <text:p>19.1844</text:p>
          </table:table-cell>
          <table:table-cell table:style-name="ce6"/>
          <table:table-cell office:value-type="string" calcext:value-type="string">
            <text:p>Dracevica</text:p>
          </table:table-cell>
          <table:table-cell table:style-name="ce11" office:value-type="string" calcext:value-type="string">
            <text:p>Montenegro</text:p>
          </table:table-cell>
          <table:table-cell table:style-name="ce52" table:number-columns-repeated="2"/>
          <table:table-cell office:value-type="string" calcext:value-type="string">
            <text:p>KS200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existing</text:p>
          </table:table-cell>
          <table:table-cell table:style-name="ce11"/>
          <table:table-cell table:style-name="ce52" table:number-columns-repeated="2"/>
          <table:table-cell table:style-name="ce52" office:value-type="string" calcext:value-type="string">
            <text:p>MNE pool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4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GJIK</text:p>
          </table:table-cell>
          <table:table-cell table:style-name="ce36" office:value-type="float" office:value="42.4605" calcext:value-type="float">
            <text:p>42.4605</text:p>
          </table:table-cell>
          <table:table-cell table:style-name="ce36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1" office:value-type="string" calcext:value-type="string">
            <text:p>Kosovo</text:p>
          </table:table-cell>
          <table:table-cell table:style-name="ce52" table:number-columns-repeated="2"/>
          <table:table-cell table:style-name="ce11" office:value-type="string" calcext:value-type="string">
            <text:p>KS200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existing</text:p>
          </table:table-cell>
          <table:table-cell table:style-name="ce11" office:value-type="string" calcext:value-type="string">
            <text:p>Smart24</text:p>
          </table:table-cell>
          <table:table-cell table:style-name="ce52" table:number-columns-repeated="2"/>
          <table:table-cell table:style-name="ce52" office:value-type="string" calcext:value-type="string">
            <text:p>Kosovo pool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1" office:value-type="string" calcext:value-type="string">
            <text:p>Kosovo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HU01A</text:p>
          </table:table-cell>
          <table:table-cell table:style-name="ce1" office:value-type="float" office:value="47.3447" calcext:value-type="float">
            <text:p>47.3447</text:p>
          </table:table-cell>
          <table:table-cell table:style-name="ce1" office:value-type="float" office:value="19.6203" calcext:value-type="float">
            <text:p>19.6203</text:p>
          </table:table-cell>
          <table:table-cell table:style-name="ce6" office:value-type="float" office:value="151" calcext:value-type="float">
            <text:p>151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HU02A</text:p>
          </table:table-cell>
          <table:table-cell table:style-name="ce1" office:value-type="float" office:value="48.1222" calcext:value-type="float">
            <text:p>48.1222</text:p>
          </table:table-cell>
          <table:table-cell table:style-name="ce1" office:value-type="float" office:value="20.525" calcext:value-type="float">
            <text:p>20.525</text:p>
          </table:table-cell>
          <table:table-cell table:style-name="ce6" office:value-type="float" office:value="760" calcext:value-type="float">
            <text:p>760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HU03A</text:p>
          </table:table-cell>
          <table:table-cell table:style-name="ce1" office:value-type="float" office:value="47.9039" calcext:value-type="float">
            <text:p>47.9039</text:p>
          </table:table-cell>
          <table:table-cell table:style-name="ce1" office:value-type="float" office:value="19.5997" calcext:value-type="float">
            <text:p>19.5997</text:p>
          </table:table-cell>
          <table:table-cell table:style-name="ce6" office:value-type="float" office:value="175" calcext:value-type="float">
            <text:p>175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HU04B</text:p>
          </table:table-cell>
          <table:table-cell table:style-name="ce1" office:value-type="float" office:value="46.8138" calcext:value-type="float">
            <text:p>46.8138</text:p>
          </table:table-cell>
          <table:table-cell table:style-name="ce1" office:value-type="float" office:value="19.4386" calcext:value-type="float">
            <text:p>19.4386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string" calcext:value-type="string">
            <text:p>Agasegyhaza</text:p>
          </table:table-cell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HU05A</text:p>
          </table:table-cell>
          <table:table-cell table:style-name="ce1" office:value-type="float" office:value="47.5514" calcext:value-type="float">
            <text:p>47.5514</text:p>
          </table:table-cell>
          <table:table-cell table:style-name="ce1" office:value-type="float" office:value="21.1376" calcext:value-type="float">
            <text:p>21.1376</text:p>
          </table:table-cell>
          <table:table-cell table:style-name="ce6" office:value-type="float" office:value="91" calcext:value-type="float">
            <text:p>91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HU06A</text:p>
          </table:table-cell>
          <table:table-cell table:style-name="ce1" office:value-type="float" office:value="46.7123" calcext:value-type="float">
            <text:p>46.7123</text:p>
          </table:table-cell>
          <table:table-cell table:style-name="ce1" office:value-type="float" office:value="20.5675" calcext:value-type="float">
            <text:p>20.5675</text:p>
          </table:table-cell>
          <table:table-cell table:style-name="ce6" office:value-type="float" office:value="79" calcext:value-type="float">
            <text:p>79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HU07A</text:p>
          </table:table-cell>
          <table:table-cell table:style-name="ce1" office:value-type="float" office:value="47.9811" calcext:value-type="float">
            <text:p>47.9811</text:p>
          </table:table-cell>
          <table:table-cell table:style-name="ce1" office:value-type="float" office:value="21.9143" calcext:value-type="float">
            <text:p>21.9143</text:p>
          </table:table-cell>
          <table:table-cell table:style-name="ce6" office:value-type="float" office:value="118" calcext:value-type="float">
            <text:p>118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1" office:value-type="float" office:value="47.4313" calcext:value-type="float">
            <text:p>47.4313</text:p>
          </table:table-cell>
          <table:table-cell table:style-name="ce1" office:value-type="float" office:value="17.9238" calcext:value-type="float">
            <text:p>17.9238</text:p>
          </table:table-cell>
          <table:table-cell table:style-name="ce6" office:value-type="float" office:value="195" calcext:value-type="float">
            <text:p>195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1" office:value-type="float" office:value="47.6386" calcext:value-type="float">
            <text:p>47.6386</text:p>
          </table:table-cell>
          <table:table-cell table:style-name="ce1" office:value-type="float" office:value="18.3824" calcext:value-type="float">
            <text:p>18.3824</text:p>
          </table:table-cell>
          <table:table-cell table:style-name="ce6" office:value-type="float" office:value="201" calcext:value-type="float">
            <text:p>201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HU10A</text:p>
          </table:table-cell>
          <table:table-cell table:style-name="ce1" office:value-type="float" office:value="47.8452" calcext:value-type="float">
            <text:p>47.8452</text:p>
          </table:table-cell>
          <table:table-cell table:style-name="ce1" office:value-type="float" office:value="19.0186" calcext:value-type="float">
            <text:p>19.0186</text:p>
          </table:table-cell>
          <table:table-cell table:style-name="ce6" office:value-type="float" office:value="152" calcext:value-type="float">
            <text:p>152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HU11A</text:p>
          </table:table-cell>
          <table:table-cell table:style-name="ce52" office:value-type="float" office:value="47.9245" calcext:value-type="float">
            <text:p>47.9245</text:p>
          </table:table-cell>
          <table:table-cell table:style-name="ce52" office:value-type="float" office:value="21.1677" calcext:value-type="float">
            <text:p>21.1677</text:p>
          </table:table-cell>
          <table:table-cell table:style-name="ce6" office:value-type="float" office:value="156" calcext:value-type="float">
            <text:p>156</text:p>
          </table:table-cell>
          <table:table-cell table:style-name="ce11" office:value-type="string" calcext:value-type="string">
            <text:p>Ujtikos</text:p>
          </table:table-cell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Nanometrics Trillium 120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HU12A</text:p>
          </table:table-cell>
          <table:table-cell table:style-name="ce1" office:value-type="float" office:value="47.182768" calcext:value-type="float">
            <text:p>47.182768</text:p>
          </table:table-cell>
          <table:table-cell table:style-name="ce1" office:value-type="float" office:value="20.826788" calcext:value-type="float">
            <text:p>20.826788</text:p>
          </table:table-cell>
          <table:table-cell table:style-name="ce6" office:value-type="float" office:value="156" calcext:value-type="float">
            <text:p>156</text:p>
          </table:table-cell>
          <table:table-cell table:style-name="ce11" office:value-type="string" calcext:value-type="string">
            <text:p>Kisujszallas</text:p>
          </table:table-cell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Guralp CMG-3T 120s - 100Hz 150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HU13A</text:p>
          </table:table-cell>
          <table:table-cell table:style-name="ce52" office:value-type="float" office:value="46.9877" calcext:value-type="float">
            <text:p>46.9877</text:p>
          </table:table-cell>
          <table:table-cell table:style-name="ce52" office:value-type="float" office:value="20.0345" calcext:value-type="float">
            <text:p>20.0345</text:p>
          </table:table-cell>
          <table:table-cell table:style-name="ce6" office:value-type="float" office:value="150" calcext:value-type="float">
            <text:p>150</text:p>
          </table:table-cell>
          <table:table-cell table:style-name="ce11" office:value-type="string" calcext:value-type="string">
            <text:p>Tiszakecske</text:p>
          </table:table-cell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Nanometrics Trillium 120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Nanometrics Trillium 120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HU21A</text:p>
          </table:table-cell>
          <table:table-cell table:style-name="ce36" office:value-type="float" office:value="46.332947" calcext:value-type="float">
            <text:p>46.332947</text:p>
          </table:table-cell>
          <table:table-cell table:style-name="ce36" office:value-type="float" office:value="19.729025" calcext:value-type="float">
            <text:p>19.729025</text:p>
          </table:table-cell>
          <table:table-cell table:style-name="ce6" office:value-type="float" office:value="163" calcext:value-type="float">
            <text:p>163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HU22A</text:p>
          </table:table-cell>
          <table:table-cell table:style-name="ce36" office:value-type="float" office:value="46.327828" calcext:value-type="float">
            <text:p>46.327828</text:p>
          </table:table-cell>
          <table:table-cell table:style-name="ce36" office:value-type="float" office:value="19.131119" calcext:value-type="float">
            <text:p>19.131119</text:p>
          </table:table-cell>
          <table:table-cell table:style-name="ce6" office:value-type="float" office:value="135" calcext:value-type="float">
            <text:p>135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HU23A</text:p>
          </table:table-cell>
          <table:table-cell table:style-name="ce36" office:value-type="float" office:value="47.6389" calcext:value-type="float">
            <text:p>47.6389</text:p>
          </table:table-cell>
          <table:table-cell table:style-name="ce36" office:value-type="float" office:value="20.2496" calcext:value-type="float">
            <text:p>20.2496</text:p>
          </table:table-cell>
          <table:table-cell table:style-name="ce6" office:value-type="float" office:value="158" calcext:value-type="float">
            <text:p>158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HU24A</text:p>
          </table:table-cell>
          <table:table-cell table:style-name="ce36" office:value-type="float" office:value="46.9099" calcext:value-type="float">
            <text:p>46.9099</text:p>
          </table:table-cell>
          <table:table-cell table:style-name="ce36" office:value-type="float" office:value="21.159" calcext:value-type="float">
            <text:p>21.159</text:p>
          </table:table-cell>
          <table:table-cell table:style-name="ce6" office:value-type="float" office:value="120" calcext:value-type="float">
            <text:p>120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el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JOS</text:p>
          </table:table-cell>
          <table:table-cell table:style-name="ce1" office:value-type="float" office:value="48.4955" calcext:value-type="float">
            <text:p>48.4955</text:p>
          </table:table-cell>
          <table:table-cell table:style-name="ce1" office:value-type="float" office:value="20.5374" calcext:value-type="float">
            <text:p>20.5374</text:p>
          </table:table-cell>
          <table:table-cell table:style-name="ce6" office:value-type="float" office:value="288" calcext:value-type="float">
            <text:p>288</text:p>
          </table:table-cell>
          <table:table-cell table:style-name="ce11"/>
          <table:table-cell table:style-name="ce11" office:value-type="string" calcext:value-type="string">
            <text:p>Hungary</text:p>
          </table:table-cell>
          <table:table-cell table:style-name="ce52" table:number-columns-repeated="2"/>
          <table:table-cell table:style-name="ce11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EPSS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21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21" office:value-type="string" calcext:value-type="string">
            <text:p>Kukesi</text:p>
          </table:table-cell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52" office:value-type="string" calcext:value-type="string">
            <text:p>SP</text:p>
          </table:table-cell>
          <table:table-cell table:style-name="ce11" office:value-type="string" calcext:value-type="string">
            <text:p>Centaur</text:p>
          </table:table-cell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92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2" office:value-type="float" office:value="42.8503" calcext:value-type="float">
            <text:p>42.8503</text:p>
          </table:table-cell>
          <table:table-cell table:style-name="ce2" office:value-type="float" office:value="19.5153" calcext:value-type="float">
            <text:p>19.5153</text:p>
          </table:table-cell>
          <table:table-cell table:style-name="ce6"/>
          <table:table-cell office:value-type="string" calcext:value-type="string">
            <text:p>Kolasin</text:p>
          </table:table-cell>
          <table:table-cell table:style-name="ce11" office:value-type="string" calcext:value-type="string">
            <text:p>Montenegro</text:p>
          </table:table-cell>
          <table:table-cell table:style-name="ce52" table:number-columns-repeated="2"/>
          <table:table-cell office:value-type="string" calcext:value-type="string">
            <text:p>KS200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existing</text:p>
          </table:table-cell>
          <table:table-cell table:style-name="ce11"/>
          <table:table-cell table:style-name="ce52" table:number-columns-repeated="2"/>
          <table:table-cell table:style-name="ce52" office:value-type="string" calcext:value-type="string">
            <text:p>MNE pool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office:value-type="string" calcext:value-type="string">
            <text:p>SOUTHEAST</text:p>
          </table:table-cell>
          <table:table-cell table:style-name="ce92"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office:value-type="string" calcext:value-type="string">
            <text:p>ME01A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6"/>
          <table:table-cell table:style-name="ce11" office:value-type="string" calcext:value-type="string">
            <text:p>Berane</text:p>
          </table:table-cell>
          <table:table-cell table:style-name="ce11" office:value-type="string" calcext:value-type="string">
            <text:p>Montenegro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92"/>
          <table:table-cell/>
          <table:table-cell table:style-name="ce52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6"/>
          <table:table-cell table:style-name="ce11" office:value-type="string" calcext:value-type="string">
            <text:p>Žabljak</text:p>
          </table:table-cell>
          <table:table-cell table:style-name="ce11" office:value-type="string" calcext:value-type="string">
            <text:p>Montenegro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92"/>
          <table:table-cell/>
          <table:table-cell table:style-name="ce52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6"/>
          <table:table-cell table:style-name="ce11"/>
          <table:table-cell table:style-name="ce11" office:value-type="string" calcext:value-type="string">
            <text:p>Montenegro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6"/>
          <table:table-cell table:style-name="ce11"/>
          <table:table-cell table:style-name="ce11" office:value-type="string" calcext:value-type="string">
            <text:p>Montenegro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6"/>
          <table:table-cell table:style-name="ce11"/>
          <table:table-cell table:style-name="ce11" office:value-type="string" calcext:value-type="string">
            <text:p>Montenegro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6"/>
          <table:table-cell table:style-name="ce11" office:value-type="string" calcext:value-type="string">
            <text:p>Peja</text:p>
          </table:table-cell>
          <table:table-cell table:style-name="ce11" office:value-type="string" calcext:value-type="string">
            <text:p>Kosovo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1" office:value-type="string" calcext:value-type="string">
            <text:p>Kosovo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6"/>
          <table:table-cell table:style-name="ce11" office:value-type="string" calcext:value-type="string">
            <text:p>Plav</text:p>
          </table:table-cell>
          <table:table-cell table:style-name="ce11" office:value-type="string" calcext:value-type="string">
            <text:p>Montenegro</text:p>
          </table:table-cell>
          <table:table-cell table:style-name="ce52" table:number-columns-repeated="2"/>
          <table:table-cell table:style-name="ce11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Munich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92"/>
          <table:table-cell/>
          <table:table-cell table:style-name="ce52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01A</text:p>
          </table:table-cell>
          <table:table-cell table:style-name="ce36" office:value-type="float" office:value="49.47437" calcext:value-type="float">
            <text:p>49.47437</text:p>
          </table:table-cell>
          <table:table-cell table:style-name="ce36" office:value-type="float" office:value="18.80446" calcext:value-type="float">
            <text:p>18.80446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02A</text:p>
          </table:table-cell>
          <table:table-cell table:style-name="ce36" office:value-type="float" office:value="49.4548228" calcext:value-type="float">
            <text:p>49.4548228</text:p>
          </table:table-cell>
          <table:table-cell table:style-name="ce36" office:value-type="float" office:value="19.3038986" calcext:value-type="float">
            <text:p>19.3038986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03A</text:p>
          </table:table-cell>
          <table:table-cell table:style-name="ce36" office:value-type="float" office:value="49.1745" calcext:value-type="float">
            <text:p>49.1745</text:p>
          </table:table-cell>
          <table:table-cell table:style-name="ce36" office:value-type="float" office:value="18.86106" calcext:value-type="float">
            <text:p>18.86106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04A</text:p>
          </table:table-cell>
          <table:table-cell table:style-name="ce36" office:value-type="float" office:value="48.86676" calcext:value-type="float">
            <text:p>48.86676</text:p>
          </table:table-cell>
          <table:table-cell table:style-name="ce36" office:value-type="float" office:value="19.13803" calcext:value-type="float">
            <text:p>19.13803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05A</text:p>
          </table:table-cell>
          <table:table-cell table:style-name="ce36" office:value-type="float" office:value="48.50926" calcext:value-type="float">
            <text:p>48.50926</text:p>
          </table:table-cell>
          <table:table-cell table:style-name="ce36" office:value-type="float" office:value="19.14271" calcext:value-type="float">
            <text:p>19.14271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07A</text:p>
          </table:table-cell>
          <table:table-cell table:style-name="ce36" office:value-type="float" office:value="48.9247" calcext:value-type="float">
            <text:p>48.9247</text:p>
          </table:table-cell>
          <table:table-cell table:style-name="ce36" office:value-type="float" office:value="19.75251" calcext:value-type="float">
            <text:p>19.75251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08A</text:p>
          </table:table-cell>
          <table:table-cell table:style-name="ce36" office:value-type="float" office:value="48.5689" calcext:value-type="float">
            <text:p>48.5689</text:p>
          </table:table-cell>
          <table:table-cell table:style-name="ce36" office:value-type="float" office:value="19.7126" calcext:value-type="float">
            <text:p>19.7126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11A</text:p>
          </table:table-cell>
          <table:table-cell table:style-name="ce36" office:value-type="float" office:value="48.84852" calcext:value-type="float">
            <text:p>48.84852</text:p>
          </table:table-cell>
          <table:table-cell table:style-name="ce36" office:value-type="float" office:value="20.18784" calcext:value-type="float">
            <text:p>20.18784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12A</text:p>
          </table:table-cell>
          <table:table-cell table:style-name="ce36" office:value-type="float" office:value="48.3175" calcext:value-type="float">
            <text:p>48.3175</text:p>
          </table:table-cell>
          <table:table-cell table:style-name="ce36" office:value-type="float" office:value="19.99421" calcext:value-type="float">
            <text:p>19.99421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style-name="ce8" table:number-columns-repeated="6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13A</text:p>
          </table:table-cell>
          <table:table-cell table:style-name="ce36" office:value-type="float" office:value="49.31546" calcext:value-type="float">
            <text:p>49.31546</text:p>
          </table:table-cell>
          <table:table-cell table:style-name="ce36" office:value-type="float" office:value="20.69957" calcext:value-type="float">
            <text:p>20.69957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14B</text:p>
          </table:table-cell>
          <table:table-cell table:style-name="ce36" office:value-type="float" office:value="49.00075" calcext:value-type="float">
            <text:p>49.00075</text:p>
          </table:table-cell>
          <table:table-cell table:style-name="ce36" office:value-type="float" office:value="20.742376" calcext:value-type="float">
            <text:p>20.742376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15A</text:p>
          </table:table-cell>
          <table:table-cell table:style-name="ce36" office:value-type="float" office:value="48.70615" calcext:value-type="float">
            <text:p>48.70615</text:p>
          </table:table-cell>
          <table:table-cell table:style-name="ce36" office:value-type="float" office:value="20.51141" calcext:value-type="float">
            <text:p>20.51141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17A</text:p>
          </table:table-cell>
          <table:table-cell table:style-name="ce36" office:value-type="float" office:value="49.20663" calcext:value-type="float">
            <text:p>49.20663</text:p>
          </table:table-cell>
          <table:table-cell table:style-name="ce36" office:value-type="float" office:value="21.23942" calcext:value-type="float">
            <text:p>21.23942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18A</text:p>
          </table:table-cell>
          <table:table-cell table:style-name="ce36" office:value-type="float" office:value="48.91368" calcext:value-type="float">
            <text:p>48.91368</text:p>
          </table:table-cell>
          <table:table-cell table:style-name="ce36" office:value-type="float" office:value="21.174" calcext:value-type="float">
            <text:p>21.174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/>
          <table:table-cell table:style-name="ce52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19A</text:p>
          </table:table-cell>
          <table:table-cell table:style-name="ce36" office:value-type="float" office:value="49.24889" calcext:value-type="float">
            <text:p>49.24889</text:p>
          </table:table-cell>
          <table:table-cell table:style-name="ce36" office:value-type="float" office:value="21.93277" calcext:value-type="float">
            <text:p>21.93277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20A</text:p>
          </table:table-cell>
          <table:table-cell table:style-name="ce36" office:value-type="float" office:value="49.21382" calcext:value-type="float">
            <text:p>49.21382</text:p>
          </table:table-cell>
          <table:table-cell table:style-name="ce36" office:value-type="float" office:value="21.60924" calcext:value-type="float">
            <text:p>21.60924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21A</text:p>
          </table:table-cell>
          <table:table-cell table:style-name="ce36" office:value-type="float" office:value="49.01312" calcext:value-type="float">
            <text:p>49.01312</text:p>
          </table:table-cell>
          <table:table-cell table:style-name="ce36" office:value-type="float" office:value="21.99737" calcext:value-type="float">
            <text:p>21.99737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K22A</text:p>
          </table:table-cell>
          <table:table-cell table:style-name="ce36" office:value-type="float" office:value="48.61993" calcext:value-type="float">
            <text:p>48.61993</text:p>
          </table:table-cell>
          <table:table-cell table:style-name="ce36" office:value-type="float" office:value="21.72127" calcext:value-type="float">
            <text:p>21.72127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SMRK</text:p>
          </table:table-cell>
          <table:table-cell table:style-name="ce36" office:value-type="float" office:value="42.8728" calcext:value-type="float">
            <text:p>42.8728</text:p>
          </table:table-cell>
          <table:table-cell table:style-name="ce36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1" office:value-type="string" calcext:value-type="string">
            <text:p>Kosovo</text:p>
          </table:table-cell>
          <table:table-cell table:style-name="ce52" table:number-columns-repeated="2"/>
          <table:table-cell table:style-name="ce17" office:value-type="string" calcext:value-type="string">
            <text:p>KS200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existing</text:p>
          </table:table-cell>
          <table:table-cell table:style-name="ce17" office:value-type="string" calcext:value-type="string">
            <text:p>Smart24</text:p>
          </table:table-cell>
          <table:table-cell table:style-name="ce52" table:number-columns-repeated="2"/>
          <table:table-cell table:style-name="ce52" office:value-type="string" calcext:value-type="string">
            <text:p>Kosovo pool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7" office:value-type="string" calcext:value-type="string">
            <text:p>STHS/SK16A</text:p>
          </table:table-cell>
          <table:table-cell table:style-name="ce36" office:value-type="float" office:value="49.41712" calcext:value-type="float">
            <text:p>49.41712</text:p>
          </table:table-cell>
          <table:table-cell table:style-name="ce36" office:value-type="float" office:value="21.24357" calcext:value-type="float">
            <text:p>21.24357</text:p>
          </table:table-cell>
          <table:table-cell table:style-name="ce6"/>
          <table:table-cell table:style-name="ce11"/>
          <table:table-cell table:style-name="ce11" office:value-type="string" calcext:value-type="string">
            <text:p>Slovakia</text:p>
          </table:table-cell>
          <table:table-cell table:style-name="ce52" table:number-columns-repeated="2"/>
          <table:table-cell table:style-name="ce11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IG CAS CZ</text:p>
          </table:table-cell>
          <table:table-cell table:style-name="ce84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LMU</text:p>
          </table:table-cell>
          <table:table-cell table:style-name="ce52" table:number-columns-repeated="2"/>
          <table:table-cell table:style-name="ce81"/>
          <table:table-cell office:value-type="string" calcext:value-type="string">
            <text:p>NORTH</text:p>
          </table:table-cell>
          <table:table-cell table:style-name="ce92"/>
          <table:table-cell table:number-columns-repeated="99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2" office:value-type="float" office:value="41.96337" calcext:value-type="float">
            <text:p>41.96337</text:p>
          </table:table-cell>
          <table:table-cell table:style-name="ce2" office:value-type="float" office:value="19.2497" calcext:value-type="float">
            <text:p>19.2497</text:p>
          </table:table-cell>
          <table:table-cell table:style-name="ce6"/>
          <table:table-cell/>
          <table:table-cell table:style-name="ce11" office:value-type="string" calcext:value-type="string">
            <text:p>Montenegro</text:p>
          </table:table-cell>
          <table:table-cell table:style-name="ce52" table:number-columns-repeated="2"/>
          <table:table-cell table:style-name="ce22" office:value-type="string" calcext:value-type="string">
            <text:p>Kinemetrics STS 5A 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existing</text:p>
          </table:table-cell>
          <table:table-cell table:style-name="ce11"/>
          <table:table-cell table:style-name="ce52" table:number-columns-repeated="2"/>
          <table:table-cell table:style-name="ce52" office:value-type="string" calcext:value-type="string">
            <text:p>MNE pool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Z6</text:p>
          </table:table-cell>
          <table:table-cell table:style-name="ce11" office:value-type="string" calcext:value-type="string">
            <text:p>ZATK</text:p>
          </table:table-cell>
          <table:table-cell table:style-name="ce36" office:value-type="float" office:value="42.4481" calcext:value-type="float">
            <text:p>42.4481</text:p>
          </table:table-cell>
          <table:table-cell table:style-name="ce36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1" office:value-type="string" calcext:value-type="string">
            <text:p>Kosovo</text:p>
          </table:table-cell>
          <table:table-cell table:style-name="ce52" table:number-columns-repeated="2"/>
          <table:table-cell table:style-name="ce17" office:value-type="string" calcext:value-type="string">
            <text:p>KS2000</text:p>
          </table:table-cell>
          <table:table-cell table:style-name="ce1" office:value-type="float" office:value="120" calcext:value-type="float">
            <text:p>120</text:p>
          </table:table-cell>
          <table:table-cell table:style-name="ce81" office:value-type="string" calcext:value-type="string">
            <text:p>existing</text:p>
          </table:table-cell>
          <table:table-cell table:style-name="ce17" office:value-type="string" calcext:value-type="string">
            <text:p>Smart24</text:p>
          </table:table-cell>
          <table:table-cell table:style-name="ce52" table:number-columns-repeated="2"/>
          <table:table-cell table:style-name="ce52" office:value-type="string" calcext:value-type="string">
            <text:p>Kosovo pool</text:p>
          </table:table-cell>
          <table:table-cell table:style-name="ce8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81"/>
          <table:table-cell office:value-type="string" calcext:value-type="string">
            <text:p>SOUTHEAST</text:p>
          </table:table-cell>
          <table:table-cell table:style-name="ce92"/>
          <table:table-cell table:number-columns-repeated="998"/>
        </table:table-row>
        <table:table-row table:style-name="ro1">
          <table:table-cell table:style-name="ce8" table:number-columns-repeated="17"/>
          <table:table-cell table:style-name="ce84"/>
          <table:table-cell table:style-name="ce52" table:number-columns-repeated="5"/>
          <table:table-cell table:style-name="ce81"/>
          <table:table-cell/>
          <table:table-cell table:style-name="ce92"/>
          <table:table-cell table:number-columns-repeated="998"/>
        </table:table-row>
        <table:table-row table:style-name="ro1" table:number-rows-repeated="15">
          <table:table-cell/>
          <table:table-cell table:style-name="ce11"/>
          <table:table-cell table:style-name="ce22"/>
          <table:table-cell table:style-name="ce34"/>
          <table:table-cell table:style-name="ce52"/>
          <table:table-cell table:style-name="ce63"/>
          <table:table-cell table:style-name="ce11" table:number-columns-repeated="2"/>
          <table:table-cell table:style-name="ce52" table:number-columns-repeated="2"/>
          <table:table-cell table:style-name="ce11"/>
          <table:table-cell table:style-name="ce1"/>
          <table:table-cell table:style-name="ce81"/>
          <table:table-cell table:style-name="ce11"/>
          <table:table-cell table:style-name="ce52" table:number-columns-repeated="2"/>
          <table:table-cell table:style-name="ce81"/>
          <table:table-cell table:style-name="ce84"/>
          <table:table-cell table:style-name="ce52" table:number-columns-repeated="5"/>
          <table:table-cell table:style-name="ce81"/>
          <table:table-cell/>
          <table:table-cell table:style-name="ce92"/>
          <table:table-cell table:number-columns-repeated="998"/>
        </table:table-row>
        <table:table-row table:style-name="ro1" table:number-rows-repeated="75">
          <table:table-cell/>
          <table:table-cell table:style-name="ce11" table:number-columns-repeated="2"/>
          <table:table-cell table:style-name="ce1" table:number-columns-repeated="2"/>
          <table:table-cell table:style-name="ce6"/>
          <table:table-cell table:style-name="ce11" table:number-columns-repeated="2"/>
          <table:table-cell table:style-name="ce52" table:number-columns-repeated="2"/>
          <table:table-cell table:style-name="ce11"/>
          <table:table-cell table:style-name="ce1"/>
          <table:table-cell table:style-name="ce81"/>
          <table:table-cell table:style-name="ce11"/>
          <table:table-cell table:style-name="ce52" table:number-columns-repeated="2"/>
          <table:table-cell table:style-name="ce81"/>
          <table:table-cell table:style-name="ce84"/>
          <table:table-cell table:style-name="ce52" table:number-columns-repeated="5"/>
          <table:table-cell table:style-name="ce81"/>
          <table:table-cell/>
          <table:table-cell table:style-name="ce92"/>
          <table:table-cell table:number-columns-repeated="998"/>
        </table:table-row>
        <table:table-row table:style-name="ro1" table:number-rows-repeated="416">
          <table:table-cell table:number-columns-repeated="1024"/>
        </table:table-row>
        <table:table-row table:style-name="ro3" table:number-rows-repeated="10476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8"/>
        <table:table-column table:style-name="co29" table:number-columns-repeated="3" table:default-cell-style-name="ce8"/>
        <table:table-column table:style-name="co28" table:default-cell-style-name="ce8"/>
        <table:table-column table:style-name="co30" table:number-columns-repeated="7" table:default-cell-style-name="ce8"/>
        <table:table-column table:style-name="co28" table:number-columns-repeated="234" table:default-cell-style-name="ce8"/>
        <table:table-row table:style-name="ro4">
          <table:table-cell table:style-name="ce52" office:value-type="string" calcext:value-type="string">
            <text:p>PANNONIAN</text:p>
          </table:table-cell>
          <table:table-cell table:style-name="ce98" office:value-type="string" calcext:value-type="string">
            <text:p>BDVA</text:p>
          </table:table-cell>
          <table:table-cell table:style-name="ce2" office:value-type="float" office:value="45.5376" calcext:value-type="float">
            <text:p>45.5376</text:p>
          </table:table-cell>
          <table:table-cell table:style-name="ce2" office:value-type="float" office:value="20.4744" calcext:value-type="float">
            <text:p>20.4744</text:p>
          </table:table-cell>
          <table:table-cell table:style-name="ce2" office:value-type="float" office:value="73" calcext:value-type="float">
            <text:p>73</text:p>
          </table:table-cell>
          <table:table-cell table:style-name="ce9" office:value-type="string" calcext:value-type="string">
            <text:p>Banatski Dvor</text:p>
          </table:table-cell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SP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9" office:value-type="string" calcext:value-type="string">
            <text:p>BORS</text:p>
          </table:table-cell>
          <table:table-cell table:style-name="ce2" office:value-type="float" office:value="44.09043" calcext:value-type="float">
            <text:p>44.09043</text:p>
          </table:table-cell>
          <table:table-cell table:style-name="ce2" office:value-type="float" office:value="22.01765" calcext:value-type="float">
            <text:p>22.01765</text:p>
          </table:table-cell>
          <table:table-cell table:style-name="ce2" office:value-type="float" office:value="440" calcext:value-type="float">
            <text:p>440</text:p>
          </table:table-cell>
          <table:table-cell table:style-name="ce9" office:value-type="string" calcext:value-type="string">
            <text:p>Bor</text:p>
          </table:table-cell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SP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9" office:value-type="string" calcext:value-type="string">
            <text:p>BOSS</text:p>
          </table:table-cell>
          <table:table-cell table:style-name="ce2" office:value-type="float" office:value="42.49825" calcext:value-type="float">
            <text:p>42.49825</text:p>
          </table:table-cell>
          <table:table-cell table:style-name="ce2" office:value-type="float" office:value="22.46101" calcext:value-type="float">
            <text:p>22.46101</text:p>
          </table:table-cell>
          <table:table-cell table:style-name="ce2" office:value-type="float" office:value="750" calcext:value-type="float">
            <text:p>750</text:p>
          </table:table-cell>
          <table:table-cell table:style-name="ce9" office:value-type="string" calcext:value-type="string">
            <text:p>Bosilegrad</text:p>
          </table:table-cell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SP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9" office:value-type="string" calcext:value-type="string">
            <text:p>DJES</text:p>
          </table:table-cell>
          <table:table-cell table:style-name="ce2" office:value-type="float" office:value="44.667165" calcext:value-type="float">
            <text:p>44.667165</text:p>
          </table:table-cell>
          <table:table-cell table:style-name="ce2" office:value-type="float" office:value="22.519669" calcext:value-type="float">
            <text:p>22.519669</text:p>
          </table:table-cell>
          <table:table-cell table:style-name="ce74" office:value-type="float" office:value="116" calcext:value-type="float">
            <text:p>116</text:p>
          </table:table-cell>
          <table:table-cell table:style-name="ce74" office:value-type="string" calcext:value-type="string">
            <text:p>Ðerdap-Kladovo</text:p>
          </table:table-cell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SP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9" office:value-type="string" calcext:value-type="string">
            <text:p>PAZA</text:p>
          </table:table-cell>
          <table:table-cell table:style-name="ce2" office:value-type="float" office:value="43.1576" calcext:value-type="float">
            <text:p>43.1576</text:p>
          </table:table-cell>
          <table:table-cell table:style-name="ce2" office:value-type="float" office:value="20.5451" calcext:value-type="float">
            <text:p>20.5451</text:p>
          </table:table-cell>
          <table:table-cell table:style-name="ce2" office:value-type="float" office:value="542" calcext:value-type="float">
            <text:p>542</text:p>
          </table:table-cell>
          <table:table-cell table:style-name="ce9" office:value-type="string" calcext:value-type="string">
            <text:p>Novi Pazar</text:p>
          </table:table-cell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SP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11" office:value-type="string" calcext:value-type="string">
            <text:p>SR01</text:p>
          </table:table-cell>
          <table:table-cell table:style-name="ce1" office:value-type="float" office:value="45.828475" calcext:value-type="float">
            <text:p>45.828475</text:p>
          </table:table-cell>
          <table:table-cell table:style-name="ce1" office:value-type="float" office:value="19.659262" calcext:value-type="float">
            <text:p>19.659262</text:p>
          </table:table-cell>
          <table:table-cell table:style-name="ce1"/>
          <table:table-cell table:style-name="ce11"/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new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11" office:value-type="string" calcext:value-type="string">
            <text:p>SR02</text:p>
          </table:table-cell>
          <table:table-cell table:style-name="ce1" office:value-type="float" office:value="44.854807" calcext:value-type="float">
            <text:p>44.854807</text:p>
          </table:table-cell>
          <table:table-cell table:style-name="ce1" office:value-type="float" office:value="20.72273" calcext:value-type="float">
            <text:p>20.72273</text:p>
          </table:table-cell>
          <table:table-cell table:style-name="ce1"/>
          <table:table-cell table:style-name="ce11"/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new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11" office:value-type="string" calcext:value-type="string">
            <text:p>SR03</text:p>
          </table:table-cell>
          <table:table-cell table:style-name="ce1" office:value-type="float" office:value="44.634887" calcext:value-type="float">
            <text:p>44.634887</text:p>
          </table:table-cell>
          <table:table-cell table:style-name="ce1" office:value-type="float" office:value="19.931255" calcext:value-type="float">
            <text:p>19.931255</text:p>
          </table:table-cell>
          <table:table-cell table:style-name="ce1"/>
          <table:table-cell table:style-name="ce11"/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new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11" office:value-type="string" calcext:value-type="string">
            <text:p>SR04</text:p>
          </table:table-cell>
          <table:table-cell table:style-name="ce1" office:value-type="float" office:value="44.256214" calcext:value-type="float">
            <text:p>44.256214</text:p>
          </table:table-cell>
          <table:table-cell table:style-name="ce1" office:value-type="float" office:value="19.562989" calcext:value-type="float">
            <text:p>19.562989</text:p>
          </table:table-cell>
          <table:table-cell table:style-name="ce1"/>
          <table:table-cell table:style-name="ce11"/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new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11" office:value-type="string" calcext:value-type="string">
            <text:p>SR05</text:p>
          </table:table-cell>
          <table:table-cell table:style-name="ce1" office:value-type="float" office:value="43.691743" calcext:value-type="float">
            <text:p>43.691743</text:p>
          </table:table-cell>
          <table:table-cell table:style-name="ce1" office:value-type="float" office:value="19.927948" calcext:value-type="float">
            <text:p>19.927948</text:p>
          </table:table-cell>
          <table:table-cell table:style-name="ce1"/>
          <table:table-cell table:style-name="ce11"/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new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11" office:value-type="string" calcext:value-type="string">
            <text:p>SR06</text:p>
          </table:table-cell>
          <table:table-cell table:style-name="ce1" office:value-type="float" office:value="43.481957" calcext:value-type="float">
            <text:p>43.481957</text:p>
          </table:table-cell>
          <table:table-cell table:style-name="ce1" office:value-type="float" office:value="20.513226" calcext:value-type="float">
            <text:p>20.513226</text:p>
          </table:table-cell>
          <table:table-cell table:style-name="ce1"/>
          <table:table-cell table:style-name="ce11"/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new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11" office:value-type="string" calcext:value-type="string">
            <text:p>SR07</text:p>
          </table:table-cell>
          <table:table-cell table:style-name="ce1" office:value-type="float" office:value="43.287866" calcext:value-type="float">
            <text:p>43.287866</text:p>
          </table:table-cell>
          <table:table-cell table:style-name="ce1" office:value-type="float" office:value="21.428698" calcext:value-type="float">
            <text:p>21.428698</text:p>
          </table:table-cell>
          <table:table-cell table:style-name="ce1"/>
          <table:table-cell table:style-name="ce11"/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new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11" office:value-type="string" calcext:value-type="string">
            <text:p>SR08</text:p>
          </table:table-cell>
          <table:table-cell table:style-name="ce1" office:value-type="float" office:value="43.210653" calcext:value-type="float">
            <text:p>43.210653</text:p>
          </table:table-cell>
          <table:table-cell table:style-name="ce1" office:value-type="float" office:value="22.368951" calcext:value-type="float">
            <text:p>22.368951</text:p>
          </table:table-cell>
          <table:table-cell table:style-name="ce1"/>
          <table:table-cell table:style-name="ce11"/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new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9" office:value-type="string" calcext:value-type="string">
            <text:p>SVIS</text:p>
          </table:table-cell>
          <table:table-cell table:style-name="ce2" office:value-type="float" office:value="44.265486" calcext:value-type="float">
            <text:p>44.265486</text:p>
          </table:table-cell>
          <table:table-cell table:style-name="ce2" office:value-type="float" office:value="21.215175" calcext:value-type="float">
            <text:p>21.215175</text:p>
          </table:table-cell>
          <table:table-cell table:style-name="ce2" office:value-type="float" office:value="123" calcext:value-type="float">
            <text:p>123</text:p>
          </table:table-cell>
          <table:table-cell table:style-name="ce9" office:value-type="string" calcext:value-type="string">
            <text:p>Svilajnac</text:p>
          </table:table-cell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SP</text:p>
          </table:table-cell>
          <table:table-cell table:style-name="ce52" table:number-columns-repeated="10"/>
          <table:table-cell table:number-columns-repeated="235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9" office:value-type="string" calcext:value-type="string">
            <text:p>TRUS</text:p>
          </table:table-cell>
          <table:table-cell table:style-name="ce2" office:value-type="float" office:value="44.223525" calcext:value-type="float">
            <text:p>44.223525</text:p>
          </table:table-cell>
          <table:table-cell table:style-name="ce2" office:value-type="float" office:value="20.406266" calcext:value-type="float">
            <text:p>20.406266</text:p>
          </table:table-cell>
          <table:table-cell table:style-name="ce2" office:value-type="float" office:value="340" calcext:value-type="float">
            <text:p>340</text:p>
          </table:table-cell>
          <table:table-cell table:style-name="ce9" office:value-type="string" calcext:value-type="string">
            <text:p>Trudelj</text:p>
          </table:table-cell>
          <table:table-cell table:style-name="ce81" office:value-type="string" calcext:value-type="string">
            <text:p>Serbia</text:p>
          </table:table-cell>
          <table:table-cell table:style-name="ce52" table:number-columns-repeated="4"/>
          <table:table-cell table:style-name="ce52" office:value-type="string" calcext:value-type="string">
            <text:p>SP</text:p>
          </table:table-cell>
          <table:table-cell table:style-name="ce52" table:number-columns-repeated="10"/>
          <table:table-cell table:number-columns-repeated="235"/>
        </table:table-row>
        <table:table-row table:style-name="ro4" table:number-rows-repeated="4">
          <table:table-cell table:number-columns-repeated="257"/>
        </table:table-row>
        <table:table-row table:style-name="ro4">
          <table:table-cell table:style-name="ce52" office:value-type="string" calcext:value-type="string">
            <text:p>SOUTHEAST</text:p>
          </table:table-cell>
          <table:table-cell table:style-name="ce11" office:value-type="string" calcext:value-type="string">
            <text:p>GR19</text:p>
          </table:table-cell>
          <table:table-cell table:style-name="ce1" office:value-type="float" office:value="39.172328" calcext:value-type="float">
            <text:p>39.172328</text:p>
          </table:table-cell>
          <table:table-cell table:style-name="ce1" office:value-type="float" office:value="20.694636" calcext:value-type="float">
            <text:p>20.694636</text:p>
          </table:table-cell>
          <table:table-cell table:style-name="ce1"/>
          <table:table-cell table:style-name="ce11"/>
          <table:table-cell table:style-name="ce81" office:value-type="string" calcext:value-type="string">
            <text:p>Greece</text:p>
          </table:table-cell>
          <table:table-cell table:style-name="ce52" table:number-columns-repeated="4"/>
          <table:table-cell table:style-name="ce52" office:value-type="string" calcext:value-type="string">
            <text:p>new</text:p>
          </table:table-cell>
          <table:table-cell table:style-name="ce52" table:number-columns-repeated="3"/>
          <table:table-cell table:style-name="ce81" office:value-type="string" calcext:value-type="string">
            <text:p>Bochum</text:p>
          </table:table-cell>
          <table:table-cell table:style-name="ce52" table:number-columns-repeated="7"/>
          <table:table-cell table:style-name="ce81" office:value-type="string" calcext:value-type="string">
            <text:p>replaced by permanent KSTR</text:p>
          </table:table-cell>
          <table:table-cell table:style-name="ce52"/>
          <table:table-cell table:number-columns-repeated="232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11" office:value-type="string" calcext:value-type="string">
            <text:p>A358A</text:p>
          </table:table-cell>
          <table:table-cell table:style-name="ce1" office:value-type="float" office:value="48.869682" calcext:value-type="float">
            <text:p>48.869682</text:p>
          </table:table-cell>
          <table:table-cell table:style-name="ce1" office:value-type="float" office:value="13.194386" calcext:value-type="float">
            <text:p>13.194386</text:p>
          </table:table-cell>
          <table:table-cell table:style-name="ce1"/>
          <table:table-cell table:style-name="ce11"/>
          <table:table-cell table:style-name="ce81" office:value-type="string" calcext:value-type="string">
            <text:p>Germany</text:p>
          </table:table-cell>
          <table:table-cell table:style-name="ce52" table:number-columns-repeated="4"/>
          <table:table-cell table:style-name="ce52" office:value-type="string" calcext:value-type="string">
            <text:p>PACASE</text:p>
          </table:table-cell>
          <table:table-cell table:style-name="ce52" table:number-columns-repeated="3"/>
          <table:table-cell table:style-name="ce81" office:value-type="string" calcext:value-type="string">
            <text:p>Kiel</text:p>
          </table:table-cell>
          <table:table-cell table:style-name="ce52" table:number-columns-repeated="7"/>
          <table:table-cell table:style-name="ce81" office:value-type="string" calcext:value-type="string">
            <text:p>removed physically</text:p>
          </table:table-cell>
          <table:table-cell table:style-name="ce52" table:number-columns-repeated="2"/>
          <table:table-cell table:style-name="ce74"/>
          <table:table-cell table:number-columns-repeated="230"/>
        </table:table-row>
        <table:table-row table:style-name="ro4">
          <table:table-cell table:style-name="ce52" office:value-type="string" calcext:value-type="string">
            <text:p>PANNONIAN</text:p>
          </table:table-cell>
          <table:table-cell table:style-name="ce11" office:value-type="string" calcext:value-type="string">
            <text:p>A107D</text:p>
          </table:table-cell>
          <table:table-cell table:style-name="ce1" office:value-type="float" office:value="48.017526" calcext:value-type="float">
            <text:p>48.017526</text:p>
          </table:table-cell>
          <table:table-cell table:style-name="ce1" office:value-type="float" office:value="10.194555" calcext:value-type="float">
            <text:p>10.194555</text:p>
          </table:table-cell>
          <table:table-cell table:style-name="ce1"/>
          <table:table-cell table:style-name="ce11"/>
          <table:table-cell table:style-name="ce81" office:value-type="string" calcext:value-type="string">
            <text:p>Germany</text:p>
          </table:table-cell>
          <table:table-cell table:style-name="ce52" table:number-columns-repeated="4"/>
          <table:table-cell table:style-name="ce52" office:value-type="string" calcext:value-type="string">
            <text:p>PACASE</text:p>
          </table:table-cell>
          <table:table-cell table:style-name="ce52" table:number-columns-repeated="3"/>
          <table:table-cell table:style-name="ce81" office:value-type="string" calcext:value-type="string">
            <text:p>Kiel</text:p>
          </table:table-cell>
          <table:table-cell table:style-name="ce52" table:number-columns-repeated="7"/>
          <table:table-cell table:style-name="ce81" office:value-type="string" calcext:value-type="string">
            <text:p>removed physically</text:p>
          </table:table-cell>
          <table:table-cell table:style-name="ce52"/>
          <table:table-cell table:number-columns-repeated="232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GR08</text:p>
          </table:table-cell>
          <table:table-cell table:style-name="ce1" office:value-type="float" office:value="40.880261" calcext:value-type="float">
            <text:p>40.880261</text:p>
          </table:table-cell>
          <table:table-cell table:style-name="ce1" office:value-type="float" office:value="22.772497" calcext:value-type="float">
            <text:p>22.772497</text:p>
          </table:table-cell>
          <table:table-cell table:style-name="ce1"/>
          <table:table-cell table:style-name="ce11"/>
          <table:table-cell table:style-name="ce81" office:value-type="string" calcext:value-type="string">
            <text:p>Greece</text:p>
          </table:table-cell>
          <table:table-cell table:style-name="ce52" table:number-columns-repeated="4"/>
          <table:table-cell table:style-name="ce52" office:value-type="string" calcext:value-type="string">
            <text:p>new</text:p>
          </table:table-cell>
          <table:table-cell table:style-name="ce52" table:number-columns-repeated="3"/>
          <table:table-cell table:style-name="ce81" office:value-type="string" calcext:value-type="string">
            <text:p>Bochum</text:p>
          </table:table-cell>
          <table:table-cell table:number-columns-repeated="240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GR25</text:p>
          </table:table-cell>
          <table:table-cell table:style-name="ce1" office:value-type="float" office:value="38.334243" calcext:value-type="float">
            <text:p>38.334243</text:p>
          </table:table-cell>
          <table:table-cell table:style-name="ce1" office:value-type="float" office:value="22.946087" calcext:value-type="float">
            <text:p>22.946087</text:p>
          </table:table-cell>
          <table:table-cell table:style-name="ce1"/>
          <table:table-cell table:style-name="ce11"/>
          <table:table-cell table:style-name="ce81" office:value-type="string" calcext:value-type="string">
            <text:p>Greece</text:p>
          </table:table-cell>
          <table:table-cell table:style-name="ce52" table:number-columns-repeated="4"/>
          <table:table-cell table:style-name="ce52" office:value-type="string" calcext:value-type="string">
            <text:p>new</text:p>
          </table:table-cell>
          <table:table-cell table:style-name="ce52" table:number-columns-repeated="3"/>
          <table:table-cell table:style-name="ce81" office:value-type="string" calcext:value-type="string">
            <text:p>Bochum</text:p>
          </table:table-cell>
          <table:table-cell table:style-name="ce52" table:number-columns-repeated="7"/>
          <table:table-cell table:style-name="ce81"/>
          <table:table-cell table:style-name="ce52" office:value-type="string" calcext:value-type="string">
            <text:p>SOUTHEAST</text:p>
          </table:table-cell>
          <table:table-cell table:style-name="ce52"/>
          <table:table-cell table:style-name="ce74" table:number-columns-repeated="6"/>
          <table:table-cell table:number-columns-repeated="224"/>
        </table:table-row>
        <table:table-row table:style-name="ro4" table:number-rows-repeated="6">
          <table:table-cell table:number-columns-repeated="257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SR01</text:p>
          </table:table-cell>
          <table:table-cell table:style-name="ce1" office:value-type="float" office:value="45.828475" calcext:value-type="float">
            <text:p>45.828475</text:p>
          </table:table-cell>
          <table:table-cell table:style-name="ce1" office:value-type="float" office:value="19.659262" calcext:value-type="float">
            <text:p>19.659262</text:p>
          </table:table-cell>
          <table:table-cell table:style-name="ce11"/>
          <table:table-cell/>
          <table:table-cell table:style-name="ce81" office:value-type="string" calcext:value-type="string">
            <text:p>Serbia</text:p>
          </table:table-cell>
          <table:table-cell table:style-name="ce52" table:number-columns-repeated="3"/>
          <table:table-cell/>
          <table:table-cell table:style-name="ce52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52" table:number-columns-repeated="7"/>
          <table:table-cell table:style-name="ce81"/>
          <table:table-cell table:style-name="ce52" office:value-type="string" calcext:value-type="string">
            <text:p>PANNONIAN</text:p>
          </table:table-cell>
          <table:table-cell table:style-name="ce52"/>
          <table:table-cell table:number-columns-repeated="230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SR02</text:p>
          </table:table-cell>
          <table:table-cell table:style-name="ce1" office:value-type="float" office:value="45.087449" calcext:value-type="float">
            <text:p>45.087449</text:p>
          </table:table-cell>
          <table:table-cell table:style-name="ce1" office:value-type="float" office:value="20.706224" calcext:value-type="float">
            <text:p>20.706224</text:p>
          </table:table-cell>
          <table:table-cell table:style-name="ce11"/>
          <table:table-cell/>
          <table:table-cell table:style-name="ce81" office:value-type="string" calcext:value-type="string">
            <text:p>Serbia</text:p>
          </table:table-cell>
          <table:table-cell table:style-name="ce52" table:number-columns-repeated="3"/>
          <table:table-cell/>
          <table:table-cell table:style-name="ce52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52" table:number-columns-repeated="7"/>
          <table:table-cell table:style-name="ce81"/>
          <table:table-cell table:style-name="ce52" office:value-type="string" calcext:value-type="string">
            <text:p>PANNONIAN</text:p>
          </table:table-cell>
          <table:table-cell table:style-name="ce52"/>
          <table:table-cell table:number-columns-repeated="230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SR03</text:p>
          </table:table-cell>
          <table:table-cell table:style-name="ce1" office:value-type="float" office:value="44.58121" calcext:value-type="float">
            <text:p>44.58121</text:p>
          </table:table-cell>
          <table:table-cell table:style-name="ce1" office:value-type="float" office:value="20.117254" calcext:value-type="float">
            <text:p>20.117254</text:p>
          </table:table-cell>
          <table:table-cell table:style-name="ce11"/>
          <table:table-cell/>
          <table:table-cell table:style-name="ce81" office:value-type="string" calcext:value-type="string">
            <text:p>Serbia</text:p>
          </table:table-cell>
          <table:table-cell table:style-name="ce52" table:number-columns-repeated="3"/>
          <table:table-cell/>
          <table:table-cell table:style-name="ce52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52" table:number-columns-repeated="7"/>
          <table:table-cell table:style-name="ce81"/>
          <table:table-cell table:style-name="ce52" office:value-type="string" calcext:value-type="string">
            <text:p>PANNONIAN</text:p>
          </table:table-cell>
          <table:table-cell table:style-name="ce52"/>
          <table:table-cell table:number-columns-repeated="230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52"/>
          <table:table-cell table:style-name="ce11" office:value-type="string" calcext:value-type="string">
            <text:p>SR04</text:p>
          </table:table-cell>
          <table:table-cell table:style-name="ce1" office:value-type="float" office:value="44.29206" calcext:value-type="float">
            <text:p>44.29206</text:p>
          </table:table-cell>
          <table:table-cell table:style-name="ce1" office:value-type="float" office:value="21.067994" calcext:value-type="float">
            <text:p>21.067994</text:p>
          </table:table-cell>
          <table:table-cell table:style-name="ce1"/>
          <table:table-cell table:style-name="ce11"/>
          <table:table-cell table:style-name="ce81" office:value-type="string" calcext:value-type="string">
            <text:p>Serbia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52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52" table:number-columns-repeated="7"/>
          <table:table-cell table:style-name="ce81"/>
          <table:table-cell table:style-name="ce52" office:value-type="string" calcext:value-type="string">
            <text:p>PANNONIAN</text:p>
          </table:table-cell>
          <table:table-cell table:style-name="ce52"/>
          <table:table-cell table:number-columns-repeated="230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52"/>
          <table:table-cell table:style-name="ce11" office:value-type="string" calcext:value-type="string">
            <text:p>SR05</text:p>
          </table:table-cell>
          <table:table-cell table:style-name="ce1" office:value-type="float" office:value="44.170484" calcext:value-type="float">
            <text:p>44.170484</text:p>
          </table:table-cell>
          <table:table-cell table:style-name="ce1" office:value-type="float" office:value="22.047362" calcext:value-type="float">
            <text:p>22.047362</text:p>
          </table:table-cell>
          <table:table-cell table:style-name="ce1"/>
          <table:table-cell table:style-name="ce11"/>
          <table:table-cell table:style-name="ce81" office:value-type="string" calcext:value-type="string">
            <text:p>Serbia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52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52" table:number-columns-repeated="7"/>
          <table:table-cell table:style-name="ce81"/>
          <table:table-cell table:style-name="ce52" office:value-type="string" calcext:value-type="string">
            <text:p>PANNONIAN</text:p>
          </table:table-cell>
          <table:table-cell table:style-name="ce52"/>
          <table:table-cell table:number-columns-repeated="230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52"/>
          <table:table-cell table:style-name="ce11" office:value-type="string" calcext:value-type="string">
            <text:p>SR06</text:p>
          </table:table-cell>
          <table:table-cell table:style-name="ce1" office:value-type="float" office:value="43.393154" calcext:value-type="float">
            <text:p>43.393154</text:p>
          </table:table-cell>
          <table:table-cell table:style-name="ce1" office:value-type="float" office:value="20.85268" calcext:value-type="float">
            <text:p>20.85268</text:p>
          </table:table-cell>
          <table:table-cell table:style-name="ce1"/>
          <table:table-cell table:style-name="ce11"/>
          <table:table-cell table:style-name="ce81" office:value-type="string" calcext:value-type="string">
            <text:p>Serbia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52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52" table:number-columns-repeated="7"/>
          <table:table-cell table:style-name="ce81"/>
          <table:table-cell table:style-name="ce52" office:value-type="string" calcext:value-type="string">
            <text:p>PANNONIAN</text:p>
          </table:table-cell>
          <table:table-cell table:style-name="ce52"/>
          <table:table-cell table:number-columns-repeated="230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52"/>
          <table:table-cell table:style-name="ce11" office:value-type="string" calcext:value-type="string">
            <text:p>SR07</text:p>
          </table:table-cell>
          <table:table-cell table:style-name="ce1" office:value-type="float" office:value="43.249432" calcext:value-type="float">
            <text:p>43.249432</text:p>
          </table:table-cell>
          <table:table-cell table:style-name="ce1" office:value-type="float" office:value="22.154422" calcext:value-type="float">
            <text:p>22.154422</text:p>
          </table:table-cell>
          <table:table-cell table:style-name="ce1"/>
          <table:table-cell table:style-name="ce11"/>
          <table:table-cell table:style-name="ce81" office:value-type="string" calcext:value-type="string">
            <text:p>Serbia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52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52" table:number-columns-repeated="7"/>
          <table:table-cell table:style-name="ce81"/>
          <table:table-cell table:style-name="ce52" office:value-type="string" calcext:value-type="string">
            <text:p>PANNONIAN</text:p>
          </table:table-cell>
          <table:table-cell table:style-name="ce52"/>
          <table:table-cell table:number-columns-repeated="230"/>
        </table:table-row>
        <table:table-row table:style-name="ro4" table:number-rows-repeated="5">
          <table:table-cell table:number-columns-repeated="257"/>
        </table:table-row>
        <table:table-row table:style-name="ro4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MK01A</text:p>
          </table:table-cell>
          <table:table-cell table:style-name="ce1" office:value-type="float" office:value="42.309174" calcext:value-type="float">
            <text:p>42.309174</text:p>
          </table:table-cell>
          <table:table-cell table:style-name="ce1" office:value-type="float" office:value="21.962748" calcext:value-type="float">
            <text:p>21.962748</text:p>
          </table:table-cell>
          <table:table-cell table:style-name="ce1"/>
          <table:table-cell table:style-name="ce11"/>
          <table:table-cell table:style-name="ce81" office:value-type="string" calcext:value-type="string">
            <text:p>N.Macedonia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52" table:number-columns-repeated="7"/>
          <table:table-cell table:style-name="ce81"/>
          <table:table-cell table:style-name="ce52" office:value-type="string" calcext:value-type="string">
            <text:p>SOUTHEAST</text:p>
          </table:table-cell>
          <table:table-cell table:style-name="ce52"/>
          <table:table-cell table:style-name="ce77"/>
          <table:table-cell table:style-name="ce74"/>
          <table:table-cell table:number-columns-repeated="228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MK02A</text:p>
          </table:table-cell>
          <table:table-cell table:style-name="ce1" office:value-type="float" office:value="41.743617" calcext:value-type="float">
            <text:p>41.743617</text:p>
          </table:table-cell>
          <table:table-cell table:style-name="ce1" office:value-type="float" office:value="20.962518" calcext:value-type="float">
            <text:p>20.962518</text:p>
          </table:table-cell>
          <table:table-cell table:style-name="ce1"/>
          <table:table-cell table:style-name="ce11"/>
          <table:table-cell table:style-name="ce81" office:value-type="string" calcext:value-type="string">
            <text:p>N.Macedonia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52" table:number-columns-repeated="7"/>
          <table:table-cell table:style-name="ce81"/>
          <table:table-cell table:style-name="ce52" office:value-type="string" calcext:value-type="string">
            <text:p>SOUTHEAST</text:p>
          </table:table-cell>
          <table:table-cell table:style-name="ce52"/>
          <table:table-cell table:style-name="ce77"/>
          <table:table-cell table:style-name="ce74"/>
          <table:table-cell table:number-columns-repeated="228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MK03A</text:p>
          </table:table-cell>
          <table:table-cell table:style-name="ce1" office:value-type="float" office:value="41.471173" calcext:value-type="float">
            <text:p>41.471173</text:p>
          </table:table-cell>
          <table:table-cell table:style-name="ce1" office:value-type="float" office:value="21.927028" calcext:value-type="float">
            <text:p>21.927028</text:p>
          </table:table-cell>
          <table:table-cell table:style-name="ce1"/>
          <table:table-cell table:style-name="ce11"/>
          <table:table-cell table:style-name="ce81" office:value-type="string" calcext:value-type="string">
            <text:p>N.Macedonia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52" table:number-columns-repeated="7"/>
          <table:table-cell table:style-name="ce81"/>
          <table:table-cell table:style-name="ce52" office:value-type="string" calcext:value-type="string">
            <text:p>SOUTHEAST</text:p>
          </table:table-cell>
          <table:table-cell table:style-name="ce52"/>
          <table:table-cell table:style-name="ce77"/>
          <table:table-cell table:style-name="ce74"/>
          <table:table-cell table:number-columns-repeated="228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1Y</text:p>
          </table:table-cell>
          <table:table-cell table:style-name="ce11" office:value-type="string" calcext:value-type="string">
            <text:p>MK04A</text:p>
          </table:table-cell>
          <table:table-cell table:style-name="ce1" office:value-type="float" office:value="41.18519" calcext:value-type="float">
            <text:p>41.18519</text:p>
          </table:table-cell>
          <table:table-cell table:style-name="ce1" office:value-type="float" office:value="21.903942" calcext:value-type="float">
            <text:p>21.903942</text:p>
          </table:table-cell>
          <table:table-cell table:style-name="ce1"/>
          <table:table-cell table:style-name="ce11"/>
          <table:table-cell table:style-name="ce81" office:value-type="string" calcext:value-type="string">
            <text:p>N.Macedonia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Bochum</text:p>
          </table:table-cell>
          <table:table-cell table:style-name="ce52" table:number-columns-repeated="7"/>
          <table:table-cell table:style-name="ce81"/>
          <table:table-cell table:style-name="ce52" office:value-type="string" calcext:value-type="string">
            <text:p>SOUTHEAST</text:p>
          </table:table-cell>
          <table:table-cell table:style-name="ce52"/>
          <table:table-cell table:style-name="ce77"/>
          <table:table-cell table:style-name="ce74"/>
          <table:table-cell table:number-columns-repeated="228"/>
        </table:table-row>
        <table:table-row table:style-name="ro4" table:number-rows-repeated="2">
          <table:table-cell table:number-columns-repeated="257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Z6</text:p>
          </table:table-cell>
          <table:table-cell table:style-name="ce21" office:value-type="string" calcext:value-type="string">
            <text:p>AL09</text:p>
          </table:table-cell>
          <table:table-cell table:style-name="ce35" office:value-type="float" office:value="40.3272" calcext:value-type="float">
            <text:p>40.3272</text:p>
          </table:table-cell>
          <table:table-cell table:style-name="ce35" office:value-type="float" office:value="19.4197" calcext:value-type="float">
            <text:p>19.4197</text:p>
          </table:table-cell>
          <table:table-cell table:style-name="ce35"/>
          <table:table-cell table:style-name="ce21"/>
          <table:table-cell table:style-name="ce11" office:value-type="string" calcext:value-type="string">
            <text:p>Albania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KIT</text:p>
          </table:table-cell>
          <table:table-cell table:style-name="ce84"/>
          <table:table-cell table:style-name="ce52" table:number-columns-repeated="5"/>
          <table:table-cell table:style-name="ce81" office:value-type="string" calcext:value-type="string">
            <text:p>GNSS</text:p>
          </table:table-cell>
          <table:table-cell table:style-name="ce52" office:value-type="string" calcext:value-type="string">
            <text:p>SOUTHEAST</text:p>
          </table:table-cell>
          <table:table-cell table:number-columns-repeated="232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UA07</text:p>
          </table:table-cell>
          <table:table-cell table:style-name="ce1" office:value-type="float" office:value="45.643237" calcext:value-type="float">
            <text:p>45.643237</text:p>
          </table:table-cell>
          <table:table-cell table:style-name="ce1" office:value-type="float" office:value="28.98848" calcext:value-type="float">
            <text:p>28.98848</text:p>
          </table:table-cell>
          <table:table-cell table:style-name="ce6"/>
          <table:table-cell table:style-name="ce11"/>
          <table:table-cell table:style-name="ce11" office:value-type="string" calcext:value-type="string">
            <text:p>UkraineCoast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52" office:value-type="string" calcext:value-type="string">
            <text:p>EAST</text:p>
          </table:table-cell>
          <table:table-cell table:style-name="ce92"/>
          <table:table-cell table:style-name="ce94"/>
          <table:table-cell table:style-name="ce74" table:number-columns-repeated="11"/>
          <table:table-cell table:number-columns-repeated="219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11" office:value-type="string" calcext:value-type="string">
            <text:p>UA08</text:p>
          </table:table-cell>
          <table:table-cell table:style-name="ce1" office:value-type="float" office:value="45.873601" calcext:value-type="float">
            <text:p>45.873601</text:p>
          </table:table-cell>
          <table:table-cell table:style-name="ce1" office:value-type="float" office:value="29.611851" calcext:value-type="float">
            <text:p>29.611851</text:p>
          </table:table-cell>
          <table:table-cell table:style-name="ce6"/>
          <table:table-cell table:style-name="ce11"/>
          <table:table-cell table:style-name="ce11" office:value-type="string" calcext:value-type="string">
            <text:p>UkraineCoast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52" office:value-type="string" calcext:value-type="string">
            <text:p>EAST</text:p>
          </table:table-cell>
          <table:table-cell table:style-name="ce92"/>
          <table:table-cell table:style-name="ce94"/>
          <table:table-cell table:style-name="ce74" table:number-columns-repeated="11"/>
          <table:table-cell table:number-columns-repeated="219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9" office:value-type="string" calcext:value-type="string">
            <text:p>UA01</text:p>
          </table:table-cell>
          <table:table-cell table:style-name="ce36" office:value-type="float" office:value="49.333676" calcext:value-type="float">
            <text:p>49.333676</text:p>
          </table:table-cell>
          <table:table-cell table:style-name="ce36" office:value-type="float" office:value="22.991861" calcext:value-type="float">
            <text:p>22.991861</text:p>
          </table:table-cell>
          <table:table-cell table:style-name="ce5"/>
          <table:table-cell table:style-name="ce17" office:value-type="string" calcext:value-type="string">
            <text:p>Strilky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 office:value-type="string" calcext:value-type="string">
            <text:p>place found</text:p>
          </table:table-cell>
          <table:table-cell table:style-name="ce52" office:value-type="string" calcext:value-type="string">
            <text:p>EAST</text:p>
          </table:table-cell>
          <table:table-cell table:number-columns-repeated="232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9" office:value-type="string" calcext:value-type="string">
            <text:p>UA02</text:p>
          </table:table-cell>
          <table:table-cell table:style-name="ce36" office:value-type="float" office:value="49.457821" calcext:value-type="float">
            <text:p>49.457821</text:p>
          </table:table-cell>
          <table:table-cell table:style-name="ce36" office:value-type="float" office:value="24.951424" calcext:value-type="float">
            <text:p>24.951424</text:p>
          </table:table-cell>
          <table:table-cell table:style-name="ce5"/>
          <table:table-cell table:style-name="ce17" office:value-type="string" calcext:value-type="string">
            <text:p>Berezany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 office:value-type="string" calcext:value-type="string">
            <text:p>place found</text:p>
          </table:table-cell>
          <table:table-cell table:style-name="ce52" office:value-type="string" calcext:value-type="string">
            <text:p>EAST</text:p>
          </table:table-cell>
          <table:table-cell table:number-columns-repeated="232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9" office:value-type="string" calcext:value-type="string">
            <text:p>UA03</text:p>
          </table:table-cell>
          <table:table-cell table:style-name="ce36" office:value-type="float" office:value="48.741017" calcext:value-type="float">
            <text:p>48.741017</text:p>
          </table:table-cell>
          <table:table-cell table:style-name="ce36" office:value-type="float" office:value="25.933706" calcext:value-type="float">
            <text:p>25.933706</text:p>
          </table:table-cell>
          <table:table-cell table:style-name="ce5"/>
          <table:table-cell table:style-name="ce17" office:value-type="string" calcext:value-type="string">
            <text:p>Yurjampil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 office:value-type="string" calcext:value-type="string">
            <text:p>place found</text:p>
          </table:table-cell>
          <table:table-cell table:style-name="ce52" office:value-type="string" calcext:value-type="string">
            <text:p>EAST</text:p>
          </table:table-cell>
          <table:table-cell table:number-columns-repeated="232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9" office:value-type="string" calcext:value-type="string">
            <text:p>UA04</text:p>
          </table:table-cell>
          <table:table-cell table:style-name="ce36" office:value-type="float" office:value="48.296078" calcext:value-type="float">
            <text:p>48.296078</text:p>
          </table:table-cell>
          <table:table-cell table:style-name="ce36" office:value-type="float" office:value="25.923356" calcext:value-type="float">
            <text:p>25.923356</text:p>
          </table:table-cell>
          <table:table-cell table:style-name="ce5"/>
          <table:table-cell table:style-name="ce17" office:value-type="string" calcext:value-type="string">
            <text:p>Chernivtsi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new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 office:value-type="string" calcext:value-type="string">
            <text:p>place found</text:p>
          </table:table-cell>
          <table:table-cell table:style-name="ce52" office:value-type="string" calcext:value-type="string">
            <text:p>EAST</text:p>
          </table:table-cell>
          <table:table-cell table:number-columns-repeated="232"/>
        </table:table-row>
        <table:table-row table:style-name="ro4" table:number-rows-repeated="2">
          <table:table-cell table:number-columns-repeated="257"/>
        </table:table-row>
        <table:table-row table:style-name="ro4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9" office:value-type="string" calcext:value-type="string">
            <text:p>HORU</text:p>
          </table:table-cell>
          <table:table-cell table:style-name="ce2" office:value-type="float" office:value="49.2138" calcext:value-type="float">
            <text:p>49.2138</text:p>
          </table:table-cell>
          <table:table-cell table:style-name="ce2" office:value-type="float" office:value="26.4263" calcext:value-type="float">
            <text:p>26.4263</text:p>
          </table:table-cell>
          <table:table-cell table:style-name="ce5" office:value-type="float" office:value="340" calcext:value-type="float">
            <text:p>340</text:p>
          </table:table-cell>
          <table:table-cell table:style-name="ce70" office:value-type="string" calcext:value-type="string">
            <text:p>Gorodok 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52" office:value-type="string" calcext:value-type="string">
            <text:p>EAST</text:p>
          </table:table-cell>
          <table:table-cell table:style-name="ce92"/>
          <table:table-cell table:style-name="ce94"/>
          <table:table-cell table:style-name="ce74" table:number-columns-repeated="2"/>
          <table:table-cell table:number-columns-repeated="22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9" office:value-type="string" calcext:value-type="string">
            <text:p>KMPU</text:p>
          </table:table-cell>
          <table:table-cell table:style-name="ce2" office:value-type="float" office:value="48.563" calcext:value-type="float">
            <text:p>48.563</text:p>
          </table:table-cell>
          <table:table-cell table:style-name="ce2" office:value-type="float" office:value="26.46" calcext:value-type="float">
            <text:p>26.46</text:p>
          </table:table-cell>
          <table:table-cell table:style-name="ce5" office:value-type="float" office:value="121" calcext:value-type="float">
            <text:p>121</text:p>
          </table:table-cell>
          <table:table-cell table:style-name="ce70" office:value-type="string" calcext:value-type="string">
            <text:p>Kamyanec-Podilsk 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52" office:value-type="string" calcext:value-type="string">
            <text:p>EAST</text:p>
          </table:table-cell>
          <table:table-cell table:style-name="ce92"/>
          <table:table-cell table:style-name="ce94"/>
          <table:table-cell table:style-name="ce74" table:number-columns-repeated="2"/>
          <table:table-cell table:number-columns-repeated="228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9" office:value-type="string" calcext:value-type="string">
            <text:p>KORU</text:p>
          </table:table-cell>
          <table:table-cell table:style-name="ce2" office:value-type="float" office:value="48.1573" calcext:value-type="float">
            <text:p>48.1573</text:p>
          </table:table-cell>
          <table:table-cell table:style-name="ce2" office:value-type="float" office:value="23.1339" calcext:value-type="float">
            <text:p>23.1339</text:p>
          </table:table-cell>
          <table:table-cell table:style-name="ce5" office:value-type="float" office:value="160" calcext:value-type="float">
            <text:p>160</text:p>
          </table:table-cell>
          <table:table-cell table:style-name="ce70" office:value-type="string" calcext:value-type="string">
            <text:p>Korolevo 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52" office:value-type="string" calcext:value-type="string">
            <text:p>EAST</text:p>
          </table:table-cell>
          <table:table-cell table:style-name="ce92"/>
          <table:table-cell table:style-name="ce94"/>
          <table:table-cell table:style-name="ce74" table:number-columns-repeated="2"/>
          <table:table-cell table:number-columns-repeated="228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9" office:value-type="string" calcext:value-type="string">
            <text:p>KSV</text:p>
          </table:table-cell>
          <table:table-cell table:style-name="ce2" office:value-type="float" office:value="48.3137" calcext:value-type="float">
            <text:p>48.3137</text:p>
          </table:table-cell>
          <table:table-cell table:style-name="ce2" office:value-type="float" office:value="25.0648" calcext:value-type="float">
            <text:p>25.0648</text:p>
          </table:table-cell>
          <table:table-cell table:style-name="ce5" office:value-type="float" office:value="450" calcext:value-type="float">
            <text:p>450</text:p>
          </table:table-cell>
          <table:table-cell table:style-name="ce70" office:value-type="string" calcext:value-type="string">
            <text:p>Kosiv 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52" office:value-type="string" calcext:value-type="string">
            <text:p>EAST</text:p>
          </table:table-cell>
          <table:table-cell table:style-name="ce92"/>
          <table:table-cell table:style-name="ce94"/>
          <table:table-cell table:style-name="ce74" table:number-columns-repeated="2"/>
          <table:table-cell table:number-columns-repeated="228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9" office:value-type="string" calcext:value-type="string">
            <text:p>MORS</text:p>
          </table:table-cell>
          <table:table-cell table:style-name="ce2" office:value-type="float" office:value="49.124" calcext:value-type="float">
            <text:p>49.124</text:p>
          </table:table-cell>
          <table:table-cell table:style-name="ce2" office:value-type="float" office:value="23.876" calcext:value-type="float">
            <text:p>23.876</text:p>
          </table:table-cell>
          <table:table-cell table:style-name="ce5" office:value-type="float" office:value="260" calcext:value-type="float">
            <text:p>260</text:p>
          </table:table-cell>
          <table:table-cell table:style-name="ce70" office:value-type="string" calcext:value-type="string">
            <text:p>Morshyn 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52" office:value-type="string" calcext:value-type="string">
            <text:p>EAST</text:p>
          </table:table-cell>
          <table:table-cell table:style-name="ce92"/>
          <table:table-cell table:style-name="ce94"/>
          <table:table-cell table:style-name="ce74" table:number-columns-repeated="3"/>
          <table:table-cell table:number-columns-repeated="227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9" office:value-type="string" calcext:value-type="string">
            <text:p>MUKU</text:p>
          </table:table-cell>
          <table:table-cell table:style-name="ce2" office:value-type="float" office:value="48.4536" calcext:value-type="float">
            <text:p>48.4536</text:p>
          </table:table-cell>
          <table:table-cell table:style-name="ce2" office:value-type="float" office:value="22.6874" calcext:value-type="float">
            <text:p>22.6874</text:p>
          </table:table-cell>
          <table:table-cell table:style-name="ce5" office:value-type="float" office:value="125" calcext:value-type="float">
            <text:p>125</text:p>
          </table:table-cell>
          <table:table-cell table:style-name="ce70" office:value-type="string" calcext:value-type="string">
            <text:p>Mukachevo 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52" office:value-type="string" calcext:value-type="string">
            <text:p>EAST</text:p>
          </table:table-cell>
          <table:table-cell table:style-name="ce92"/>
          <table:table-cell table:style-name="ce94"/>
          <table:table-cell table:style-name="ce74" table:number-columns-repeated="3"/>
          <table:table-cell table:number-columns-repeated="22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9" office:value-type="string" calcext:value-type="string">
            <text:p>NDNU</text:p>
          </table:table-cell>
          <table:table-cell table:style-name="ce2" office:value-type="float" office:value="48.5947" calcext:value-type="float">
            <text:p>48.5947</text:p>
          </table:table-cell>
          <table:table-cell table:style-name="ce2" office:value-type="float" office:value="27.3664" calcext:value-type="float">
            <text:p>27.3664</text:p>
          </table:table-cell>
          <table:table-cell table:style-name="ce5" office:value-type="float" office:value="242" calcext:value-type="float">
            <text:p>242</text:p>
          </table:table-cell>
          <table:table-cell table:style-name="ce70" office:value-type="string" calcext:value-type="string">
            <text:p>Novodnistrovsk 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52" office:value-type="string" calcext:value-type="string">
            <text:p>EAST</text:p>
          </table:table-cell>
          <table:table-cell table:style-name="ce92"/>
          <table:table-cell table:style-name="ce94"/>
          <table:table-cell table:style-name="ce74" table:number-columns-repeated="3"/>
          <table:table-cell table:number-columns-repeated="227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Y8</text:p>
          </table:table-cell>
          <table:table-cell table:style-name="ce9" office:value-type="string" calcext:value-type="string">
            <text:p>STAU</text:p>
          </table:table-cell>
          <table:table-cell table:style-name="ce2" office:value-type="float" office:value="48.7106" calcext:value-type="float">
            <text:p>48.7106</text:p>
          </table:table-cell>
          <table:table-cell table:style-name="ce2" office:value-type="float" office:value="24.5014" calcext:value-type="float">
            <text:p>24.5014</text:p>
          </table:table-cell>
          <table:table-cell table:style-name="ce5" office:value-type="float" office:value="391" calcext:value-type="float">
            <text:p>391</text:p>
          </table:table-cell>
          <table:table-cell table:style-name="ce70" office:value-type="string" calcext:value-type="string">
            <text:p>Starunya </text:p>
          </table:table-cell>
          <table:table-cell table:style-name="ce11" office:value-type="string" calcext:value-type="string">
            <text:p>UkraineCarp</text:p>
          </table:table-cell>
          <table:table-cell table:style-name="ce52" table:number-columns-repeated="2"/>
          <table:table-cell table:style-name="ce11"/>
          <table:table-cell table:style-name="ce52"/>
          <table:table-cell table:style-name="ce81" office:value-type="string" calcext:value-type="string">
            <text:p>SP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N-A</text:p>
          </table:table-cell>
          <table:table-cell table:style-name="ce84"/>
          <table:table-cell table:style-name="ce52" table:number-columns-repeated="5"/>
          <table:table-cell table:style-name="ce81"/>
          <table:table-cell table:style-name="ce52" office:value-type="string" calcext:value-type="string">
            <text:p>EAST</text:p>
          </table:table-cell>
          <table:table-cell table:style-name="ce92"/>
          <table:table-cell table:style-name="ce94"/>
          <table:table-cell table:style-name="ce74" table:number-columns-repeated="7"/>
          <table:table-cell table:number-columns-repeated="223"/>
        </table:table-row>
        <table:table-row table:style-name="ro4">
          <table:table-cell table:number-columns-repeated="257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06A</text:p>
          </table:table-cell>
          <table:table-cell table:style-name="ce36" office:value-type="float" office:value="48.740379" calcext:value-type="float">
            <text:p>48.740379</text:p>
          </table:table-cell>
          <table:table-cell table:style-name="ce36" office:value-type="float" office:value="16.020298" calcext:value-type="float">
            <text:p>16.020298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style-name="ce52" table:number-columns-repeated="5"/>
          <table:table-cell table:style-name="ce81" office:value-type="string" calcext:value-type="string">
            <text:p>removed because tunnel was collapsing. Looking for new housing</text:p>
          </table:table-cell>
          <table:table-cell table:style-name="ce52" office:value-type="string" calcext:value-type="string">
            <text:p>NORTH</text:p>
          </table:table-cell>
          <table:table-cell table:style-name="ce92" table:number-columns-repeated="2"/>
          <table:table-cell table:style-name="ce74" table:number-columns-repeated="9"/>
          <table:table-cell table:number-columns-repeated="221"/>
        </table:table-row>
        <table:table-row table:style-name="ro4">
          <table:table-cell table:style-name="ce1" office:value-type="float" office:value="0" calcext:value-type="float">
            <text:p>0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string" calcext:value-type="string">
            <text:p>A010A</text:p>
          </table:table-cell>
          <table:table-cell table:style-name="ce36" office:value-type="float" office:value="47.073329" calcext:value-type="float">
            <text:p>47.073329</text:p>
          </table:table-cell>
          <table:table-cell table:style-name="ce36" office:value-type="float" office:value="16.079254" calcext:value-type="float">
            <text:p>16.079254</text:p>
          </table:table-cell>
          <table:table-cell table:style-name="ce6"/>
          <table:table-cell table:style-name="ce11"/>
          <table:table-cell table:style-name="ce11" office:value-type="string" calcext:value-type="string">
            <text:p>Austria</text:p>
          </table:table-cell>
          <table:table-cell table:style-name="ce52" table:number-columns-repeated="2"/>
          <table:table-cell table:style-name="ce11"/>
          <table:table-cell table:style-name="ce1"/>
          <table:table-cell table:style-name="ce81" office:value-type="string" calcext:value-type="string">
            <text:p>PACASE</text:p>
          </table:table-cell>
          <table:table-cell table:style-name="ce11"/>
          <table:table-cell table:style-name="ce52" table:number-columns-repeated="2"/>
          <table:table-cell table:style-name="ce81" office:value-type="string" calcext:value-type="string">
            <text:p>UniWien</text:p>
          </table:table-cell>
          <table:table-cell table:style-name="ce84"/>
          <table:table-cell table:style-name="ce52" table:number-columns-repeated="5"/>
          <table:table-cell table:style-name="ce81" office:value-type="string" calcext:value-type="string">
            <text:p>removed</text:p>
          </table:table-cell>
          <table:table-cell table:style-name="ce52" office:value-type="string" calcext:value-type="string">
            <text:p>NORTH</text:p>
          </table:table-cell>
          <table:table-cell table:style-name="ce92" table:number-columns-repeated="2"/>
          <table:table-cell table:style-name="ce74" table:number-columns-repeated="9"/>
          <table:table-cell table:number-columns-repeated="221"/>
        </table:table-row>
        <table:table-row table:style-name="ro4" table:number-rows-repeated="1048505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9T22:21:04.196730173</dc:date>
    <meta:editing-cycles>807</meta:editing-cycles>
    <meta:editing-duration>P23DT4H50M32S</meta:editing-duration>
    <meta:generator>LibreOffice/7.3.7.2$Linux_X86_64 LibreOffice_project/30$Build-2</meta:generator>
    <meta:document-statistic meta:table-count="2" meta:cell-count="7402" meta:object-count="1"/>
  </office:meta>
</office:document-meta>
</file>